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79" manifest:media-type="application/vnd.sun.star.oleobject"/>
  <manifest:file-entry manifest:full-path="Object 103" manifest:media-type="application/vnd.sun.star.oleobject"/>
  <manifest:file-entry manifest:full-path="Object 1" manifest:media-type="application/vnd.sun.star.oleobject"/>
  <manifest:file-entry manifest:full-path="settings.xml" manifest:media-type="text/xml"/>
  <manifest:file-entry manifest:full-path="Object 15" manifest:media-type="application/vnd.sun.star.oleobject"/>
  <manifest:file-entry manifest:full-path="Object 80" manifest:media-type="application/vnd.sun.star.oleobject"/>
  <manifest:file-entry manifest:full-path="Object 59" manifest:media-type="application/vnd.sun.star.oleobject"/>
  <manifest:file-entry manifest:full-path="Obj101" manifest:media-type="application/vnd.sun.star.oleobject"/>
  <manifest:file-entry manifest:full-path="Obj112" manifest:media-type="application/vnd.sun.star.oleobject"/>
  <manifest:file-entry manifest:full-path="Object 24" manifest:media-type="application/vnd.sun.star.oleobject"/>
  <manifest:file-entry manifest:full-path="Object 58" manifest:media-type="application/vnd.sun.star.oleobject"/>
  <manifest:file-entry manifest:full-path="Obj100" manifest:media-type="application/vnd.sun.star.oleobject"/>
  <manifest:file-entry manifest:full-path="ObjectReplacements/Object 79" manifest:media-type=""/>
  <manifest:file-entry manifest:full-path="ObjectReplacements/Object 103" manifest:media-type=""/>
  <manifest:file-entry manifest:full-path="ObjectReplacements/Object 1" manifest:media-type=""/>
  <manifest:file-entry manifest:full-path="ObjectReplacements/Object 15" manifest:media-type=""/>
  <manifest:file-entry manifest:full-path="ObjectReplacements/Object 80" manifest:media-type=""/>
  <manifest:file-entry manifest:full-path="ObjectReplacements/Object 59" manifest:media-type=""/>
  <manifest:file-entry manifest:full-path="ObjectReplacements/Obj101" manifest:media-type=""/>
  <manifest:file-entry manifest:full-path="ObjectReplacements/Obj112" manifest:media-type=""/>
  <manifest:file-entry manifest:full-path="ObjectReplacements/Object 24" manifest:media-type=""/>
  <manifest:file-entry manifest:full-path="ObjectReplacements/Object 58" manifest:media-type=""/>
  <manifest:file-entry manifest:full-path="ObjectReplacements/Obj100" manifest:media-type=""/>
  <manifest:file-entry manifest:full-path="ObjectReplacements/Object 25" manifest:media-type=""/>
  <manifest:file-entry manifest:full-path="ObjectReplacements/Object 90" manifest:media-type=""/>
  <manifest:file-entry manifest:full-path="ObjectReplacements/Object 26" manifest:media-type=""/>
  <manifest:file-entry manifest:full-path="ObjectReplacements/Object 91" manifest:media-type=""/>
  <manifest:file-entry manifest:full-path="ObjectReplacements/Object 27" manifest:media-type=""/>
  <manifest:file-entry manifest:full-path="ObjectReplacements/Object 92" manifest:media-type=""/>
  <manifest:file-entry manifest:full-path="ObjectReplacements/Object 46" manifest:media-type=""/>
  <manifest:file-entry manifest:full-path="ObjectReplacements/Object 47" manifest:media-type=""/>
  <manifest:file-entry manifest:full-path="ObjectReplacements/Object 48" manifest:media-type=""/>
  <manifest:file-entry manifest:full-path="ObjectReplacements/Object 49" manifest:media-type=""/>
  <manifest:file-entry manifest:full-path="ObjectReplacements/Object 52" manifest:media-type=""/>
  <manifest:file-entry manifest:full-path="ObjectReplacements/Object 53" manifest:media-type=""/>
  <manifest:file-entry manifest:full-path="ObjectReplacements/Object 54" manifest:media-type=""/>
  <manifest:file-entry manifest:full-path="ObjectReplacements/Object 64" manifest:media-type=""/>
  <manifest:file-entry manifest:full-path="ObjectReplacements/Object 63" manifest:media-type=""/>
  <manifest:file-entry manifest:full-path="ObjectReplacements/Object 65" manifest:media-type=""/>
  <manifest:file-entry manifest:full-path="ObjectReplacements/Object 66" manifest:media-type=""/>
  <manifest:file-entry manifest:full-path="ObjectReplacements/Object 67" manifest:media-type=""/>
  <manifest:file-entry manifest:full-path="ObjectReplacements/Object 28" manifest:media-type=""/>
  <manifest:file-entry manifest:full-path="ObjectReplacements/Object 70" manifest:media-type=""/>
  <manifest:file-entry manifest:full-path="ObjectReplacements/Object 71" manifest:media-type=""/>
  <manifest:file-entry manifest:full-path="ObjectReplacements/Object 99" manifest:media-type=""/>
  <manifest:file-entry manifest:full-path="ObjectReplacements/Object 62" manifest:media-type=""/>
  <manifest:file-entry manifest:full-path="ObjectReplacements/Object 98" manifest:media-type=""/>
  <manifest:file-entry manifest:full-path="ObjectReplacements/Object 61" manifest:media-type=""/>
  <manifest:file-entry manifest:full-path="ObjectReplacements/Object 96" manifest:media-type=""/>
  <manifest:file-entry manifest:full-path="ObjectReplacements/Object 73" manifest:media-type=""/>
  <manifest:file-entry manifest:full-path="ObjectReplacements/Object 100" manifest:media-type=""/>
  <manifest:file-entry manifest:full-path="ObjectReplacements/Object 76" manifest:media-type=""/>
  <manifest:file-entry manifest:full-path="ObjectReplacements/Object 74" manifest:media-type=""/>
  <manifest:file-entry manifest:full-path="ObjectReplacements/Object 95" manifest:media-type=""/>
  <manifest:file-entry manifest:full-path="ObjectReplacements/Object 97" manifest:media-type=""/>
  <manifest:file-entry manifest:full-path="ObjectReplacements/Object 43" manifest:media-type=""/>
  <manifest:file-entry manifest:full-path="ObjectReplacements/Object 20" manifest:media-type=""/>
  <manifest:file-entry manifest:full-path="ObjectReplacements/Object 57" manifest:media-type=""/>
  <manifest:file-entry manifest:full-path="ObjectReplacements/Object 44" manifest:media-type=""/>
  <manifest:file-entry manifest:full-path="ObjectReplacements/Obj109" manifest:media-type=""/>
  <manifest:file-entry manifest:full-path="ObjectReplacements/Object 45" manifest:media-type=""/>
  <manifest:file-entry manifest:full-path="ObjectReplacements/Object 6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41" manifest:media-type=""/>
  <manifest:file-entry manifest:full-path="ObjectReplacements/Obj105" manifest:media-type=""/>
  <manifest:file-entry manifest:full-path="ObjectReplacements/Object 39" manifest:media-type=""/>
  <manifest:file-entry manifest:full-path="ObjectReplacements/Object 40" manifest:media-type=""/>
  <manifest:file-entry manifest:full-path="ObjectReplacements/Obj104" manifest:media-type=""/>
  <manifest:file-entry manifest:full-path="ObjectReplacements/Object 38" manifest:media-type=""/>
  <manifest:file-entry manifest:full-path="ObjectReplacements/Object 14" manifest:media-type=""/>
  <manifest:file-entry manifest:full-path="ObjectReplacements/Object 37" manifest:media-type=""/>
  <manifest:file-entry manifest:full-path="ObjectReplacements/Object 36" manifest:media-type=""/>
  <manifest:file-entry manifest:full-path="ObjectReplacements/Object 35" manifest:media-type=""/>
  <manifest:file-entry manifest:full-path="ObjectReplacements/Obj111" manifest:media-type=""/>
  <manifest:file-entry manifest:full-path="ObjectReplacements/Object 69" manifest:media-type=""/>
  <manifest:file-entry manifest:full-path="ObjectReplacements/Object 32" manifest:media-type=""/>
  <manifest:file-entry manifest:full-path="ObjectReplacements/Object 34" manifest:media-type=""/>
  <manifest:file-entry manifest:full-path="ObjectReplacements/Obj110" manifest:media-type=""/>
  <manifest:file-entry manifest:full-path="ObjectReplacements/Object 68" manifest:media-type=""/>
  <manifest:file-entry manifest:full-path="ObjectReplacements/Object 31" manifest:media-type=""/>
  <manifest:file-entry manifest:full-path="ObjectReplacements/Object 33" manifest:media-type=""/>
  <manifest:file-entry manifest:full-path="ObjectReplacements/Object 30" manifest:media-type=""/>
  <manifest:file-entry manifest:full-path="ObjectReplacements/Object 94" manifest:media-type=""/>
  <manifest:file-entry manifest:full-path="ObjectReplacements/Object 29" manifest:media-type=""/>
  <manifest:file-entry manifest:full-path="ObjectReplacements/Object 5" manifest:media-type=""/>
  <manifest:file-entry manifest:full-path="ObjectReplacements/Object 84" manifest:media-type=""/>
  <manifest:file-entry manifest:full-path="ObjectReplacements/Object 19" manifest:media-type=""/>
  <manifest:file-entry manifest:full-path="ObjectReplacements/Object 42" manifest:media-type=""/>
  <manifest:file-entry manifest:full-path="ObjectReplacements/Object 4" manifest:media-type=""/>
  <manifest:file-entry manifest:full-path="ObjectReplacements/Object 83" manifest:media-type=""/>
  <manifest:file-entry manifest:full-path="ObjectReplacements/Object 18" manifest:media-type=""/>
  <manifest:file-entry manifest:full-path="ObjectReplacements/Object 60" manifest:media-type=""/>
  <manifest:file-entry manifest:full-path="ObjectReplacements/Object 3" manifest:media-type=""/>
  <manifest:file-entry manifest:full-path="ObjectReplacements/Object 17" manifest:media-type=""/>
  <manifest:file-entry manifest:full-path="ObjectReplacements/Object 104" manifest:media-type=""/>
  <manifest:file-entry manifest:full-path="ObjectReplacements/Object 2" manifest:media-type=""/>
  <manifest:file-entry manifest:full-path="ObjectReplacements/Object 16" manifest:media-type=""/>
  <manifest:file-entry manifest:full-path="ObjectReplacements/Object 55" manifest:media-type=""/>
  <manifest:file-entry manifest:full-path="ObjectReplacements/Object 56" manifest:media-type=""/>
  <manifest:file-entry manifest:full-path="ObjectReplacements/Object 72" manifest:media-type=""/>
  <manifest:file-entry manifest:full-path="ObjectReplacements/Object 102" manifest:media-type=""/>
  <manifest:file-entry manifest:full-path="ObjectReplacements/Obj103" manifest:media-type=""/>
  <manifest:file-entry manifest:full-path="ObjectReplacements/Object 75" manifest:media-type=""/>
  <manifest:file-entry manifest:full-path="ObjectReplacements/Object 101" manifest:media-type=""/>
  <manifest:file-entry manifest:full-path="ObjectReplacements/Obj102" manifest:media-type=""/>
  <manifest:file-entry manifest:full-path="ObjectReplacements/Object 86" manifest:media-type=""/>
  <manifest:file-entry manifest:full-path="ObjectReplacements/Obj113" manifest:media-type=""/>
  <manifest:file-entry manifest:full-path="ObjectReplacements/Object 87" manifest:media-type=""/>
  <manifest:file-entry manifest:full-path="ObjectReplacements/Object 50" manifest:media-type=""/>
  <manifest:file-entry manifest:full-path="ObjectReplacements/Object 88" manifest:media-type=""/>
  <manifest:file-entry manifest:full-path="ObjectReplacements/Object 51" manifest:media-type=""/>
  <manifest:file-entry manifest:full-path="Object 25" manifest:media-type="application/vnd.sun.star.oleobject"/>
  <manifest:file-entry manifest:full-path="Object 90" manifest:media-type="application/vnd.sun.star.oleobject"/>
  <manifest:file-entry manifest:full-path="Object 26" manifest:media-type="application/vnd.sun.star.oleobject"/>
  <manifest:file-entry manifest:full-path="Object 91" manifest:media-type="application/vnd.sun.star.oleobject"/>
  <manifest:file-entry manifest:full-path="Object 27" manifest:media-type="application/vnd.sun.star.oleobject"/>
  <manifest:file-entry manifest:full-path="Object 92" manifest:media-type="application/vnd.sun.star.oleobject"/>
  <manifest:file-entry manifest:full-path="Object 46" manifest:media-type="application/vnd.sun.star.oleobject"/>
  <manifest:file-entry manifest:full-path="Object 47" manifest:media-type="application/vnd.sun.star.oleobject"/>
  <manifest:file-entry manifest:full-path="Object 48" manifest:media-type="application/vnd.sun.star.oleobject"/>
  <manifest:file-entry manifest:full-path="Object 52" manifest:media-type="application/vnd.sun.star.oleobject"/>
  <manifest:file-entry manifest:full-path="content.xml" manifest:media-type="text/xml"/>
  <manifest:file-entry manifest:full-path="Object 53" manifest:media-type="application/vnd.sun.star.oleobject"/>
  <manifest:file-entry manifest:full-path="Object 54" manifest:media-type="application/vnd.sun.star.oleobject"/>
  <manifest:file-entry manifest:full-path="Object 55" manifest:media-type="application/vnd.sun.star.oleobject"/>
  <manifest:file-entry manifest:full-path="Object 65" manifest:media-type="application/vnd.sun.star.oleobject"/>
  <manifest:file-entry manifest:full-path="Object 66" manifest:media-type="application/vnd.sun.star.oleobject"/>
  <manifest:file-entry manifest:full-path="Object 67" manifest:media-type="application/vnd.sun.star.oleobject"/>
  <manifest:file-entry manifest:full-path="Object 28" manifest:media-type="application/vnd.sun.star.oleobject"/>
  <manifest:file-entry manifest:full-path="Object 70" manifest:media-type="application/vnd.sun.star.oleobject"/>
  <manifest:file-entry manifest:full-path="Object 71" manifest:media-type="application/vnd.sun.star.oleobject"/>
  <manifest:file-entry manifest:full-path="Object 96" manifest:media-type="application/vnd.sun.star.oleobject"/>
  <manifest:file-entry manifest:full-path="Object 73" manifest:media-type="application/vnd.sun.star.oleobject"/>
  <manifest:file-entry manifest:full-path="Object 61" manifest:media-type="application/vnd.sun.star.oleobject"/>
  <manifest:file-entry manifest:full-path="Object 98" manifest:media-type="application/vnd.sun.star.oleobject"/>
  <manifest:file-entry manifest:full-path="Object 63" manifest:media-type="application/vnd.sun.star.oleobject"/>
  <manifest:file-entry manifest:full-path="Object 100" manifest:media-type="application/vnd.sun.star.oleobject"/>
  <manifest:file-entry manifest:full-path="Object 76" manifest:media-type="application/vnd.sun.star.oleobject"/>
  <manifest:file-entry manifest:full-path="Object 74" manifest:media-type="application/vnd.sun.star.oleobject"/>
  <manifest:file-entry manifest:full-path="Object 62" manifest:media-type="application/vnd.sun.star.oleobject"/>
  <manifest:file-entry manifest:full-path="Object 99" manifest:media-type="application/vnd.sun.star.oleobject"/>
  <manifest:file-entry manifest:full-path="Object 64" manifest:media-type="application/vnd.sun.star.oleobject"/>
  <manifest:file-entry manifest:full-path="Object 49" manifest:media-type="application/vnd.sun.star.oleobject"/>
  <manifest:file-entry manifest:full-path="Object 95" manifest:media-type="application/vnd.sun.star.oleobject"/>
  <manifest:file-entry manifest:full-path="Object 97" manifest:media-type="application/vnd.sun.star.oleobject"/>
  <manifest:file-entry manifest:full-path="Object 60" manifest:media-type="application/vnd.sun.star.oleobject"/>
  <manifest:file-entry manifest:full-path="Object 51" manifest:media-type="application/vnd.sun.star.oleobject"/>
  <manifest:file-entry manifest:full-path="Object 88" manifest:media-type="application/vnd.sun.star.oleobject"/>
  <manifest:file-entry manifest:full-path="Object 50" manifest:media-type="application/vnd.sun.star.oleobject"/>
  <manifest:file-entry manifest:full-path="Object 44" manifest:media-type="application/vnd.sun.star.oleobject"/>
  <manifest:file-entry manifest:full-path="Thumbnails/thumbnail.png" manifest:media-type="image/png"/>
  <manifest:file-entry manifest:full-path="Obj109" manifest:media-type="application/vnd.sun.star.oleobject"/>
  <manifest:file-entry manifest:full-path="Object 45" manifest:media-type="application/vnd.sun.star.oleobject"/>
  <manifest:file-entry manifest:full-path="Object 6" manifest:media-type="application/vnd.sun.star.oleobject"/>
  <manifest:file-entry manifest:full-path="Object 10" manifest:media-type="application/vnd.sun.star.oleobject"/>
  <manifest:file-entry manifest:full-path="Object 11" manifest:media-type="application/vnd.sun.star.oleobject"/>
  <manifest:file-entry manifest:full-path="Object 13" manifest:media-type="application/vnd.sun.star.oleobject"/>
  <manifest:file-entry manifest:full-path="Object 14" manifest:media-type="application/vnd.sun.star.oleobject"/>
  <manifest:file-entry manifest:full-path="Object 12" manifest:media-type="application/vnd.sun.star.oleobject"/>
  <manifest:file-entry manifest:full-path="meta.xml" manifest:media-type="text/xml"/>
  <manifest:file-entry manifest:full-path="Object 86" manifest:media-type="application/vnd.sun.star.oleobject"/>
  <manifest:file-entry manifest:full-path="Obj113" manifest:media-type="application/vnd.sun.star.oleobject"/>
  <manifest:file-entry manifest:full-path="Object 35" manifest:media-type="application/vnd.sun.star.oleobject"/>
  <manifest:file-entry manifest:full-path="Object 41" manifest:media-type="application/vnd.sun.star.oleobject"/>
  <manifest:file-entry manifest:full-path="Obj105" manifest:media-type="application/vnd.sun.star.oleobject"/>
  <manifest:file-entry manifest:full-path="Object 39" manifest:media-type="application/vnd.sun.star.oleobject"/>
  <manifest:file-entry manifest:full-path="Object 40" manifest:media-type="application/vnd.sun.star.oleobject"/>
  <manifest:file-entry manifest:full-path="Obj104" manifest:media-type="application/vnd.sun.star.oleobject"/>
  <manifest:file-entry manifest:full-path="Object 38" manifest:media-type="application/vnd.sun.star.oleobject"/>
  <manifest:file-entry manifest:full-path="Object 37" manifest:media-type="application/vnd.sun.star.oleobject"/>
  <manifest:file-entry manifest:full-path="Object 36" manifest:media-type="application/vnd.sun.star.oleobject"/>
  <manifest:file-entry manifest:full-path="Obj111" manifest:media-type="application/vnd.sun.star.oleobject"/>
  <manifest:file-entry manifest:full-path="Object 69" manifest:media-type="application/vnd.sun.star.oleobject"/>
  <manifest:file-entry manifest:full-path="Object 32" manifest:media-type="application/vnd.sun.star.oleobject"/>
  <manifest:file-entry manifest:full-path="Object 34" manifest:media-type="application/vnd.sun.star.oleobject"/>
  <manifest:file-entry manifest:full-path="Obj110" manifest:media-type="application/vnd.sun.star.oleobject"/>
  <manifest:file-entry manifest:full-path="Object 68" manifest:media-type="application/vnd.sun.star.oleobject"/>
  <manifest:file-entry manifest:full-path="Object 31" manifest:media-type="application/vnd.sun.star.oleobject"/>
  <manifest:file-entry manifest:full-path="Object 33" manifest:media-type="application/vnd.sun.star.oleobject"/>
  <manifest:file-entry manifest:full-path="Object 30" manifest:media-type="application/vnd.sun.star.oleobject"/>
  <manifest:file-entry manifest:full-path="Object 94" manifest:media-type="application/vnd.sun.star.oleobject"/>
  <manifest:file-entry manifest:full-path="Object 29" manifest:media-type="application/vnd.sun.star.oleobject"/>
  <manifest:file-entry manifest:full-path="Object 20" manifest:media-type="application/vnd.sun.star.oleobject"/>
  <manifest:file-entry manifest:full-path="Object 57" manifest:media-type="application/vnd.sun.star.oleobject"/>
  <manifest:file-entry manifest:full-path="Object 43" manifest:media-type="application/vnd.sun.star.oleobject"/>
  <manifest:file-entry manifest:full-path="Object 5" manifest:media-type="application/vnd.sun.star.oleobject"/>
  <manifest:file-entry manifest:full-path="Object 84" manifest:media-type="application/vnd.sun.star.oleobject"/>
  <manifest:file-entry manifest:full-path="Object 19" manifest:media-type="application/vnd.sun.star.oleobject"/>
  <manifest:file-entry manifest:full-path="Pictures/100000000000002300000019521706FEE62A7075.png" manifest:media-type="image/png"/>
  <manifest:file-entry manifest:full-path="Pictures/100000000000003900000018CE45EF152A1EE2FE.png" manifest:media-type="image/png"/>
  <manifest:file-entry manifest:full-path="Pictures/100000000000001D000000141A12B42FA86A477C.png" manifest:media-type="image/png"/>
  <manifest:file-entry manifest:full-path="Pictures/100000000000001900000016B5136F5525EC14F8.png" manifest:media-type="image/png"/>
  <manifest:file-entry manifest:full-path="Pictures/10000000000000560000001520CC27541BA0922F.png" manifest:media-type="image/png"/>
  <manifest:file-entry manifest:full-path="Pictures/10000000000000200000001785BA3514A7E2A4AC.png" manifest:media-type="image/png"/>
  <manifest:file-entry manifest:full-path="Pictures/100000000000002F000000172B0E39EB743F90D1.png" manifest:media-type="image/png"/>
  <manifest:file-entry manifest:full-path="Pictures/100000000000002B00000015DA2EB6725D142261.png" manifest:media-type="image/png"/>
  <manifest:file-entry manifest:full-path="Pictures/100000000000004600000015ECF78D1BCD22432D.png" manifest:media-type="image/png"/>
  <manifest:file-entry manifest:full-path="Pictures/100000000000001F00000015A76676C516AB0F1F.png" manifest:media-type="image/png"/>
  <manifest:file-entry manifest:full-path="Pictures/100000000000004600000017FA0CFF88C35AE06F.png" manifest:media-type="image/png"/>
  <manifest:file-entry manifest:full-path="Pictures/100000000000003F00000019104AB26FE46873FB.png" manifest:media-type="image/png"/>
  <manifest:file-entry manifest:full-path="Pictures/100000000000001D0000001443D0FBD9E5953792.png" manifest:media-type="image/png"/>
  <manifest:file-entry manifest:full-path="Pictures/100000000000002100000016875793944B109246.png" manifest:media-type="image/png"/>
  <manifest:file-entry manifest:full-path="Pictures/1000000000000037000000160A780901D47B48FB.png" manifest:media-type="image/png"/>
  <manifest:file-entry manifest:full-path="Pictures/10000000000000550000001859AE73C513ACE791.png" manifest:media-type="image/png"/>
  <manifest:file-entry manifest:full-path="Pictures/10000000000000200000001651D30AA4673BD163.png" manifest:media-type="image/png"/>
  <manifest:file-entry manifest:full-path="Pictures/1000000000000026000000179FBA2F6510436AED.png" manifest:media-type="image/png"/>
  <manifest:file-entry manifest:full-path="Pictures/100000000000009400000019898E4D31DEFA1F5E.png" manifest:media-type="image/png"/>
  <manifest:file-entry manifest:full-path="Pictures/100000000000002000000015D6EF700B698AA809.png" manifest:media-type="image/png"/>
  <manifest:file-entry manifest:full-path="Pictures/10000000000000200000001509E7DA59290BBEE4.png" manifest:media-type="image/png"/>
  <manifest:file-entry manifest:full-path="Pictures/1000000000000042000000153674F93B459D9B14.png" manifest:media-type="image/png"/>
  <manifest:file-entry manifest:full-path="Pictures/100000000000009D00000017F698D19E07ED1781.png" manifest:media-type="image/png"/>
  <manifest:file-entry manifest:full-path="Pictures/100000000000002B00000016C8DB67D2F0006CB7.png" manifest:media-type="image/png"/>
  <manifest:file-entry manifest:full-path="Object 3" manifest:media-type="application/vnd.sun.star.oleobject"/>
  <manifest:file-entry manifest:full-path="Object 17" manifest:media-type="application/vnd.sun.star.oleobject"/>
  <manifest:file-entry manifest:full-path="Object 42" manifest:media-type="application/vnd.sun.star.oleobject"/>
  <manifest:file-entry manifest:full-path="Object 4" manifest:media-type="application/vnd.sun.star.oleobject"/>
  <manifest:file-entry manifest:full-path="Object 83" manifest:media-type="application/vnd.sun.star.oleobject"/>
  <manifest:file-entry manifest:full-path="Object 18" manifest:media-type="application/vnd.sun.star.oleobject"/>
  <manifest:file-entry manifest:full-path="Object 104" manifest:media-type="application/vnd.sun.star.oleobject"/>
  <manifest:file-entry manifest:full-path="Object 2" manifest:media-type="application/vnd.sun.star.oleobject"/>
  <manifest:file-entry manifest:full-path="Object 16" manifest:media-type="application/vnd.sun.star.oleobject"/>
  <manifest:file-entry manifest:full-path="Obj103" manifest:media-type="application/vnd.sun.star.oleobject"/>
  <manifest:file-entry manifest:full-path="Object 56" manifest:media-type="application/vnd.sun.star.oleobject"/>
  <manifest:file-entry manifest:full-path="Object 72" manifest:media-type="application/vnd.sun.star.oleobject"/>
  <manifest:file-entry manifest:full-path="styles.xml" manifest:media-type="text/xml"/>
  <manifest:file-entry manifest:full-path="Object 102" manifest:media-type="application/vnd.sun.star.oleobject"/>
  <manifest:file-entry manifest:full-path="Configurations2/" manifest:media-type="application/vnd.sun.xml.ui.configuration"/>
  <manifest:file-entry manifest:full-path="Object 75" manifest:media-type="application/vnd.sun.star.oleobject"/>
  <manifest:file-entry manifest:full-path="Object 101" manifest:media-type="application/vnd.sun.star.oleobject"/>
  <manifest:file-entry manifest:full-path="Obj102" manifest:media-type="application/vnd.sun.star.oleobject"/>
  <manifest:file-entry manifest:full-path="Object 87" manifest:media-type="application/vnd.sun.star.oleobject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cs1" svg:font-family="+mn-cs"/>
    <style:font-face style:name="+mn-ea" svg:font-family="+mn-ea"/>
    <style:font-face style:name="+mn-lt" svg:font-family="+mn-lt"/>
    <style:font-face style:name="Calibri" svg:font-family="Calibri"/>
    <style:font-face style:name="+mn-cs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Calibri2" svg:font-family="Calibri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Calibri1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53cm" svg:stroke-color="#000000" draw:marker-end="msArrowEnd_20_5" draw:marker-end-width="0.21cm" draw:marker-end-center="false" svg:stroke-opacity="26%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18cm" svg:stroke-color="#000000" svg:stroke-linecap="butt" draw:fill="solid" draw:fill-color="#fadc1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18cm" svg:stroke-color="#000000" svg:stroke-linecap="butt" draw:fill="solid" draw:fill-color="#a5c7c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" style:family="graphic" style:parent-style-name="Object_20_with_20_no_20_fill_20_and_20_no_20_line">
      <style:graphic-properties draw:stroke="none" svg:stroke-width="0cm" draw:fill="none" draw:fill-color="#fadc19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6" style:family="graphic" style:parent-style-name="Object_20_with_20_no_20_fill_20_and_20_no_20_line">
      <style:graphic-properties draw:stroke="none" svg:stroke-width="0cm" draw:fill="none" draw:fill-color="#a5c7ce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7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fill-color="#a5c7c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18cm" svg:stroke-color="#000000" svg:stroke-linecap="butt" draw:fill="solid" draw:fill-color="#3ed85b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fill-color="#ff18f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18cm" svg:stroke-color="#000000" svg:stroke-linecap="butt" draw:fill="solid" draw:fill-color="#ff18fd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1" style:family="graphic" style:parent-style-name="Object_20_with_20_no_20_fill_20_and_20_no_20_line">
      <style:graphic-properties draw:stroke="none" svg:stroke-width="0cm" draw:fill="none" draw:fill-color="#ff18fd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12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svg:stroke-width="0.026cm" draw:stroke-linejoin="miter" draw:fill="none" draw:fill-color="#ff18fd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3ed85b" draw:fill="none" draw:fill-color="#3ed85b" draw:auto-grow-height="true" draw:auto-grow-width="false" fo:max-height="0cm" fo:min-height="0.71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3ed85b" draw:auto-grow-height="true" draw:auto-grow-width="false" fo:max-height="0cm" fo:min-height="0.712cm"/>
      <style:paragraph-properties style:writing-mode="lr-tb"/>
    </style:style>
    <style:style style:name="gr16" style:family="graphic">
      <style:graphic-properties style:protect="size"/>
    </style:style>
    <style:style style:name="gr17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fill-color="#ff18fd" draw:textarea-vertical-align="top" draw:auto-grow-height="false" fo:min-height="1.149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18cm" svg:stroke-color="#000000" svg:stroke-linecap="butt" draw:fill="solid" draw:fill-color="#fadc19" draw:textarea-vertical-align="middle" draw:auto-grow-height="false" draw:fit-to-size="false" style:shrink-to-fit="false" fo:min-height="0.935cm" fo:min-width="0.6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18cm" svg:stroke-color="#000000" svg:stroke-linecap="butt" draw:fill="solid" draw:fill-color="#a5c7ce" draw:textarea-vertical-align="middle" draw:auto-grow-height="false" draw:fit-to-size="false" style:shrink-to-fit="false" fo:min-height="1.185cm" fo:min-width="1.1cm" fo:padding-top="0cm" fo:padding-bottom="0cm" fo:padding-left="0cm" fo:padding-right="0cm" fo:wrap-option="wrap"/>
    </style:style>
    <style:style style:name="gr20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0.998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fill-color="#a5c7ce" draw:textarea-vertical-align="top" draw:auto-grow-height="false" fo:min-height="0cm" fo:min-width="0.986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fill-color="#a5c7ce" draw:textarea-vertical-align="top" draw:auto-grow-height="false" fo:min-height="0cm" fo:min-width="1.143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18cm" svg:stroke-color="#000000" svg:stroke-linecap="butt" draw:fill="solid" draw:fill-color="#3ed85b" draw:textarea-vertical-align="middle" draw:auto-grow-height="false" draw:fit-to-size="false" style:shrink-to-fit="false" fo:min-height="1.185cm" fo:min-width="1.1cm" fo:padding-top="0cm" fo:padding-bottom="0cm" fo:padding-left="0cm" fo:padding-right="0cm" fo:wrap-option="wrap"/>
    </style:style>
    <style:style style:name="gr24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fill-color="#ff18fd" draw:textarea-vertical-align="top" draw:auto-grow-height="false" fo:min-height="0cm" fo:min-width="1.299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18cm" svg:stroke-color="#000000" svg:stroke-linecap="butt" draw:fill="solid" draw:fill-color="#ff18fd" draw:textarea-vertical-align="middle" draw:auto-grow-height="false" draw:fit-to-size="false" style:shrink-to-fit="false" fo:min-height="1.185cm" fo:min-width="1.1cm" fo:padding-top="0cm" fo:padding-bottom="0cm" fo:padding-left="0cm" fo:padding-right="0cm" fo:wrap-option="wrap"/>
    </style:style>
    <style:style style:name="gr26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1.149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1.395cm" fo:min-width="2.193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1.395cm" fo:min-width="2.148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fill-color="#3ed85b" draw:textarea-vertical-align="top" draw:auto-grow-height="false" fo:min-height="1.564cm" fo:min-width="1.556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fill-color="#3ed85b" draw:textarea-vertical-align="top" draw:auto-grow-height="false" fo:min-height="1.564cm" fo:min-width="1.599cm" fo:padding-top="0.125cm" fo:padding-bottom="0.125cm" fo:padding-left="0.25cm" fo:padding-right="0.25cm" fo:wrap-option="wrap"/>
    </style:style>
    <style:style style:name="gr31" style:family="graphic" style:parent-style-name="Object_20_with_20_no_20_fill_20_and_20_no_20_line">
      <style:graphic-properties draw:stroke="none" svg:stroke-width="0.026cm" draw:stroke-linejoin="miter" draw:fill="none" draw:fill-color="#fadc19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Object_20_with_20_no_20_fill_20_and_20_no_20_line">
      <style:graphic-properties draw:stroke="none" svg:stroke-width="0.026cm" draw:stroke-linejoin="miter" draw:fill="none" draw:fill-color="#3ed85b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fill-color="#fadc19" draw:textarea-vertical-align="top" draw:auto-grow-height="false" fo:min-height="0.998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1.564cm" fo:min-width="1.556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1.564cm" fo:min-width="1.398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53cm" svg:stroke-color="#000000" draw:marker-end="msArrowEnd_20_5" draw:marker-end-width="0.21cm" draw:marker-end-center="false" svg:stroke-opacity="26%" svg:stroke-linecap="butt" draw:fill="none" draw:textarea-vertical-align="top" draw:auto-grow-height="false" fo:min-height="1.64cm" fo:min-width="1.598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53cm" svg:stroke-color="#000000" draw:marker-end="msArrowEnd_20_5" draw:marker-end-width="0.21cm" draw:marker-end-center="false" svg:stroke-opacity="26%" svg:stroke-linecap="butt" draw:fill="none" draw:textarea-vertical-align="top" draw:auto-grow-height="false" fo:min-height="1.64cm" fo:min-width="1.556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53cm" svg:stroke-color="#000000" draw:marker-end="msArrowEnd_20_5" draw:marker-end-width="0.21cm" draw:marker-end-center="false" svg:stroke-opacity="26%" svg:stroke-linecap="butt" draw:fill="none" draw:textarea-vertical-align="top" draw:auto-grow-height="false" fo:min-height="1.795cm" fo:min-width="4.499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1.949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2.149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0cm" fo:min-width="1.499cm" fo:padding-top="0.125cm" fo:padding-bottom="0.125cm" fo:padding-left="0.25cm" fo:padding-right="0.25cm" fo:wrap-option="wrap"/>
    </style:style>
    <style:style style:name="gr42" style:family="graphic" style:parent-style-name="standard" style:list-style-name="L3">
      <style:graphic-properties draw:stroke="solid" svg:stroke-width="0.018cm" svg:stroke-color="#000000" svg:stroke-linecap="butt" draw:fill="solid" draw:fill-color="#e6b9b8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43" style:family="graphic" style:parent-style-name="standard" style:list-style-name="L3">
      <style:graphic-properties draw:stroke="solid" svg:stroke-width="0.018cm" svg:stroke-color="#000000" svg:stroke-linecap="butt" draw:fill="solid" draw:fill-color="#e6b9b8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44" style:family="graphic" style:parent-style-name="standard" style:list-style-name="L3">
      <style:graphic-properties draw:stroke="solid" svg:stroke-width="0.018cm" svg:stroke-color="#000000" svg:stroke-linecap="butt" draw:fill="solid" draw:fill-color="#e6b9b8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45" style:family="graphic" style:parent-style-name="standard" style:list-style-name="L3">
      <style:graphic-properties draw:stroke="solid" svg:stroke-width="0.018cm" svg:stroke-color="#000000" svg:stroke-linecap="butt" draw:fill="solid" draw:fill-color="#e6b9b8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46" style:family="graphic" style:parent-style-name="standard" style:list-style-name="L3">
      <style:graphic-properties draw:stroke="solid" svg:stroke-width="0.018cm" svg:stroke-color="#000000" svg:stroke-linecap="butt" draw:fill="solid" draw:fill-color="#fac090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47" style:family="graphic" style:parent-style-name="standard" style:list-style-name="L3">
      <style:graphic-properties draw:stroke="solid" svg:stroke-width="0.018cm" svg:stroke-color="#000000" svg:stroke-linecap="butt" draw:fill="solid" draw:fill-color="#fac090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48" style:family="graphic" style:parent-style-name="standard" style:list-style-name="L3">
      <style:graphic-properties draw:stroke="solid" svg:stroke-width="0.018cm" svg:stroke-color="#000000" svg:stroke-linecap="butt" draw:fill="solid" draw:fill-color="#fac090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49" style:family="graphic" style:parent-style-name="standard" style:list-style-name="L3">
      <style:graphic-properties draw:stroke="solid" svg:stroke-width="0.018cm" svg:stroke-color="#000000" svg:stroke-linecap="butt" draw:fill="solid" draw:fill-color="#fac090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50" style:family="graphic" style:parent-style-name="standard" style:list-style-name="L3">
      <style:graphic-properties draw:stroke="solid" svg:stroke-width="0.018cm" svg:stroke-color="#000000" svg:stroke-linecap="butt" draw:fill="solid" draw:fill-color="#c3d69b" draw:textarea-vertical-align="middle" draw:auto-grow-height="false" draw:fit-to-size="false" style:shrink-to-fit="false" fo:min-height="2.593cm" fo:min-width="0.943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3">
      <style:graphic-properties draw:stroke="solid" svg:stroke-width="0.018cm" svg:stroke-color="#000000" svg:stroke-linecap="butt" draw:fill="solid" draw:fill-color="#c3d69b" draw:textarea-vertical-align="middle" draw:auto-grow-height="false" draw:fit-to-size="false" style:shrink-to-fit="false" fo:min-height="2.593cm" fo:min-width="0.943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3">
      <style:graphic-properties draw:stroke="solid" svg:stroke-width="0.018cm" svg:stroke-color="#000000" svg:stroke-linecap="butt" draw:fill="solid" draw:fill-color="#c3d69b" draw:textarea-vertical-align="middle" draw:auto-grow-height="false" draw:fit-to-size="false" style:shrink-to-fit="false" fo:min-height="2.593cm" fo:min-width="0.943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3">
      <style:graphic-properties draw:stroke="solid" svg:stroke-width="0.018cm" svg:stroke-color="#000000" svg:stroke-linecap="butt" draw:fill="solid" draw:fill-color="#c3d69b" draw:textarea-vertical-align="middle" draw:auto-grow-height="false" draw:fit-to-size="false" style:shrink-to-fit="false" fo:min-height="2.593cm" fo:min-width="0.943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55" style:family="graphic" style:parent-style-name="standard" style:list-style-name="L3">
      <style:graphic-properties draw:stroke="solid" svg:stroke-width="0.018cm" svg:stroke-color="#000000" svg:stroke-linecap="butt" draw:fill="solid" draw:fill-color="#e6b9b8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56" style:family="graphic" style:parent-style-name="standard" style:list-style-name="L3">
      <style:graphic-properties draw:stroke="solid" svg:stroke-width="0.018cm" svg:stroke-color="#000000" svg:stroke-linecap="butt" draw:fill="solid" draw:fill-color="#e6b9b8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57" style:family="graphic" style:parent-style-name="standard" style:list-style-name="L3">
      <style:graphic-properties draw:stroke="solid" svg:stroke-width="0.018cm" svg:stroke-color="#000000" svg:stroke-linecap="butt" draw:fill="solid" draw:fill-color="#e6b9b8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58" style:family="graphic" style:parent-style-name="standard" style:list-style-name="L3">
      <style:graphic-properties draw:stroke="solid" svg:stroke-width="0.018cm" svg:stroke-color="#000000" svg:stroke-linecap="butt" draw:fill="solid" draw:fill-color="#e6b9b8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59" style:family="graphic" style:parent-style-name="standard" style:list-style-name="L3">
      <style:graphic-properties draw:stroke="solid" svg:stroke-width="0.018cm" svg:stroke-color="#000000" svg:stroke-linecap="butt" draw:fill="solid" draw:fill-color="#fac090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60" style:family="graphic" style:parent-style-name="standard" style:list-style-name="L3">
      <style:graphic-properties draw:stroke="solid" svg:stroke-width="0.018cm" svg:stroke-color="#000000" svg:stroke-linecap="butt" draw:fill="solid" draw:fill-color="#fac090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61" style:family="graphic" style:parent-style-name="standard" style:list-style-name="L3">
      <style:graphic-properties draw:stroke="solid" svg:stroke-width="0.018cm" svg:stroke-color="#000000" svg:stroke-linecap="butt" draw:fill="solid" draw:fill-color="#fac090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62" style:family="graphic" style:parent-style-name="standard" style:list-style-name="L3">
      <style:graphic-properties draw:stroke="solid" svg:stroke-width="0.018cm" svg:stroke-color="#000000" svg:stroke-linecap="butt" draw:fill="solid" draw:fill-color="#fac090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63" style:family="graphic" style:parent-style-name="standard" style:list-style-name="L3">
      <style:graphic-properties draw:stroke="solid" svg:stroke-width="0.018cm" svg:stroke-color="#000000" svg:stroke-linecap="butt" draw:fill="solid" draw:fill-color="#c3d69b" draw:textarea-vertical-align="middle" draw:auto-grow-height="false" draw:fit-to-size="false" style:shrink-to-fit="false" fo:min-height="2.593cm" fo:min-width="0.943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 style:list-style-name="L3">
      <style:graphic-properties draw:stroke="solid" svg:stroke-width="0.018cm" svg:stroke-color="#000000" svg:stroke-linecap="butt" draw:fill="solid" draw:fill-color="#c3d69b" draw:textarea-vertical-align="middle" draw:auto-grow-height="false" draw:fit-to-size="false" style:shrink-to-fit="false" fo:min-height="2.593cm" fo:min-width="0.943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3">
      <style:graphic-properties draw:stroke="solid" svg:stroke-width="0.018cm" svg:stroke-color="#000000" svg:stroke-linecap="butt" draw:fill="solid" draw:fill-color="#c3d69b" draw:textarea-vertical-align="middle" draw:auto-grow-height="false" draw:fit-to-size="false" style:shrink-to-fit="false" fo:min-height="2.593cm" fo:min-width="0.943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 style:list-style-name="L3">
      <style:graphic-properties draw:stroke="solid" svg:stroke-width="0.018cm" svg:stroke-color="#000000" svg:stroke-linecap="butt" draw:fill="solid" draw:fill-color="#c3d69b" draw:textarea-vertical-align="middle" draw:auto-grow-height="false" draw:fit-to-size="false" style:shrink-to-fit="false" fo:min-height="2.593cm" fo:min-width="0.943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>
      <style:graphic-properties draw:stroke="solid" svg:stroke-width="0.035cm" svg:stroke-color="#000000" svg:stroke-linecap="butt" draw:fill="none" draw:textarea-vertical-align="middle" draw:auto-grow-height="false" draw:fit-to-size="false" style:shrink-to-fit="false" fo:min-height="2.731cm" fo:min-width="0cm" fo:padding-top="0.125cm" fo:padding-bottom="0.125cm" fo:padding-left="0.25cm" fo:padding-right="0.25cm" fo:wrap-option="wrap"/>
    </style:style>
    <style:style style:name="gr6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>
      <style:graphic-properties draw:stroke="solid" svg:stroke-width="0.035cm" svg:stroke-color="#000000" svg:stroke-linecap="butt" draw:fill="none" draw:textarea-vertical-align="middle" draw:auto-grow-height="false" draw:fit-to-size="false" style:shrink-to-fit="false" fo:min-height="0.341cm" fo:min-width="0cm" fo:padding-top="0.125cm" fo:padding-bottom="0.125cm" fo:padding-left="0.25cm" fo:padding-right="0.25cm" fo:wrap-option="wrap"/>
    </style:style>
    <style:style style:name="gr7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 style:list-style-name="L3">
      <style:graphic-properties draw:stroke="solid" svg:stroke-width="0.018cm" svg:stroke-color="#000000" svg:stroke-linecap="butt" draw:fill="solid" draw:fill-color="#3ed85b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76" style:family="graphic" style:parent-style-name="standard" style:list-style-name="L3">
      <style:graphic-properties draw:stroke="solid" svg:stroke-width="0.018cm" svg:stroke-color="#000000" svg:stroke-linecap="butt" draw:fill="solid" draw:fill-color="#a5c7ce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77" style:family="graphic" style:parent-style-name="standard" style:list-style-name="L3">
      <style:graphic-properties draw:stroke="solid" svg:stroke-width="0.018cm" svg:stroke-color="#000000" svg:stroke-linecap="butt" draw:fill="solid" draw:fill-color="#fadc19" draw:textarea-vertical-align="middle" draw:auto-grow-height="false" draw:fit-to-size="false" style:shrink-to-fit="false" fo:min-height="2.593cm" fo:min-width="0.943cm" fo:padding-top="0.125cm" fo:padding-bottom="0.125cm" fo:padding-left="0.25cm" fo:padding-right="0.25cm" fo:wrap-option="wrap"/>
      <style:paragraph-properties style:writing-mode="lr-tb"/>
    </style:style>
    <style:style style:name="gr78" style:family="graphic" style:parent-style-name="standard">
      <style:graphic-properties draw:stroke="solid" svg:stroke-width="0.035cm" svg:stroke-color="#000000" svg:stroke-linecap="butt" draw:fill="none" draw:fill-color="#a5c7ce" draw:textarea-vertical-align="middle" draw:auto-grow-height="false" draw:fit-to-size="false" style:shrink-to-fit="false" fo:min-height="2.731cm" fo:min-width="0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solid" svg:stroke-width="0.035cm" svg:stroke-color="#000000" svg:stroke-linecap="butt" draw:fill="none" draw:fill-color="#fadc19" draw:textarea-vertical-align="middle" draw:auto-grow-height="false" draw:fit-to-size="false" style:shrink-to-fit="false" fo:min-height="2.731cm" fo:min-width="0cm" fo:padding-top="0.125cm" fo:padding-bottom="0.125cm" fo:padding-left="0.25cm" fo:padding-right="0.25cm" fo:wrap-option="wrap"/>
    </style:style>
    <style:style style:name="gr80" style:family="graphic" style:parent-style-name="standard">
      <style:graphic-properties draw:stroke="solid" svg:stroke-width="0.035cm" svg:stroke-color="#000000" svg:stroke-linecap="butt" draw:fill="none" draw:fill-color="#3ed85b" draw:textarea-vertical-align="middle" draw:auto-grow-height="false" draw:fit-to-size="false" style:shrink-to-fit="false" fo:min-height="2.731cm" fo:min-width="0cm" fo:padding-top="0.125cm" fo:padding-bottom="0.125cm" fo:padding-left="0.25cm" fo:padding-right="0.25cm" fo:wrap-option="wrap"/>
    </style:style>
    <style:style style:name="gr8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 style:list-style-name="L3">
      <style:graphic-properties draw:stroke="none" svg:stroke-width="0cm" draw:fill="none" draw:fill-color="#a5c7c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fill-color="#a5c7ce" draw:textarea-vertical-align="top" draw:auto-grow-height="false" fo:min-height="0cm" fo:min-width="1.499cm" fo:padding-top="0.125cm" fo:padding-bottom="0.125cm" fo:padding-left="0.25cm" fo:padding-right="0.25cm" fo:wrap-option="wrap"/>
    </style:style>
    <style:style style:name="gr85" style:family="graphic" style:parent-style-name="standard" style:list-style-name="L3">
      <style:graphic-properties draw:stroke="solid" svg:stroke-width="0.018cm" svg:stroke-color="#000000" svg:stroke-linecap="butt" draw:fill="solid" draw:fill-color="#3ed85b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86" style:family="graphic" style:parent-style-name="standard" style:list-style-name="L3">
      <style:graphic-properties draw:stroke="solid" svg:stroke-width="0.018cm" svg:stroke-color="#000000" svg:stroke-linecap="butt" draw:fill="solid" draw:fill-color="#3ed85b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87" style:family="graphic" style:parent-style-name="standard" style:list-style-name="L3">
      <style:graphic-properties draw:stroke="solid" svg:stroke-width="0.018cm" svg:stroke-color="#000000" svg:stroke-linecap="butt" draw:fill="solid" draw:fill-color="#a5c7ce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88" style:family="graphic" style:parent-style-name="standard" style:list-style-name="L3">
      <style:graphic-properties draw:stroke="solid" svg:stroke-width="0.018cm" svg:stroke-color="#000000" svg:stroke-linecap="butt" draw:fill="solid" draw:fill-color="#a5c7ce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89" style:family="graphic" style:parent-style-name="standard" style:list-style-name="L3">
      <style:graphic-properties draw:stroke="solid" svg:stroke-width="0.018cm" svg:stroke-color="#000000" svg:stroke-linecap="butt" draw:fill="solid" draw:fill-color="#fadc19" draw:textarea-vertical-align="middle" draw:auto-grow-height="false" draw:fit-to-size="false" style:shrink-to-fit="false" fo:min-height="2.593cm" fo:min-width="0.943cm" fo:padding-top="0.125cm" fo:padding-bottom="0.125cm" fo:padding-left="0.25cm" fo:padding-right="0.25cm" fo:wrap-option="wrap"/>
      <style:paragraph-properties style:writing-mode="lr-tb"/>
    </style:style>
    <style:style style:name="gr90" style:family="graphic" style:parent-style-name="standard" style:list-style-name="L3">
      <style:graphic-properties draw:stroke="solid" svg:stroke-width="0.018cm" svg:stroke-color="#000000" svg:stroke-linecap="butt" draw:fill="solid" draw:fill-color="#fadc19" draw:textarea-vertical-align="middle" draw:auto-grow-height="false" draw:fit-to-size="false" style:shrink-to-fit="false" fo:min-height="2.593cm" fo:min-width="0.943cm" fo:padding-top="0.125cm" fo:padding-bottom="0.125cm" fo:padding-left="0.25cm" fo:padding-right="0.25cm" fo:wrap-option="wrap"/>
      <style:paragraph-properties style:writing-mode="lr-tb"/>
    </style:style>
    <style:style style:name="gr9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 style:list-style-name="L3">
      <style:graphic-properties draw:stroke="none" svg:stroke-width="0cm" draw:fill="none" draw:fill-color="#a5c7c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 style:list-style-name="L3">
      <style:graphic-properties draw:stroke="solid" svg:stroke-width="0.018cm" svg:stroke-color="#000000" svg:stroke-linecap="butt" draw:fill="solid" draw:fill-color="#3ed85b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95" style:family="graphic" style:parent-style-name="standard" style:list-style-name="L3">
      <style:graphic-properties draw:stroke="solid" svg:stroke-width="0.018cm" svg:stroke-color="#000000" svg:stroke-linecap="butt" draw:fill="solid" draw:fill-color="#3ed85b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96" style:family="graphic" style:parent-style-name="standard" style:list-style-name="L3">
      <style:graphic-properties draw:stroke="solid" svg:stroke-width="0.018cm" svg:stroke-color="#000000" svg:stroke-linecap="butt" draw:fill="solid" draw:fill-color="#3ed85b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97" style:family="graphic" style:parent-style-name="standard" style:list-style-name="L3">
      <style:graphic-properties draw:stroke="solid" svg:stroke-width="0.018cm" svg:stroke-color="#000000" svg:stroke-linecap="butt" draw:fill="solid" draw:fill-color="#a5c7ce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98" style:family="graphic" style:parent-style-name="standard" style:list-style-name="L3">
      <style:graphic-properties draw:stroke="solid" svg:stroke-width="0.018cm" svg:stroke-color="#000000" svg:stroke-linecap="butt" draw:fill="solid" draw:fill-color="#a5c7ce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99" style:family="graphic" style:parent-style-name="standard" style:list-style-name="L3">
      <style:graphic-properties draw:stroke="solid" svg:stroke-width="0.018cm" svg:stroke-color="#000000" svg:stroke-linecap="butt" draw:fill="solid" draw:fill-color="#a5c7ce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100" style:family="graphic" style:parent-style-name="standard" style:list-style-name="L3">
      <style:graphic-properties draw:stroke="solid" svg:stroke-width="0.018cm" svg:stroke-color="#000000" svg:stroke-linecap="butt" draw:fill="solid" draw:fill-color="#fadc19" draw:textarea-vertical-align="middle" draw:auto-grow-height="false" draw:fit-to-size="false" style:shrink-to-fit="false" fo:min-height="2.593cm" fo:min-width="0.943cm" fo:padding-top="0.125cm" fo:padding-bottom="0.125cm" fo:padding-left="0.25cm" fo:padding-right="0.25cm" fo:wrap-option="wrap"/>
      <style:paragraph-properties style:writing-mode="lr-tb"/>
    </style:style>
    <style:style style:name="gr101" style:family="graphic" style:parent-style-name="standard" style:list-style-name="L3">
      <style:graphic-properties draw:stroke="solid" svg:stroke-width="0.018cm" svg:stroke-color="#000000" svg:stroke-linecap="butt" draw:fill="solid" draw:fill-color="#fadc19" draw:textarea-vertical-align="middle" draw:auto-grow-height="false" draw:fit-to-size="false" style:shrink-to-fit="false" fo:min-height="2.593cm" fo:min-width="0.943cm" fo:padding-top="0.125cm" fo:padding-bottom="0.125cm" fo:padding-left="0.25cm" fo:padding-right="0.25cm" fo:wrap-option="wrap"/>
      <style:paragraph-properties style:writing-mode="lr-tb"/>
    </style:style>
    <style:style style:name="gr102" style:family="graphic" style:parent-style-name="standard" style:list-style-name="L3">
      <style:graphic-properties draw:stroke="solid" svg:stroke-width="0.018cm" svg:stroke-color="#000000" svg:stroke-linecap="butt" draw:fill="solid" draw:fill-color="#fadc19" draw:textarea-vertical-align="middle" draw:auto-grow-height="false" draw:fit-to-size="false" style:shrink-to-fit="false" fo:min-height="2.593cm" fo:min-width="0.943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standard" style:list-style-name="L3">
      <style:graphic-properties draw:stroke="none" svg:stroke-width="0cm" draw:fill="none" draw:fill-color="#a5c7c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6" style:family="graphic" style:parent-style-name="standard" style:list-style-name="L3">
      <style:graphic-properties draw:stroke="solid" svg:stroke-width="0.018cm" svg:stroke-color="#000000" svg:stroke-linecap="butt" draw:fill="solid" draw:fill-color="#3ed85b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107" style:family="graphic" style:parent-style-name="standard" style:list-style-name="L3">
      <style:graphic-properties draw:stroke="solid" svg:stroke-width="0.018cm" svg:stroke-color="#000000" svg:stroke-linecap="butt" draw:fill="solid" draw:fill-color="#3ed85b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108" style:family="graphic" style:parent-style-name="standard" style:list-style-name="L3">
      <style:graphic-properties draw:stroke="solid" svg:stroke-width="0.018cm" svg:stroke-color="#000000" svg:stroke-linecap="butt" draw:fill="solid" draw:fill-color="#3ed85b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109" style:family="graphic" style:parent-style-name="standard" style:list-style-name="L3">
      <style:graphic-properties draw:stroke="solid" svg:stroke-width="0.018cm" svg:stroke-color="#000000" svg:stroke-linecap="butt" draw:fill="solid" draw:fill-color="#3ed85b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110" style:family="graphic" style:parent-style-name="standard" style:list-style-name="L3">
      <style:graphic-properties draw:stroke="solid" svg:stroke-width="0.018cm" svg:stroke-color="#000000" svg:stroke-linecap="butt" draw:fill="solid" draw:fill-color="#a5c7ce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111" style:family="graphic" style:parent-style-name="standard" style:list-style-name="L3">
      <style:graphic-properties draw:stroke="solid" svg:stroke-width="0.018cm" svg:stroke-color="#000000" svg:stroke-linecap="butt" draw:fill="solid" draw:fill-color="#a5c7ce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112" style:family="graphic" style:parent-style-name="standard" style:list-style-name="L3">
      <style:graphic-properties draw:stroke="solid" svg:stroke-width="0.018cm" svg:stroke-color="#000000" svg:stroke-linecap="butt" draw:fill="solid" draw:fill-color="#a5c7ce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113" style:family="graphic" style:parent-style-name="standard" style:list-style-name="L3">
      <style:graphic-properties draw:stroke="solid" svg:stroke-width="0.018cm" svg:stroke-color="#000000" svg:stroke-linecap="butt" draw:fill="solid" draw:fill-color="#a5c7ce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114" style:family="graphic" style:parent-style-name="standard" style:list-style-name="L3">
      <style:graphic-properties draw:stroke="solid" svg:stroke-width="0.018cm" svg:stroke-color="#000000" svg:stroke-linecap="butt" draw:fill="solid" draw:fill-color="#fadc19" draw:textarea-vertical-align="middle" draw:auto-grow-height="false" draw:fit-to-size="false" style:shrink-to-fit="false" fo:min-height="2.593cm" fo:min-width="0.943cm" fo:padding-top="0.125cm" fo:padding-bottom="0.125cm" fo:padding-left="0.25cm" fo:padding-right="0.25cm" fo:wrap-option="wrap"/>
      <style:paragraph-properties style:writing-mode="lr-tb"/>
    </style:style>
    <style:style style:name="gr115" style:family="graphic" style:parent-style-name="standard" style:list-style-name="L3">
      <style:graphic-properties draw:stroke="solid" svg:stroke-width="0.018cm" svg:stroke-color="#000000" svg:stroke-linecap="butt" draw:fill="solid" draw:fill-color="#fadc19" draw:textarea-vertical-align="middle" draw:auto-grow-height="false" draw:fit-to-size="false" style:shrink-to-fit="false" fo:min-height="2.593cm" fo:min-width="0.943cm" fo:padding-top="0.125cm" fo:padding-bottom="0.125cm" fo:padding-left="0.25cm" fo:padding-right="0.25cm" fo:wrap-option="wrap"/>
      <style:paragraph-properties style:writing-mode="lr-tb"/>
    </style:style>
    <style:style style:name="gr116" style:family="graphic" style:parent-style-name="standard" style:list-style-name="L3">
      <style:graphic-properties draw:stroke="solid" svg:stroke-width="0.018cm" svg:stroke-color="#000000" svg:stroke-linecap="butt" draw:fill="solid" draw:fill-color="#fadc19" draw:textarea-vertical-align="middle" draw:auto-grow-height="false" draw:fit-to-size="false" style:shrink-to-fit="false" fo:min-height="2.593cm" fo:min-width="0.943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standard" style:list-style-name="L3">
      <style:graphic-properties draw:stroke="solid" svg:stroke-width="0.018cm" svg:stroke-color="#000000" svg:stroke-linecap="butt" draw:fill="solid" draw:fill-color="#fadc19" draw:textarea-vertical-align="middle" draw:auto-grow-height="false" draw:fit-to-size="false" style:shrink-to-fit="false" fo:min-height="2.593cm" fo:min-width="0.943cm" fo:padding-top="0.125cm" fo:padding-bottom="0.125cm" fo:padding-left="0.25cm" fo:padding-right="0.25cm" fo:wrap-option="wrap"/>
      <style:paragraph-properties style:writing-mode="lr-tb"/>
    </style:style>
    <style:style style:name="gr1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standard" style:list-style-name="L3">
      <style:graphic-properties draw:stroke="none" svg:stroke-width="0cm" draw:fill="none" draw:fill-color="#a5c7c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1" style:family="graphic" style:parent-style-name="standard" style:list-style-name="L3">
      <style:graphic-properties draw:stroke="solid" svg:stroke-width="0.018cm" svg:stroke-color="#000000" svg:stroke-linecap="butt" draw:fill="solid" draw:fill-color="#3ed85b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122" style:family="graphic" style:parent-style-name="standard" style:list-style-name="L3">
      <style:graphic-properties draw:stroke="solid" svg:stroke-width="0.018cm" svg:stroke-color="#000000" svg:stroke-linecap="butt" draw:fill="solid" draw:fill-color="#3ed85b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123" style:family="graphic" style:parent-style-name="standard" style:list-style-name="L3">
      <style:graphic-properties draw:stroke="solid" svg:stroke-width="0.018cm" svg:stroke-color="#000000" svg:stroke-linecap="butt" draw:fill="solid" draw:fill-color="#3ed85b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124" style:family="graphic" style:parent-style-name="standard" style:list-style-name="L3">
      <style:graphic-properties draw:stroke="solid" svg:stroke-width="0.018cm" svg:stroke-color="#000000" svg:stroke-linecap="butt" draw:fill="solid" draw:fill-color="#3ed85b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125" style:family="graphic" style:parent-style-name="standard" style:list-style-name="L3">
      <style:graphic-properties draw:stroke="solid" svg:stroke-width="0.018cm" svg:stroke-color="#000000" svg:stroke-linecap="butt" draw:fill="solid" draw:fill-color="#a5c7ce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126" style:family="graphic" style:parent-style-name="standard" style:list-style-name="L3">
      <style:graphic-properties draw:stroke="solid" svg:stroke-width="0.018cm" svg:stroke-color="#000000" svg:stroke-linecap="butt" draw:fill="solid" draw:fill-color="#a5c7ce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127" style:family="graphic" style:parent-style-name="standard" style:list-style-name="L3">
      <style:graphic-properties draw:stroke="solid" svg:stroke-width="0.018cm" svg:stroke-color="#000000" svg:stroke-linecap="butt" draw:fill="solid" draw:fill-color="#a5c7ce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128" style:family="graphic" style:parent-style-name="standard" style:list-style-name="L3">
      <style:graphic-properties draw:stroke="solid" svg:stroke-width="0.018cm" svg:stroke-color="#000000" svg:stroke-linecap="butt" draw:fill="solid" draw:fill-color="#a5c7ce" draw:textarea-vertical-align="middle" draw:auto-grow-height="false" draw:fit-to-size="false" style:shrink-to-fit="false" fo:min-height="2.843cm" fo:min-width="1.443cm" fo:padding-top="0cm" fo:padding-bottom="0cm" fo:padding-left="0cm" fo:padding-right="0cm" fo:wrap-option="wrap"/>
      <style:paragraph-properties style:writing-mode="lr-tb"/>
    </style:style>
    <style:style style:name="gr129" style:family="graphic" style:parent-style-name="standard" style:list-style-name="L3">
      <style:graphic-properties draw:stroke="solid" svg:stroke-width="0.018cm" svg:stroke-color="#000000" svg:stroke-linecap="butt" draw:fill="solid" draw:fill-color="#fadc19" draw:textarea-vertical-align="middle" draw:auto-grow-height="false" draw:fit-to-size="false" style:shrink-to-fit="false" fo:min-height="2.593cm" fo:min-width="0.943cm" fo:padding-top="0.125cm" fo:padding-bottom="0.125cm" fo:padding-left="0.25cm" fo:padding-right="0.25cm" fo:wrap-option="wrap"/>
      <style:paragraph-properties style:writing-mode="lr-tb"/>
    </style:style>
    <style:style style:name="gr130" style:family="graphic" style:parent-style-name="standard" style:list-style-name="L3">
      <style:graphic-properties draw:stroke="solid" svg:stroke-width="0.018cm" svg:stroke-color="#000000" svg:stroke-linecap="butt" draw:fill="solid" draw:fill-color="#fadc19" draw:textarea-vertical-align="middle" draw:auto-grow-height="false" draw:fit-to-size="false" style:shrink-to-fit="false" fo:min-height="2.593cm" fo:min-width="0.943cm" fo:padding-top="0.125cm" fo:padding-bottom="0.125cm" fo:padding-left="0.25cm" fo:padding-right="0.25cm" fo:wrap-option="wrap"/>
      <style:paragraph-properties style:writing-mode="lr-tb"/>
    </style:style>
    <style:style style:name="gr131" style:family="graphic" style:parent-style-name="standard" style:list-style-name="L3">
      <style:graphic-properties draw:stroke="solid" svg:stroke-width="0.018cm" svg:stroke-color="#000000" svg:stroke-linecap="butt" draw:fill="solid" draw:fill-color="#fadc19" draw:textarea-vertical-align="middle" draw:auto-grow-height="false" draw:fit-to-size="false" style:shrink-to-fit="false" fo:min-height="2.593cm" fo:min-width="0.943cm" fo:padding-top="0.125cm" fo:padding-bottom="0.125cm" fo:padding-left="0.25cm" fo:padding-right="0.25cm" fo:wrap-option="wrap"/>
      <style:paragraph-properties style:writing-mode="lr-tb"/>
    </style:style>
    <style:style style:name="gr132" style:family="graphic" style:parent-style-name="standard" style:list-style-name="L3">
      <style:graphic-properties draw:stroke="solid" svg:stroke-width="0.018cm" svg:stroke-color="#000000" svg:stroke-linecap="butt" draw:fill="solid" draw:fill-color="#fadc19" draw:textarea-vertical-align="middle" draw:auto-grow-height="false" draw:fit-to-size="false" style:shrink-to-fit="false" fo:min-height="2.593cm" fo:min-width="0.943cm" fo:padding-top="0.125cm" fo:padding-bottom="0.125cm" fo:padding-left="0.25cm" fo:padding-right="0.25cm" fo:wrap-option="wrap"/>
      <style:paragraph-properties style:writing-mode="lr-tb"/>
    </style:style>
    <style:style style:name="gr13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4" style:family="graphic" style:parent-style-name="standard" style:list-style-name="L3">
      <style:graphic-properties draw:stroke="none" svg:stroke-width="0cm" draw:fill="none" draw:fill-color="#a5c7c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6" style:family="graphic" style:parent-style-name="objectwithoutfill">
      <style:graphic-properties svg:stroke-color="#3ed85b" draw:marker-end="Arrow" draw:marker-end-width="0.3cm" draw:fill="solid" draw:fill-color="#3ed85b" draw:textarea-vertical-align="middle" draw:shadow="hidden"/>
    </style:style>
    <style:style style:name="gr137" style:family="graphic" style:parent-style-name="objectwithoutfill">
      <style:graphic-properties svg:stroke-color="#3ed85b" draw:marker-end="Arrow" draw:marker-end-width="0.3cm" draw:fill="solid" draw:textarea-vertical-align="middle" draw:shadow="hidden"/>
    </style:style>
    <style:style style:name="gr138" style:family="graphic" style:parent-style-name="standard">
      <style:graphic-properties draw:stroke="solid" svg:stroke-width="0.018cm" svg:stroke-color="#000000" svg:stroke-linecap="butt" draw:fill="solid" draw:fill-color="#c3d69b" draw:textarea-vertical-align="middle" draw:auto-grow-height="false" draw:fit-to-size="false" style:shrink-to-fit="false" fo:min-height="0.935cm" fo:min-width="0.6cm" fo:padding-top="0.125cm" fo:padding-bottom="0.125cm" fo:padding-left="0.25cm" fo:padding-right="0.25cm" fo:wrap-option="wrap"/>
    </style:style>
    <style:style style:name="gr139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1.643cm" fo:min-width="0.349cm" fo:padding-top="0.125cm" fo:padding-bottom="0.125cm" fo:padding-left="0.25cm" fo:padding-right="0.25cm" fo:wrap-option="wrap"/>
    </style:style>
    <style:style style:name="gr140" style:family="graphic" style:parent-style-name="standard">
      <style:graphic-properties draw:stroke="solid" svg:stroke-width="0.018cm" svg:stroke-color="#000000" svg:stroke-linecap="butt" draw:fill="solid" draw:fill-color="#fac090" draw:textarea-vertical-align="middle" draw:auto-grow-height="false" draw:fit-to-size="false" style:shrink-to-fit="false" fo:min-height="1.185cm" fo:min-width="1.1cm" fo:padding-top="0cm" fo:padding-bottom="0cm" fo:padding-left="0cm" fo:padding-right="0cm" fo:wrap-option="wrap"/>
    </style:style>
    <style:style style:name="gr141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1.643cm" fo:min-width="0.149cm" fo:padding-top="0.125cm" fo:padding-bottom="0.125cm" fo:padding-left="0.25cm" fo:padding-right="0.25cm" fo:wrap-option="wrap"/>
    </style:style>
    <style:style style:name="gr142" style:family="graphic" style:parent-style-name="standard">
      <style:graphic-properties draw:stroke="solid" svg:stroke-width="0.018cm" svg:stroke-color="#000000" svg:stroke-linecap="butt" draw:fill="solid" draw:fill-color="#e6b9b8" draw:textarea-vertical-align="middle" draw:auto-grow-height="false" draw:fit-to-size="false" style:shrink-to-fit="false" fo:min-height="1.185cm" fo:min-width="1.1cm" fo:padding-top="0cm" fo:padding-bottom="0cm" fo:padding-left="0cm" fo:padding-right="0cm" fo:wrap-option="wrap"/>
    </style:style>
    <style:style style:name="gr143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1.643cm" fo:min-width="0.192cm" fo:padding-top="0.125cm" fo:padding-bottom="0.125cm" fo:padding-left="0.25cm" fo:padding-right="0.25cm" fo:wrap-option="wrap"/>
    </style:style>
    <style:style style:name="gr144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4.489cm" fo:min-width="2.242cm" fo:padding-top="0.125cm" fo:padding-bottom="0.125cm" fo:padding-left="0.25cm" fo:padding-right="0.25cm" fo:wrap-option="wrap"/>
    </style:style>
    <style:style style:name="gr145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3.765cm" fo:min-width="3.599cm" fo:padding-top="0.125cm" fo:padding-bottom="0.125cm" fo:padding-left="0.25cm" fo:padding-right="0.25cm" fo:wrap-option="wrap"/>
    </style:style>
    <style:style style:name="gr146" style:family="graphic" style:parent-style-name="standard">
      <style:graphic-properties draw:stroke="solid" svg:stroke-width="0.053cm" svg:stroke-color="#000000" draw:marker-end="msArrowEnd_20_5" draw:marker-end-width="0.21cm" draw:marker-end-center="false" svg:stroke-linecap="butt" draw:fill="none" draw:textarea-vertical-align="top" draw:auto-grow-height="false" fo:min-height="0.673cm" fo:min-width="0cm" fo:padding-top="0.125cm" fo:padding-bottom="0.125cm" fo:padding-left="0.25cm" fo:padding-right="0.25cm" fo:wrap-option="wrap"/>
    </style:style>
    <style:style style:name="gr147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svg:stroke-linecap="butt" draw:fill="none" draw:textarea-vertical-align="top" draw:auto-grow-height="false" fo:min-height="0.673cm" fo:min-width="0cm" fo:padding-top="0.125cm" fo:padding-bottom="0.125cm" fo:padding-left="0.25cm" fo:padding-right="0.25cm" fo:wrap-option="wrap"/>
    </style:style>
    <style:style style:name="gr148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0.799cm" fo:min-width="0.398cm" fo:padding-top="0.125cm" fo:padding-bottom="0.125cm" fo:padding-left="0.25cm" fo:padding-right="0.25cm" fo:wrap-option="wrap"/>
      <style:paragraph-properties style:writing-mode="lr-tb"/>
    </style:style>
    <style:style style:name="gr149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svg:stroke-linecap="butt" draw:fill="none" draw:textarea-vertical-align="top" draw:auto-grow-height="false" fo:min-height="0.672cm" fo:min-width="0cm" fo:padding-top="0.125cm" fo:padding-bottom="0.125cm" fo:padding-left="0.25cm" fo:padding-right="0.25cm" fo:wrap-option="wrap"/>
    </style:style>
    <style:style style:name="gr150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.798cm" fo:min-width="0.397cm" fo:padding-top="0.125cm" fo:padding-bottom="0.125cm" fo:padding-left="0.25cm" fo:padding-right="0.25cm" fo:wrap-option="wrap"/>
      <style:paragraph-properties style:writing-mode="lr-tb"/>
    </style:style>
    <style:style style:name="gr151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3ed85b" draw:textarea-vertical-align="middle" draw:auto-grow-height="false" draw:fit-to-size="false" style:shrink-to-fit="false" fo:min-height="0.799cm" fo:min-width="0.398cm" fo:padding-top="0.125cm" fo:padding-bottom="0.125cm" fo:padding-left="0.25cm" fo:padding-right="0.25cm" fo:wrap-option="wrap"/>
      <style:paragraph-properties style:writing-mode="lr-tb"/>
    </style:style>
    <style:style style:name="gr152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0.799cm" fo:min-width="0.397cm" fo:padding-top="0.125cm" fo:padding-bottom="0.125cm" fo:padding-left="0.25cm" fo:padding-right="0.25cm" fo:wrap-option="wrap"/>
      <style:paragraph-properties style:writing-mode="lr-tb"/>
    </style:style>
    <style:style style:name="gr153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.798cm" fo:min-width="0.397cm" fo:padding-top="0.125cm" fo:padding-bottom="0.125cm" fo:padding-left="0.25cm" fo:padding-right="0.25cm" fo:wrap-option="wrap"/>
      <style:paragraph-properties style:writing-mode="lr-tb"/>
    </style:style>
    <style:style style:name="gr154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0.799cm" fo:min-width="0.398cm" fo:padding-top="0.125cm" fo:padding-bottom="0.125cm" fo:padding-left="0.25cm" fo:padding-right="0.25cm" fo:wrap-option="wrap"/>
      <style:paragraph-properties style:writing-mode="lr-tb"/>
    </style:style>
    <style:style style:name="gr155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.798cm" fo:min-width="0.398cm" fo:padding-top="0.125cm" fo:padding-bottom="0.125cm" fo:padding-left="0.25cm" fo:padding-right="0.25cm" fo:wrap-option="wrap"/>
      <style:paragraph-properties style:writing-mode="lr-tb"/>
    </style:style>
    <style:style style:name="gr156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0.799cm" fo:min-width="0.398cm" fo:padding-top="0.125cm" fo:padding-bottom="0.125cm" fo:padding-left="0.25cm" fo:padding-right="0.25cm" fo:wrap-option="wrap"/>
      <style:paragraph-properties style:writing-mode="lr-tb"/>
    </style:style>
    <style:style style:name="gr157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.798cm" fo:min-width="0.397cm" fo:padding-top="0.125cm" fo:padding-bottom="0.125cm" fo:padding-left="0.25cm" fo:padding-right="0.25cm" fo:wrap-option="wrap"/>
      <style:paragraph-properties style:writing-mode="lr-tb"/>
    </style:style>
    <style:style style:name="gr158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3ed85b" draw:textarea-vertical-align="middle" draw:auto-grow-height="false" draw:fit-to-size="false" style:shrink-to-fit="false" fo:min-height="0.799cm" fo:min-width="0.398cm" fo:padding-top="0.125cm" fo:padding-bottom="0.125cm" fo:padding-left="0.25cm" fo:padding-right="0.25cm" fo:wrap-option="wrap"/>
      <style:paragraph-properties style:writing-mode="lr-tb"/>
    </style:style>
    <style:style style:name="gr159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svg:stroke-linecap="butt" draw:fill="none" draw:textarea-vertical-align="top" draw:auto-grow-height="false" fo:min-height="0cm" fo:min-width="0.017cm" fo:padding-top="0.125cm" fo:padding-bottom="0.125cm" fo:padding-left="0.25cm" fo:padding-right="0.25cm" fo:wrap-option="wrap"/>
    </style:style>
    <style:style style:name="gr160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0.799cm" fo:min-width="0.397cm" fo:padding-top="0.125cm" fo:padding-bottom="0.125cm" fo:padding-left="0.25cm" fo:padding-right="0.25cm" fo:wrap-option="wrap"/>
      <style:paragraph-properties style:writing-mode="lr-tb"/>
    </style:style>
    <style:style style:name="gr161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.798cm" fo:min-width="0.397cm" fo:padding-top="0.125cm" fo:padding-bottom="0.125cm" fo:padding-left="0.25cm" fo:padding-right="0.25cm" fo:wrap-option="wrap"/>
      <style:paragraph-properties style:writing-mode="lr-tb"/>
    </style:style>
    <style:style style:name="gr162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3ed85b" draw:textarea-vertical-align="middle" draw:auto-grow-height="false" draw:fit-to-size="false" style:shrink-to-fit="false" fo:min-height="0.799cm" fo:min-width="0.396cm" fo:padding-top="0.125cm" fo:padding-bottom="0.125cm" fo:padding-left="0.25cm" fo:padding-right="0.25cm" fo:wrap-option="wrap"/>
      <style:paragraph-properties style:writing-mode="lr-tb"/>
    </style:style>
    <style:style style:name="gr163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.798cm" fo:min-width="0.398cm" fo:padding-top="0.125cm" fo:padding-bottom="0.125cm" fo:padding-left="0.25cm" fo:padding-right="0.25cm" fo:wrap-option="wrap"/>
      <style:paragraph-properties style:writing-mode="lr-tb"/>
    </style:style>
    <style:style style:name="gr164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3ed85b" draw:textarea-vertical-align="middle" draw:auto-grow-height="false" draw:fit-to-size="false" style:shrink-to-fit="false" fo:min-height="0.799cm" fo:min-width="0.397cm" fo:padding-top="0.125cm" fo:padding-bottom="0.125cm" fo:padding-left="0.25cm" fo:padding-right="0.25cm" fo:wrap-option="wrap"/>
      <style:paragraph-properties style:writing-mode="lr-tb"/>
    </style:style>
    <style:style style:name="gr165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.798cm" fo:min-width="0.397cm" fo:padding-top="0.125cm" fo:padding-bottom="0.125cm" fo:padding-left="0.25cm" fo:padding-right="0.25cm" fo:wrap-option="wrap"/>
      <style:paragraph-properties style:writing-mode="lr-tb"/>
    </style:style>
    <style:style style:name="gr166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3ed85b" draw:textarea-vertical-align="middle" draw:auto-grow-height="false" draw:fit-to-size="false" style:shrink-to-fit="false" fo:min-height="0.799cm" fo:min-width="0.398cm" fo:padding-top="0.125cm" fo:padding-bottom="0.125cm" fo:padding-left="0.25cm" fo:padding-right="0.25cm" fo:wrap-option="wrap"/>
      <style:paragraph-properties style:writing-mode="lr-tb"/>
    </style:style>
    <style:style style:name="gr167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0.799cm" fo:min-width="0.397cm" fo:padding-top="0.125cm" fo:padding-bottom="0.125cm" fo:padding-left="0.25cm" fo:padding-right="0.25cm" fo:wrap-option="wrap"/>
      <style:paragraph-properties style:writing-mode="lr-tb"/>
    </style:style>
    <style:style style:name="gr168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.798cm" fo:min-width="0.397cm" fo:padding-top="0.125cm" fo:padding-bottom="0.125cm" fo:padding-left="0.25cm" fo:padding-right="0.25cm" fo:wrap-option="wrap"/>
      <style:paragraph-properties style:writing-mode="lr-tb"/>
    </style:style>
    <style:style style:name="gr169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3ed85b" draw:textarea-vertical-align="middle" draw:auto-grow-height="false" draw:fit-to-size="false" style:shrink-to-fit="false" fo:min-height="0.799cm" fo:min-width="0.396cm" fo:padding-top="0.125cm" fo:padding-bottom="0.125cm" fo:padding-left="0.25cm" fo:padding-right="0.25cm" fo:wrap-option="wrap"/>
      <style:paragraph-properties style:writing-mode="lr-tb"/>
    </style:style>
    <style:style style:name="gr170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0.799cm" fo:min-width="0.398cm" fo:padding-top="0.125cm" fo:padding-bottom="0.125cm" fo:padding-left="0.25cm" fo:padding-right="0.25cm" fo:wrap-option="wrap"/>
      <style:paragraph-properties style:writing-mode="lr-tb"/>
    </style:style>
    <style:style style:name="gr171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.798cm" fo:min-width="0.398cm" fo:padding-top="0.125cm" fo:padding-bottom="0.125cm" fo:padding-left="0.25cm" fo:padding-right="0.25cm" fo:wrap-option="wrap"/>
      <style:paragraph-properties style:writing-mode="lr-tb"/>
    </style:style>
    <style:style style:name="gr172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3ed85b" draw:textarea-vertical-align="middle" draw:auto-grow-height="false" draw:fit-to-size="false" style:shrink-to-fit="false" fo:min-height="0.799cm" fo:min-width="0.397cm" fo:padding-top="0.125cm" fo:padding-bottom="0.125cm" fo:padding-left="0.25cm" fo:padding-right="0.25cm" fo:wrap-option="wrap"/>
      <style:paragraph-properties style:writing-mode="lr-tb"/>
    </style:style>
    <style:style style:name="gr173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0.799cm" fo:min-width="0.398cm" fo:padding-top="0.125cm" fo:padding-bottom="0.125cm" fo:padding-left="0.25cm" fo:padding-right="0.25cm" fo:wrap-option="wrap"/>
      <style:paragraph-properties style:writing-mode="lr-tb"/>
    </style:style>
    <style:style style:name="gr174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.798cm" fo:min-width="0.397cm" fo:padding-top="0.125cm" fo:padding-bottom="0.125cm" fo:padding-left="0.25cm" fo:padding-right="0.25cm" fo:wrap-option="wrap"/>
      <style:paragraph-properties style:writing-mode="lr-tb"/>
    </style:style>
    <style:style style:name="gr175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3ed85b" draw:textarea-vertical-align="middle" draw:auto-grow-height="false" draw:fit-to-size="false" style:shrink-to-fit="false" fo:min-height="0.799cm" fo:min-width="0.398cm" fo:padding-top="0.125cm" fo:padding-bottom="0.125cm" fo:padding-left="0.25cm" fo:padding-right="0.25cm" fo:wrap-option="wrap"/>
      <style:paragraph-properties style:writing-mode="lr-tb"/>
    </style:style>
    <style:style style:name="gr176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0.799cm" fo:min-width="0.397cm" fo:padding-top="0.125cm" fo:padding-bottom="0.125cm" fo:padding-left="0.25cm" fo:padding-right="0.25cm" fo:wrap-option="wrap"/>
      <style:paragraph-properties style:writing-mode="lr-tb"/>
    </style:style>
    <style:style style:name="gr177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.798cm" fo:min-width="0.397cm" fo:padding-top="0.125cm" fo:padding-bottom="0.125cm" fo:padding-left="0.25cm" fo:padding-right="0.25cm" fo:wrap-option="wrap"/>
      <style:paragraph-properties style:writing-mode="lr-tb"/>
    </style:style>
    <style:style style:name="gr178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0.799cm" fo:min-width="0.398cm" fo:padding-top="0.125cm" fo:padding-bottom="0.125cm" fo:padding-left="0.25cm" fo:padding-right="0.25cm" fo:wrap-option="wrap"/>
      <style:paragraph-properties style:writing-mode="lr-tb"/>
    </style:style>
    <style:style style:name="gr179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.798cm" fo:min-width="0.398cm" fo:padding-top="0.125cm" fo:padding-bottom="0.125cm" fo:padding-left="0.25cm" fo:padding-right="0.25cm" fo:wrap-option="wrap"/>
      <style:paragraph-properties style:writing-mode="lr-tb"/>
    </style:style>
    <style:style style:name="gr180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0.799cm" fo:min-width="0.398cm" fo:padding-top="0.125cm" fo:padding-bottom="0.125cm" fo:padding-left="0.25cm" fo:padding-right="0.25cm" fo:wrap-option="wrap"/>
      <style:paragraph-properties style:writing-mode="lr-tb"/>
    </style:style>
    <style:style style:name="gr181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.798cm" fo:min-width="0.397cm" fo:padding-top="0.125cm" fo:padding-bottom="0.125cm" fo:padding-left="0.25cm" fo:padding-right="0.25cm" fo:wrap-option="wrap"/>
      <style:paragraph-properties style:writing-mode="lr-tb"/>
    </style:style>
    <style:style style:name="gr182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3ed85b" draw:textarea-vertical-align="middle" draw:auto-grow-height="false" draw:fit-to-size="false" style:shrink-to-fit="false" fo:min-height="0.799cm" fo:min-width="0.398cm" fo:padding-top="0.125cm" fo:padding-bottom="0.125cm" fo:padding-left="0.25cm" fo:padding-right="0.25cm" fo:wrap-option="wrap"/>
      <style:paragraph-properties style:writing-mode="lr-tb"/>
    </style:style>
    <style:style style:name="gr183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.798cm" fo:min-width="0.398cm" fo:padding-top="0.125cm" fo:padding-bottom="0.125cm" fo:padding-left="0.25cm" fo:padding-right="0.25cm" fo:wrap-option="wrap"/>
      <style:paragraph-properties style:writing-mode="lr-tb"/>
    </style:style>
    <style:style style:name="gr184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3ed85b" draw:textarea-vertical-align="middle" draw:auto-grow-height="false" draw:fit-to-size="false" style:shrink-to-fit="false" fo:min-height="0.799cm" fo:min-width="0.397cm" fo:padding-top="0.125cm" fo:padding-bottom="0.125cm" fo:padding-left="0.25cm" fo:padding-right="0.25cm" fo:wrap-option="wrap"/>
      <style:paragraph-properties style:writing-mode="lr-tb"/>
    </style:style>
    <style:style style:name="gr185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.798cm" fo:min-width="0.397cm" fo:padding-top="0.125cm" fo:padding-bottom="0.125cm" fo:padding-left="0.25cm" fo:padding-right="0.25cm" fo:wrap-option="wrap"/>
      <style:paragraph-properties style:writing-mode="lr-tb"/>
    </style:style>
    <style:style style:name="gr186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3ed85b" draw:textarea-vertical-align="middle" draw:auto-grow-height="false" draw:fit-to-size="false" style:shrink-to-fit="false" fo:min-height="0.799cm" fo:min-width="0.398cm" fo:padding-top="0.125cm" fo:padding-bottom="0.125cm" fo:padding-left="0.25cm" fo:padding-right="0.25cm" fo:wrap-option="wrap"/>
      <style:paragraph-properties style:writing-mode="lr-tb"/>
    </style:style>
    <style:style style:name="gr18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88" style:family="graphic" style:parent-style-name="objectwithoutfill">
      <style:graphic-properties draw:fill="solid" draw:textarea-vertical-align="middle"/>
    </style:style>
    <style:style style:name="gr189" style:family="graphic" style:parent-style-name="standard">
      <style:graphic-properties svg:stroke-color="#ff0000" draw:textarea-vertical-align="middle" draw:shadow="hidden"/>
    </style:style>
    <style:style style:name="gr190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0.799cm" fo:min-width="0.398cm" fo:padding-top="0.125cm" fo:padding-bottom="0.125cm" fo:padding-left="0.25cm" fo:padding-right="0.25cm" fo:wrap-option="wrap"/>
      <style:paragraph-properties style:writing-mode="lr-tb"/>
    </style:style>
    <style:style style:name="gr191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.798cm" fo:min-width="0.397cm" fo:padding-top="0.125cm" fo:padding-bottom="0.125cm" fo:padding-left="0.25cm" fo:padding-right="0.25cm" fo:wrap-option="wrap"/>
      <style:paragraph-properties style:writing-mode="lr-tb"/>
    </style:style>
    <style:style style:name="gr192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3ed85b" draw:textarea-vertical-align="middle" draw:auto-grow-height="false" draw:fit-to-size="false" style:shrink-to-fit="false" fo:min-height="0.799cm" fo:min-width="0.398cm" fo:padding-top="0.125cm" fo:padding-bottom="0.125cm" fo:padding-left="0.25cm" fo:padding-right="0.25cm" fo:wrap-option="wrap"/>
      <style:paragraph-properties style:writing-mode="lr-tb"/>
    </style:style>
    <style:style style:name="gr193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0.799cm" fo:min-width="0.397cm" fo:padding-top="0.125cm" fo:padding-bottom="0.125cm" fo:padding-left="0.25cm" fo:padding-right="0.25cm" fo:wrap-option="wrap"/>
      <style:paragraph-properties style:writing-mode="lr-tb"/>
    </style:style>
    <style:style style:name="gr194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.798cm" fo:min-width="0.397cm" fo:padding-top="0.125cm" fo:padding-bottom="0.125cm" fo:padding-left="0.25cm" fo:padding-right="0.25cm" fo:wrap-option="wrap"/>
      <style:paragraph-properties style:writing-mode="lr-tb"/>
    </style:style>
    <style:style style:name="gr195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0.799cm" fo:min-width="0.398cm" fo:padding-top="0.125cm" fo:padding-bottom="0.125cm" fo:padding-left="0.25cm" fo:padding-right="0.25cm" fo:wrap-option="wrap"/>
      <style:paragraph-properties style:writing-mode="lr-tb"/>
    </style:style>
    <style:style style:name="gr196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.798cm" fo:min-width="0.398cm" fo:padding-top="0.125cm" fo:padding-bottom="0.125cm" fo:padding-left="0.25cm" fo:padding-right="0.25cm" fo:wrap-option="wrap"/>
      <style:paragraph-properties style:writing-mode="lr-tb"/>
    </style:style>
    <style:style style:name="gr197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0.799cm" fo:min-width="0.398cm" fo:padding-top="0.125cm" fo:padding-bottom="0.125cm" fo:padding-left="0.25cm" fo:padding-right="0.25cm" fo:wrap-option="wrap"/>
      <style:paragraph-properties style:writing-mode="lr-tb"/>
    </style:style>
    <style:style style:name="gr198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.798cm" fo:min-width="0.397cm" fo:padding-top="0.125cm" fo:padding-bottom="0.125cm" fo:padding-left="0.25cm" fo:padding-right="0.25cm" fo:wrap-option="wrap"/>
      <style:paragraph-properties style:writing-mode="lr-tb"/>
    </style:style>
    <style:style style:name="gr199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3ed85b" draw:textarea-vertical-align="middle" draw:auto-grow-height="false" draw:fit-to-size="false" style:shrink-to-fit="false" fo:min-height="0.799cm" fo:min-width="0.398cm" fo:padding-top="0.125cm" fo:padding-bottom="0.125cm" fo:padding-left="0.25cm" fo:padding-right="0.25cm" fo:wrap-option="wrap"/>
      <style:paragraph-properties style:writing-mode="lr-tb"/>
    </style:style>
    <style:style style:name="gr200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0.799cm" fo:min-width="0.397cm" fo:padding-top="0.125cm" fo:padding-bottom="0.125cm" fo:padding-left="0.25cm" fo:padding-right="0.25cm" fo:wrap-option="wrap"/>
      <style:paragraph-properties style:writing-mode="lr-tb"/>
    </style:style>
    <style:style style:name="gr201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.798cm" fo:min-width="0.397cm" fo:padding-top="0.125cm" fo:padding-bottom="0.125cm" fo:padding-left="0.25cm" fo:padding-right="0.25cm" fo:wrap-option="wrap"/>
      <style:paragraph-properties style:writing-mode="lr-tb"/>
    </style:style>
    <style:style style:name="gr202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3ed85b" draw:textarea-vertical-align="middle" draw:auto-grow-height="false" draw:fit-to-size="false" style:shrink-to-fit="false" fo:min-height="0.799cm" fo:min-width="0.396cm" fo:padding-top="0.125cm" fo:padding-bottom="0.125cm" fo:padding-left="0.25cm" fo:padding-right="0.25cm" fo:wrap-option="wrap"/>
      <style:paragraph-properties style:writing-mode="lr-tb"/>
    </style:style>
    <style:style style:name="gr203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.798cm" fo:min-width="0.398cm" fo:padding-top="0.125cm" fo:padding-bottom="0.125cm" fo:padding-left="0.25cm" fo:padding-right="0.25cm" fo:wrap-option="wrap"/>
      <style:paragraph-properties style:writing-mode="lr-tb"/>
    </style:style>
    <style:style style:name="gr204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3ed85b" draw:textarea-vertical-align="middle" draw:auto-grow-height="false" draw:fit-to-size="false" style:shrink-to-fit="false" fo:min-height="0.799cm" fo:min-width="0.397cm" fo:padding-top="0.125cm" fo:padding-bottom="0.125cm" fo:padding-left="0.25cm" fo:padding-right="0.25cm" fo:wrap-option="wrap"/>
      <style:paragraph-properties style:writing-mode="lr-tb"/>
    </style:style>
    <style:style style:name="gr205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.798cm" fo:min-width="0.397cm" fo:padding-top="0.125cm" fo:padding-bottom="0.125cm" fo:padding-left="0.25cm" fo:padding-right="0.25cm" fo:wrap-option="wrap"/>
      <style:paragraph-properties style:writing-mode="lr-tb"/>
    </style:style>
    <style:style style:name="gr206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3ed85b" draw:textarea-vertical-align="middle" draw:auto-grow-height="false" draw:fit-to-size="false" style:shrink-to-fit="false" fo:min-height="0.799cm" fo:min-width="0.398cm" fo:padding-top="0.125cm" fo:padding-bottom="0.125cm" fo:padding-left="0.25cm" fo:padding-right="0.25cm" fo:wrap-option="wrap"/>
      <style:paragraph-properties style:writing-mode="lr-tb"/>
    </style:style>
    <style:style style:name="gr207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0.799cm" fo:min-width="0.397cm" fo:padding-top="0.125cm" fo:padding-bottom="0.125cm" fo:padding-left="0.25cm" fo:padding-right="0.25cm" fo:wrap-option="wrap"/>
      <style:paragraph-properties style:writing-mode="lr-tb"/>
    </style:style>
    <style:style style:name="gr208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.798cm" fo:min-width="0.397cm" fo:padding-top="0.125cm" fo:padding-bottom="0.125cm" fo:padding-left="0.25cm" fo:padding-right="0.25cm" fo:wrap-option="wrap"/>
      <style:paragraph-properties style:writing-mode="lr-tb"/>
    </style:style>
    <style:style style:name="gr209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3ed85b" draw:textarea-vertical-align="middle" draw:auto-grow-height="false" draw:fit-to-size="false" style:shrink-to-fit="false" fo:min-height="0.799cm" fo:min-width="0.396cm" fo:padding-top="0.125cm" fo:padding-bottom="0.125cm" fo:padding-left="0.25cm" fo:padding-right="0.25cm" fo:wrap-option="wrap"/>
      <style:paragraph-properties style:writing-mode="lr-tb"/>
    </style:style>
    <style:style style:name="gr210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0.799cm" fo:min-width="0.398cm" fo:padding-top="0.125cm" fo:padding-bottom="0.125cm" fo:padding-left="0.25cm" fo:padding-right="0.25cm" fo:wrap-option="wrap"/>
      <style:paragraph-properties style:writing-mode="lr-tb"/>
    </style:style>
    <style:style style:name="gr211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.798cm" fo:min-width="0.398cm" fo:padding-top="0.125cm" fo:padding-bottom="0.125cm" fo:padding-left="0.25cm" fo:padding-right="0.25cm" fo:wrap-option="wrap"/>
      <style:paragraph-properties style:writing-mode="lr-tb"/>
    </style:style>
    <style:style style:name="gr212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3ed85b" draw:textarea-vertical-align="middle" draw:auto-grow-height="false" draw:fit-to-size="false" style:shrink-to-fit="false" fo:min-height="0.799cm" fo:min-width="0.397cm" fo:padding-top="0.125cm" fo:padding-bottom="0.125cm" fo:padding-left="0.25cm" fo:padding-right="0.25cm" fo:wrap-option="wrap"/>
      <style:paragraph-properties style:writing-mode="lr-tb"/>
    </style:style>
    <style:style style:name="gr213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0.799cm" fo:min-width="0.398cm" fo:padding-top="0.125cm" fo:padding-bottom="0.125cm" fo:padding-left="0.25cm" fo:padding-right="0.25cm" fo:wrap-option="wrap"/>
      <style:paragraph-properties style:writing-mode="lr-tb"/>
    </style:style>
    <style:style style:name="gr214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.798cm" fo:min-width="0.397cm" fo:padding-top="0.125cm" fo:padding-bottom="0.125cm" fo:padding-left="0.25cm" fo:padding-right="0.25cm" fo:wrap-option="wrap"/>
      <style:paragraph-properties style:writing-mode="lr-tb"/>
    </style:style>
    <style:style style:name="gr215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3ed85b" draw:textarea-vertical-align="middle" draw:auto-grow-height="false" draw:fit-to-size="false" style:shrink-to-fit="false" fo:min-height="0.799cm" fo:min-width="0.398cm" fo:padding-top="0.125cm" fo:padding-bottom="0.125cm" fo:padding-left="0.25cm" fo:padding-right="0.25cm" fo:wrap-option="wrap"/>
      <style:paragraph-properties style:writing-mode="lr-tb"/>
    </style:style>
    <style:style style:name="gr216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0.799cm" fo:min-width="0.397cm" fo:padding-top="0.125cm" fo:padding-bottom="0.125cm" fo:padding-left="0.25cm" fo:padding-right="0.25cm" fo:wrap-option="wrap"/>
      <style:paragraph-properties style:writing-mode="lr-tb"/>
    </style:style>
    <style:style style:name="gr217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.798cm" fo:min-width="0.397cm" fo:padding-top="0.125cm" fo:padding-bottom="0.125cm" fo:padding-left="0.25cm" fo:padding-right="0.25cm" fo:wrap-option="wrap"/>
      <style:paragraph-properties style:writing-mode="lr-tb"/>
    </style:style>
    <style:style style:name="gr218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0.799cm" fo:min-width="0.398cm" fo:padding-top="0.125cm" fo:padding-bottom="0.125cm" fo:padding-left="0.25cm" fo:padding-right="0.25cm" fo:wrap-option="wrap"/>
      <style:paragraph-properties style:writing-mode="lr-tb"/>
    </style:style>
    <style:style style:name="gr219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.798cm" fo:min-width="0.398cm" fo:padding-top="0.125cm" fo:padding-bottom="0.125cm" fo:padding-left="0.25cm" fo:padding-right="0.25cm" fo:wrap-option="wrap"/>
      <style:paragraph-properties style:writing-mode="lr-tb"/>
    </style:style>
    <style:style style:name="gr220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0.799cm" fo:min-width="0.398cm" fo:padding-top="0.125cm" fo:padding-bottom="0.125cm" fo:padding-left="0.25cm" fo:padding-right="0.25cm" fo:wrap-option="wrap"/>
      <style:paragraph-properties style:writing-mode="lr-tb"/>
    </style:style>
    <style:style style:name="gr221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.798cm" fo:min-width="0.397cm" fo:padding-top="0.125cm" fo:padding-bottom="0.125cm" fo:padding-left="0.25cm" fo:padding-right="0.25cm" fo:wrap-option="wrap"/>
      <style:paragraph-properties style:writing-mode="lr-tb"/>
    </style:style>
    <style:style style:name="gr222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3ed85b" draw:textarea-vertical-align="middle" draw:auto-grow-height="false" draw:fit-to-size="false" style:shrink-to-fit="false" fo:min-height="0.799cm" fo:min-width="0.398cm" fo:padding-top="0.125cm" fo:padding-bottom="0.125cm" fo:padding-left="0.25cm" fo:padding-right="0.25cm" fo:wrap-option="wrap"/>
      <style:paragraph-properties style:writing-mode="lr-tb"/>
    </style:style>
    <style:style style:name="gr223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.798cm" fo:min-width="0.398cm" fo:padding-top="0.125cm" fo:padding-bottom="0.125cm" fo:padding-left="0.25cm" fo:padding-right="0.25cm" fo:wrap-option="wrap"/>
      <style:paragraph-properties style:writing-mode="lr-tb"/>
    </style:style>
    <style:style style:name="gr224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3ed85b" draw:textarea-vertical-align="middle" draw:auto-grow-height="false" draw:fit-to-size="false" style:shrink-to-fit="false" fo:min-height="0.799cm" fo:min-width="0.397cm" fo:padding-top="0.125cm" fo:padding-bottom="0.125cm" fo:padding-left="0.25cm" fo:padding-right="0.25cm" fo:wrap-option="wrap"/>
      <style:paragraph-properties style:writing-mode="lr-tb"/>
    </style:style>
    <style:style style:name="gr225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.798cm" fo:min-width="0.397cm" fo:padding-top="0.125cm" fo:padding-bottom="0.125cm" fo:padding-left="0.25cm" fo:padding-right="0.25cm" fo:wrap-option="wrap"/>
      <style:paragraph-properties style:writing-mode="lr-tb"/>
    </style:style>
    <style:style style:name="gr226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3ed85b" draw:textarea-vertical-align="middle" draw:auto-grow-height="false" draw:fit-to-size="false" style:shrink-to-fit="false" fo:min-height="0.799cm" fo:min-width="0.398cm" fo:padding-top="0.125cm" fo:padding-bottom="0.125cm" fo:padding-left="0.25cm" fo:padding-right="0.25cm" fo:wrap-option="wrap"/>
      <style:paragraph-properties style:writing-mode="lr-tb"/>
    </style:style>
    <style:style style:name="gr227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0.799cm" fo:min-width="0.398cm" fo:padding-top="0.125cm" fo:padding-bottom="0.125cm" fo:padding-left="0.25cm" fo:padding-right="0.25cm" fo:wrap-option="wrap"/>
      <style:paragraph-properties style:writing-mode="lr-tb"/>
    </style:style>
    <style:style style:name="gr228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.798cm" fo:min-width="0.397cm" fo:padding-top="0.125cm" fo:padding-bottom="0.125cm" fo:padding-left="0.25cm" fo:padding-right="0.25cm" fo:wrap-option="wrap"/>
      <style:paragraph-properties style:writing-mode="lr-tb"/>
    </style:style>
    <style:style style:name="gr229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3ed85b" draw:textarea-vertical-align="middle" draw:auto-grow-height="false" draw:fit-to-size="false" style:shrink-to-fit="false" fo:min-height="0.799cm" fo:min-width="0.398cm" fo:padding-top="0.125cm" fo:padding-bottom="0.125cm" fo:padding-left="0.25cm" fo:padding-right="0.25cm" fo:wrap-option="wrap"/>
      <style:paragraph-properties style:writing-mode="lr-tb"/>
    </style:style>
    <style:style style:name="gr230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0.799cm" fo:min-width="0.397cm" fo:padding-top="0.125cm" fo:padding-bottom="0.125cm" fo:padding-left="0.25cm" fo:padding-right="0.25cm" fo:wrap-option="wrap"/>
      <style:paragraph-properties style:writing-mode="lr-tb"/>
    </style:style>
    <style:style style:name="gr231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.798cm" fo:min-width="0.397cm" fo:padding-top="0.125cm" fo:padding-bottom="0.125cm" fo:padding-left="0.25cm" fo:padding-right="0.25cm" fo:wrap-option="wrap"/>
      <style:paragraph-properties style:writing-mode="lr-tb"/>
    </style:style>
    <style:style style:name="gr232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0.799cm" fo:min-width="0.398cm" fo:padding-top="0.125cm" fo:padding-bottom="0.125cm" fo:padding-left="0.25cm" fo:padding-right="0.25cm" fo:wrap-option="wrap"/>
      <style:paragraph-properties style:writing-mode="lr-tb"/>
    </style:style>
    <style:style style:name="gr233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.798cm" fo:min-width="0.398cm" fo:padding-top="0.125cm" fo:padding-bottom="0.125cm" fo:padding-left="0.25cm" fo:padding-right="0.25cm" fo:wrap-option="wrap"/>
      <style:paragraph-properties style:writing-mode="lr-tb"/>
    </style:style>
    <style:style style:name="gr234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0.799cm" fo:min-width="0.398cm" fo:padding-top="0.125cm" fo:padding-bottom="0.125cm" fo:padding-left="0.25cm" fo:padding-right="0.25cm" fo:wrap-option="wrap"/>
      <style:paragraph-properties style:writing-mode="lr-tb"/>
    </style:style>
    <style:style style:name="gr235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.798cm" fo:min-width="0.397cm" fo:padding-top="0.125cm" fo:padding-bottom="0.125cm" fo:padding-left="0.25cm" fo:padding-right="0.25cm" fo:wrap-option="wrap"/>
      <style:paragraph-properties style:writing-mode="lr-tb"/>
    </style:style>
    <style:style style:name="gr236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3ed85b" draw:textarea-vertical-align="middle" draw:auto-grow-height="false" draw:fit-to-size="false" style:shrink-to-fit="false" fo:min-height="0.799cm" fo:min-width="0.398cm" fo:padding-top="0.125cm" fo:padding-bottom="0.125cm" fo:padding-left="0.25cm" fo:padding-right="0.25cm" fo:wrap-option="wrap"/>
      <style:paragraph-properties style:writing-mode="lr-tb"/>
    </style:style>
    <style:style style:name="gr237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0.799cm" fo:min-width="0.397cm" fo:padding-top="0.125cm" fo:padding-bottom="0.125cm" fo:padding-left="0.25cm" fo:padding-right="0.25cm" fo:wrap-option="wrap"/>
      <style:paragraph-properties style:writing-mode="lr-tb"/>
    </style:style>
    <style:style style:name="gr238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.798cm" fo:min-width="0.397cm" fo:padding-top="0.125cm" fo:padding-bottom="0.125cm" fo:padding-left="0.25cm" fo:padding-right="0.25cm" fo:wrap-option="wrap"/>
      <style:paragraph-properties style:writing-mode="lr-tb"/>
    </style:style>
    <style:style style:name="gr239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3ed85b" draw:textarea-vertical-align="middle" draw:auto-grow-height="false" draw:fit-to-size="false" style:shrink-to-fit="false" fo:min-height="0.799cm" fo:min-width="0.396cm" fo:padding-top="0.125cm" fo:padding-bottom="0.125cm" fo:padding-left="0.25cm" fo:padding-right="0.25cm" fo:wrap-option="wrap"/>
      <style:paragraph-properties style:writing-mode="lr-tb"/>
    </style:style>
    <style:style style:name="gr240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.798cm" fo:min-width="0.398cm" fo:padding-top="0.125cm" fo:padding-bottom="0.125cm" fo:padding-left="0.25cm" fo:padding-right="0.25cm" fo:wrap-option="wrap"/>
      <style:paragraph-properties style:writing-mode="lr-tb"/>
    </style:style>
    <style:style style:name="gr241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3ed85b" draw:textarea-vertical-align="middle" draw:auto-grow-height="false" draw:fit-to-size="false" style:shrink-to-fit="false" fo:min-height="0.799cm" fo:min-width="0.397cm" fo:padding-top="0.125cm" fo:padding-bottom="0.125cm" fo:padding-left="0.25cm" fo:padding-right="0.25cm" fo:wrap-option="wrap"/>
      <style:paragraph-properties style:writing-mode="lr-tb"/>
    </style:style>
    <style:style style:name="gr242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.798cm" fo:min-width="0.397cm" fo:padding-top="0.125cm" fo:padding-bottom="0.125cm" fo:padding-left="0.25cm" fo:padding-right="0.25cm" fo:wrap-option="wrap"/>
      <style:paragraph-properties style:writing-mode="lr-tb"/>
    </style:style>
    <style:style style:name="gr243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3ed85b" draw:textarea-vertical-align="middle" draw:auto-grow-height="false" draw:fit-to-size="false" style:shrink-to-fit="false" fo:min-height="0.799cm" fo:min-width="0.398cm" fo:padding-top="0.125cm" fo:padding-bottom="0.125cm" fo:padding-left="0.25cm" fo:padding-right="0.25cm" fo:wrap-option="wrap"/>
      <style:paragraph-properties style:writing-mode="lr-tb"/>
    </style:style>
    <style:style style:name="gr244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0.799cm" fo:min-width="0.397cm" fo:padding-top="0.125cm" fo:padding-bottom="0.125cm" fo:padding-left="0.25cm" fo:padding-right="0.25cm" fo:wrap-option="wrap"/>
      <style:paragraph-properties style:writing-mode="lr-tb"/>
    </style:style>
    <style:style style:name="gr245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.798cm" fo:min-width="0.397cm" fo:padding-top="0.125cm" fo:padding-bottom="0.125cm" fo:padding-left="0.25cm" fo:padding-right="0.25cm" fo:wrap-option="wrap"/>
      <style:paragraph-properties style:writing-mode="lr-tb"/>
    </style:style>
    <style:style style:name="gr246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3ed85b" draw:textarea-vertical-align="middle" draw:auto-grow-height="false" draw:fit-to-size="false" style:shrink-to-fit="false" fo:min-height="0.799cm" fo:min-width="0.396cm" fo:padding-top="0.125cm" fo:padding-bottom="0.125cm" fo:padding-left="0.25cm" fo:padding-right="0.25cm" fo:wrap-option="wrap"/>
      <style:paragraph-properties style:writing-mode="lr-tb"/>
    </style:style>
    <style:style style:name="gr247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0.799cm" fo:min-width="0.398cm" fo:padding-top="0.125cm" fo:padding-bottom="0.125cm" fo:padding-left="0.25cm" fo:padding-right="0.25cm" fo:wrap-option="wrap"/>
      <style:paragraph-properties style:writing-mode="lr-tb"/>
    </style:style>
    <style:style style:name="gr248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.798cm" fo:min-width="0.398cm" fo:padding-top="0.125cm" fo:padding-bottom="0.125cm" fo:padding-left="0.25cm" fo:padding-right="0.25cm" fo:wrap-option="wrap"/>
      <style:paragraph-properties style:writing-mode="lr-tb"/>
    </style:style>
    <style:style style:name="gr249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3ed85b" draw:textarea-vertical-align="middle" draw:auto-grow-height="false" draw:fit-to-size="false" style:shrink-to-fit="false" fo:min-height="0.799cm" fo:min-width="0.397cm" fo:padding-top="0.125cm" fo:padding-bottom="0.125cm" fo:padding-left="0.25cm" fo:padding-right="0.25cm" fo:wrap-option="wrap"/>
      <style:paragraph-properties style:writing-mode="lr-tb"/>
    </style:style>
    <style:style style:name="gr250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0.799cm" fo:min-width="0.398cm" fo:padding-top="0.125cm" fo:padding-bottom="0.125cm" fo:padding-left="0.25cm" fo:padding-right="0.25cm" fo:wrap-option="wrap"/>
      <style:paragraph-properties style:writing-mode="lr-tb"/>
    </style:style>
    <style:style style:name="gr251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.798cm" fo:min-width="0.397cm" fo:padding-top="0.125cm" fo:padding-bottom="0.125cm" fo:padding-left="0.25cm" fo:padding-right="0.25cm" fo:wrap-option="wrap"/>
      <style:paragraph-properties style:writing-mode="lr-tb"/>
    </style:style>
    <style:style style:name="gr252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3ed85b" draw:textarea-vertical-align="middle" draw:auto-grow-height="false" draw:fit-to-size="false" style:shrink-to-fit="false" fo:min-height="0.799cm" fo:min-width="0.398cm" fo:padding-top="0.125cm" fo:padding-bottom="0.125cm" fo:padding-left="0.25cm" fo:padding-right="0.25cm" fo:wrap-option="wrap"/>
      <style:paragraph-properties style:writing-mode="lr-tb"/>
    </style:style>
    <style:style style:name="gr253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0.799cm" fo:min-width="0.397cm" fo:padding-top="0.125cm" fo:padding-bottom="0.125cm" fo:padding-left="0.25cm" fo:padding-right="0.25cm" fo:wrap-option="wrap"/>
      <style:paragraph-properties style:writing-mode="lr-tb"/>
    </style:style>
    <style:style style:name="gr254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.798cm" fo:min-width="0.397cm" fo:padding-top="0.125cm" fo:padding-bottom="0.125cm" fo:padding-left="0.25cm" fo:padding-right="0.25cm" fo:wrap-option="wrap"/>
      <style:paragraph-properties style:writing-mode="lr-tb"/>
    </style:style>
    <style:style style:name="gr255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0.799cm" fo:min-width="0.398cm" fo:padding-top="0.125cm" fo:padding-bottom="0.125cm" fo:padding-left="0.25cm" fo:padding-right="0.25cm" fo:wrap-option="wrap"/>
      <style:paragraph-properties style:writing-mode="lr-tb"/>
    </style:style>
    <style:style style:name="gr256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.798cm" fo:min-width="0.398cm" fo:padding-top="0.125cm" fo:padding-bottom="0.125cm" fo:padding-left="0.25cm" fo:padding-right="0.25cm" fo:wrap-option="wrap"/>
      <style:paragraph-properties style:writing-mode="lr-tb"/>
    </style:style>
    <style:style style:name="gr257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fadc19" draw:textarea-vertical-align="middle" draw:auto-grow-height="false" draw:fit-to-size="false" style:shrink-to-fit="false" fo:min-height="0.799cm" fo:min-width="0.398cm" fo:padding-top="0.125cm" fo:padding-bottom="0.125cm" fo:padding-left="0.25cm" fo:padding-right="0.25cm" fo:wrap-option="wrap"/>
      <style:paragraph-properties style:writing-mode="lr-tb"/>
    </style:style>
    <style:style style:name="gr258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.798cm" fo:min-width="0.397cm" fo:padding-top="0.125cm" fo:padding-bottom="0.125cm" fo:padding-left="0.25cm" fo:padding-right="0.25cm" fo:wrap-option="wrap"/>
      <style:paragraph-properties style:writing-mode="lr-tb"/>
    </style:style>
    <style:style style:name="gr259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3ed85b" draw:textarea-vertical-align="middle" draw:auto-grow-height="false" draw:fit-to-size="false" style:shrink-to-fit="false" fo:min-height="0.799cm" fo:min-width="0.398cm" fo:padding-top="0.125cm" fo:padding-bottom="0.125cm" fo:padding-left="0.25cm" fo:padding-right="0.25cm" fo:wrap-option="wrap"/>
      <style:paragraph-properties style:writing-mode="lr-tb"/>
    </style:style>
    <style:style style:name="gr260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.798cm" fo:min-width="0.398cm" fo:padding-top="0.125cm" fo:padding-bottom="0.125cm" fo:padding-left="0.25cm" fo:padding-right="0.25cm" fo:wrap-option="wrap"/>
      <style:paragraph-properties style:writing-mode="lr-tb"/>
    </style:style>
    <style:style style:name="gr261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3ed85b" draw:textarea-vertical-align="middle" draw:auto-grow-height="false" draw:fit-to-size="false" style:shrink-to-fit="false" fo:min-height="0.799cm" fo:min-width="0.397cm" fo:padding-top="0.125cm" fo:padding-bottom="0.125cm" fo:padding-left="0.25cm" fo:padding-right="0.25cm" fo:wrap-option="wrap"/>
      <style:paragraph-properties style:writing-mode="lr-tb"/>
    </style:style>
    <style:style style:name="gr262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a5c7ce" draw:textarea-vertical-align="middle" draw:auto-grow-height="false" draw:fit-to-size="false" style:shrink-to-fit="false" fo:min-height="0.798cm" fo:min-width="0.397cm" fo:padding-top="0.125cm" fo:padding-bottom="0.125cm" fo:padding-left="0.25cm" fo:padding-right="0.25cm" fo:wrap-option="wrap"/>
      <style:paragraph-properties style:writing-mode="lr-tb"/>
    </style:style>
    <style:style style:name="gr263" style:family="graphic" style:parent-style-name="standard" style:list-style-name="L3">
      <style:graphic-properties draw:stroke="solid" svg:stroke-width="0.018cm" svg:stroke-color="#000000" draw:stroke-linejoin="round" svg:stroke-linecap="butt" draw:fill="solid" draw:fill-color="#3ed85b" draw:textarea-vertical-align="middle" draw:auto-grow-height="false" draw:fit-to-size="false" style:shrink-to-fit="false" fo:min-height="0.799cm" fo:min-width="0.398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elfolie-notes" style:list-style-name="L4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elfoli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elfolie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fadc19"/>
      <style:paragraph-properties fo:text-align="center" style:font-independent-line-spacing="true"/>
      <style:text-properties fo:font-size="18pt"/>
    </style:style>
    <style:style style:name="P3" style:family="paragraph">
      <loext:graphic-properties draw:fill="solid" draw:fill-color="#a5c7ce"/>
      <style:paragraph-properties fo:text-align="center" style:font-independent-line-spacing="true"/>
      <style:text-properties fo:font-size="18pt"/>
    </style:style>
    <style:style style:name="P4" style:family="paragraph">
      <loext:graphic-properties draw:fill="none" draw:fill-color="#fadc19"/>
      <style:paragraph-properties fo:text-align="start"/>
      <style:text-properties fo:font-size="18pt"/>
    </style:style>
    <style:style style:name="P5" style:family="paragraph">
      <loext:graphic-properties draw:fill="none" draw:fill-color="#a5c7ce"/>
      <style:paragraph-properties fo:text-align="start"/>
      <style:text-properties fo:font-size="18pt"/>
    </style:style>
    <style:style style:name="P6" style:family="paragraph">
      <loext:graphic-properties draw:fill="solid" draw:fill-color="#3ed85b"/>
      <style:paragraph-properties fo:text-align="center" style:font-independent-line-spacing="true"/>
      <style:text-properties fo:font-size="18pt"/>
    </style:style>
    <style:style style:name="P7" style:family="paragraph">
      <loext:graphic-properties draw:fill="none" draw:fill-color="#ff18fd"/>
      <style:paragraph-properties fo:text-align="start"/>
      <style:text-properties fo:font-size="18pt"/>
    </style:style>
    <style:style style:name="P8" style:family="paragraph">
      <loext:graphic-properties draw:fill="solid" draw:fill-color="#ff18fd"/>
      <style:paragraph-properties fo:text-align="center" style:font-independent-line-spacing="true"/>
      <style:text-properties fo:font-size="18pt"/>
    </style:style>
    <style:style style:name="P9" style:family="paragraph">
      <loext:graphic-properties draw:fill="none" draw:fill-color="#3ed85b"/>
      <style:paragraph-properties style:writing-mode="lr-tb"/>
    </style:style>
    <style:style style:name="P10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3" style:family="paragraph">
      <loext:graphic-properties draw:fill="none" draw:fill-color="#3ed85b"/>
      <style:paragraph-properties fo:text-align="start"/>
      <style:text-properties fo:font-size="18pt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6" style:family="paragraph">
      <loext:graphic-properties draw:fill="solid" draw:fill-color="#e6b9b8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loext:graphic-properties draw:fill="solid" draw:fill-color="#fac09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loext:graphic-properties draw:fill="solid" draw:fill-color="#c3d69b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9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loext:graphic-properties draw:fill="solid" draw:fill-color="#3ed85b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2" style:family="paragraph">
      <loext:graphic-properties draw:fill="solid" draw:fill-color="#a5c7c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3" style:family="paragraph">
      <loext:graphic-properties draw:fill="solid" draw:fill-color="#fadc19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4" style:family="paragraph">
      <loext:graphic-properties draw:fill="none" draw:fill-color="#a5c7ce"/>
      <style:paragraph-properties fo:text-align="center" style:font-independent-line-spacing="true"/>
      <style:text-properties fo:font-size="18pt"/>
    </style:style>
    <style:style style:name="P25" style:family="paragraph">
      <loext:graphic-properties draw:fill="none" draw:fill-color="#fadc19"/>
      <style:paragraph-properties fo:text-align="center" style:font-independent-line-spacing="true"/>
      <style:text-properties fo:font-size="18pt"/>
    </style:style>
    <style:style style:name="P26" style:family="paragraph">
      <loext:graphic-properties draw:fill="none" draw:fill-color="#3ed85b"/>
      <style:paragraph-properties fo:text-align="center" style:font-independent-line-spacing="true"/>
      <style:text-properties fo:font-size="18pt"/>
    </style:style>
    <style:style style:name="P27" style:family="paragraph">
      <loext:graphic-properties draw:fill="none" draw:fill-color="#a5c7c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8" style:family="paragraph">
      <loext:graphic-properties draw:fill="solid" draw:fill-color="#3ed85b"/>
      <style:paragraph-properties fo:text-align="center"/>
    </style:style>
    <style:style style:name="P29" style:family="paragraph">
      <loext:graphic-properties draw:fill="solid"/>
      <style:paragraph-properties fo:text-align="center"/>
    </style:style>
    <style:style style:name="P30" style:family="paragraph">
      <loext:graphic-properties draw:fill="solid" draw:fill-color="#c3d69b"/>
      <style:paragraph-properties fo:text-align="center" style:font-independent-line-spacing="true"/>
      <style:text-properties fo:font-size="18pt"/>
    </style:style>
    <style:style style:name="P31" style:family="paragraph">
      <loext:graphic-properties draw:fill="solid" draw:fill-color="#fac090"/>
      <style:paragraph-properties fo:text-align="center" style:font-independent-line-spacing="true"/>
      <style:text-properties fo:font-size="18pt"/>
    </style:style>
    <style:style style:name="P32" style:family="paragraph">
      <loext:graphic-properties draw:fill="solid" draw:fill-color="#e6b9b8"/>
      <style:paragraph-properties fo:text-align="center" style:font-independent-line-spacing="true"/>
      <style:text-properties fo:font-size="18pt"/>
    </style:style>
    <style:style style:name="P33" style:family="paragraph">
      <loext:graphic-properties draw:fill="solid" draw:fill-color="#fadc19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34" style:family="paragraph">
      <loext:graphic-properties draw:fill="solid" draw:fill-color="#a5c7c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35" style:family="paragraph">
      <loext:graphic-properties draw:fill="solid" draw:fill-color="#3ed85b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36" style:family="paragraph">
      <loext:graphic-properties draw:fill="none" draw:fill-color="#ffffff"/>
      <style:paragraph-properties style:writing-mode="lr-tb"/>
    </style:style>
    <style:style style:name="P37" style:family="paragraph">
      <style:paragraph-properties fo:text-align="center"/>
    </style:style>
    <style:style style:name="T1" style:family="text">
      <style:text-properties style:text-position="33% 58%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language="de" fo:country="DE" fo:font-style="normal" style:text-underline-style="none" fo:font-weight="normal" style:font-name-asian="+mn-ea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de" fo:country="DE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0b050" style:text-line-through-style="none" style:text-line-through-type="none" style:text-position="0% 100%" style:font-name="Calibri" fo:font-size="16pt" fo:letter-spacing="normal" fo:language="de" fo:country="DE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d0d0d" style:text-line-through-style="none" style:text-line-through-type="none" style:text-position="0% 100%" style:font-name="Calibri" fo:font-size="16pt" fo:letter-spacing="normal" fo:language="de" fo:country="DE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name="Gerade Verbindung mit Pfeil 63" draw:style-name="gr1" draw:text-style-name="P1" draw:layer="layout" svg:width="5.2cm" svg:height="2.199cm" svg:x="10.15cm" svg:y="9.32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erade Verbindung mit Pfeil 59" draw:style-name="gr1" draw:text-style-name="P1" draw:layer="layout" svg:width="0.001cm" svg:height="1.449cm" svg:x="9.5cm" svg:y="9.7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3" draw:style-name="gr2" draw:text-style-name="P1" draw:layer="layout" svg:width="0.001cm" svg:height="1.399cm" svg:x="15.779cm" svg:y="6.7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" draw:style-name="gr2" draw:text-style-name="P1" draw:layer="layout" svg:width="0.001cm" svg:height="1.399cm" svg:x="12.7cm" svg:y="6.7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" draw:style-name="gr2" draw:text-style-name="P1" draw:layer="layout" svg:width="0.001cm" svg:height="1.399cm" svg:x="9.5cm" svg:y="6.7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6" draw:style-name="gr3" draw:text-style-name="P2" draw:layer="layout" svg:width="1.556cm" svg:height="1.675cm" svg:x="5.699cm" svg:y="14.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" draw:style-name="gr4" draw:text-style-name="P3" draw:layer="layout" svg:width="1.556cm" svg:height="1.675cm" svg:x="5.699cm" svg:y="11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" draw:style-name="gr5" draw:text-style-name="P4" draw:layer="layout" svg:width="1.163cm" svg:height="0.793cm" svg:x="5.975cm" svg:y="14.53cm">
          <draw:object-ole draw:class-id="00000000-0000-0000-0000-000000000000" xlink:href="./Obj100" xlink:type="simple" xlink:show="embed" xlink:actuate="onLoad">
            <loext:p/>
          </draw:object-ole>
          <draw:image xlink:href="./ObjectReplacements/Obj100" xlink:type="simple" xlink:show="embed" xlink:actuate="onLoad"/>
        </draw:frame>
        <draw:frame draw:name="Object 7" draw:style-name="gr6" draw:text-style-name="P5" draw:layer="layout" svg:width="1.163cm" svg:height="0.793cm" svg:x="6.002cm" svg:y="11.527cm">
          <draw:object-ole draw:class-id="00000000-0000-0000-0000-000000000000" xlink:href="./Obj101" xlink:type="simple" xlink:show="embed" xlink:actuate="onLoad">
            <loext:p/>
          </draw:object-ole>
          <draw:image xlink:href="./ObjectReplacements/Obj101" xlink:type="simple" xlink:show="embed" xlink:actuate="onLoad"/>
        </draw:frame>
        <draw:custom-shape draw:name="Gerade Verbindung mit Pfeil 10" draw:style-name="gr2" draw:text-style-name="P1" draw:layer="layout" svg:width="0.001cm" svg:height="1.248cm" svg:x="6.477cm" svg:y="12.80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11" draw:style-name="gr3" draw:text-style-name="P2" draw:layer="layout" svg:width="1.556cm" svg:height="1.675cm" svg:x="8.743cm" svg:y="14.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2" draw:style-name="gr4" draw:text-style-name="P3" draw:layer="layout" svg:width="1.556cm" svg:height="1.675cm" svg:x="8.743cm" svg:y="11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" draw:style-name="gr5" draw:text-style-name="P4" draw:layer="layout" svg:width="1.163cm" svg:height="0.793cm" svg:x="9.013cm" svg:y="14.526cm">
          <draw:object-ole draw:class-id="00000000-0000-0000-0000-000000000000" xlink:href="./Obj102" xlink:type="simple" xlink:show="embed" xlink:actuate="onLoad">
            <loext:p/>
          </draw:object-ole>
          <draw:image xlink:href="./ObjectReplacements/Obj102" xlink:type="simple" xlink:show="embed" xlink:actuate="onLoad"/>
        </draw:frame>
        <draw:frame draw:name="Object 7" draw:style-name="gr6" draw:text-style-name="P5" draw:layer="layout" svg:width="1.163cm" svg:height="0.793cm" svg:x="9.04cm" svg:y="11.527cm">
          <draw:object-ole draw:class-id="00000000-0000-0000-0000-000000000000" xlink:href="./Obj103" xlink:type="simple" xlink:show="embed" xlink:actuate="onLoad">
            <loext:p/>
          </draw:object-ole>
          <draw:image xlink:href="./ObjectReplacements/Obj103" xlink:type="simple" xlink:show="embed" xlink:actuate="onLoad"/>
        </draw:frame>
        <draw:custom-shape draw:name="Gerade Verbindung mit Pfeil 15" draw:style-name="gr2" draw:text-style-name="P1" draw:layer="layout" svg:width="0.001cm" svg:height="1.248cm" svg:x="9.521cm" svg:y="12.80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16" draw:style-name="gr3" draw:text-style-name="P2" draw:layer="layout" svg:width="1.556cm" svg:height="1.675cm" svg:x="11.944cm" svg:y="14.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7" draw:style-name="gr4" draw:text-style-name="P3" draw:layer="layout" svg:width="1.556cm" svg:height="1.675cm" svg:x="11.944cm" svg:y="11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" draw:style-name="gr5" draw:text-style-name="P4" draw:layer="layout" svg:width="1.163cm" svg:height="0.793cm" svg:x="12.219cm" svg:y="14.526cm">
          <draw:object-ole draw:class-id="00000000-0000-0000-0000-000000000000" xlink:href="./Obj104" xlink:type="simple" xlink:show="embed" xlink:actuate="onLoad">
            <loext:p/>
          </draw:object-ole>
          <draw:image xlink:href="./ObjectReplacements/Obj104" xlink:type="simple" xlink:show="embed" xlink:actuate="onLoad"/>
        </draw:frame>
        <draw:frame draw:name="Object 7" draw:style-name="gr6" draw:text-style-name="P5" draw:layer="layout" svg:width="1.163cm" svg:height="0.793cm" svg:x="12.246cm" svg:y="11.527cm">
          <draw:object-ole draw:class-id="00000000-0000-0000-0000-000000000000" xlink:href="./Obj105" xlink:type="simple" xlink:show="embed" xlink:actuate="onLoad">
            <loext:p/>
          </draw:object-ole>
          <draw:image xlink:href="./ObjectReplacements/Obj105" xlink:type="simple" xlink:show="embed" xlink:actuate="onLoad"/>
        </draw:frame>
        <draw:custom-shape draw:name="Gerade Verbindung mit Pfeil 20" draw:style-name="gr2" draw:text-style-name="P1" draw:layer="layout" svg:width="0.001cm" svg:height="1.248cm" svg:x="12.722cm" svg:y="12.80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21" draw:style-name="gr7" draw:text-style-name="P5" draw:layer="layout" svg:width="1.486cm" svg:height="0.001cm" svg:x="7.256cm" svg:y="11.9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2" draw:style-name="gr7" draw:text-style-name="P5" draw:layer="layout" svg:width="1.643cm" svg:height="0.001cm" svg:x="10.3cm" svg:y="11.9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lipse 23" draw:style-name="gr8" draw:text-style-name="P6" draw:layer="layout" svg:width="1.556cm" svg:height="1.675cm" svg:x="8.743cm" svg:y="5.0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5" draw:style-name="gr8" draw:text-style-name="P6" draw:layer="layout" svg:width="1.556cm" svg:height="1.675cm" svg:x="11.944cm" svg:y="5.0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7" draw:style-name="gr8" draw:text-style-name="P6" draw:layer="layout" svg:width="1.556cm" svg:height="1.675cm" svg:x="14.943cm" svg:y="5.0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29" draw:style-name="gr9" draw:text-style-name="P7" draw:layer="layout" svg:width="1.799cm" svg:height="0.001cm" svg:x="10.1cm" svg:y="8.9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30" draw:style-name="gr9" draw:text-style-name="P7" draw:layer="layout" svg:width="1.799cm" svg:height="0.001cm" svg:x="13.099cm" svg:y="8.9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lipse 31" draw:style-name="gr10" draw:text-style-name="P8" draw:layer="layout" svg:width="1.556cm" svg:height="1.675cm" svg:x="8.7cm" svg:y="8.0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" draw:style-name="gr11" draw:text-style-name="P7" draw:layer="layout" svg:width="1.269cm" svg:height="0.952cm" svg:x="8.947cm" svg:y="8.37cm">
          <draw:object-ole draw:class-id="00000000-0000-0000-0000-000000000000" xlink:href="./Obj109" xlink:type="simple" xlink:show="embed" xlink:actuate="onLoad">
            <loext:p/>
          </draw:object-ole>
          <draw:image xlink:href="./ObjectReplacements/Obj109" xlink:type="simple" xlink:show="embed" xlink:actuate="onLoad"/>
        </draw:frame>
        <draw:custom-shape draw:name="Ellipse 33" draw:style-name="gr10" draw:text-style-name="P8" draw:layer="layout" svg:width="1.556cm" svg:height="1.675cm" svg:x="11.901cm" svg:y="8.0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" draw:style-name="gr11" draw:text-style-name="P7" draw:layer="layout" svg:width="1.269cm" svg:height="0.952cm" svg:x="12.144cm" svg:y="8.37cm">
          <draw:object-ole draw:class-id="00000000-0000-0000-0000-000000000000" xlink:href="./Obj110" xlink:type="simple" xlink:show="embed" xlink:actuate="onLoad">
            <loext:p/>
          </draw:object-ole>
          <draw:image xlink:href="./ObjectReplacements/Obj110" xlink:type="simple" xlink:show="embed" xlink:actuate="onLoad"/>
        </draw:frame>
        <draw:custom-shape draw:name="Ellipse 35" draw:style-name="gr10" draw:text-style-name="P8" draw:layer="layout" svg:width="1.556cm" svg:height="1.675cm" svg:x="14.943cm" svg:y="8.0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" draw:style-name="gr11" draw:text-style-name="P7" draw:layer="layout" svg:width="1.269cm" svg:height="0.952cm" svg:x="15.191cm" svg:y="8.37cm">
          <draw:object-ole draw:class-id="00000000-0000-0000-0000-000000000000" xlink:href="./Obj111" xlink:type="simple" xlink:show="embed" xlink:actuate="onLoad">
            <loext:p/>
          </draw:object-ole>
          <draw:image xlink:href="./ObjectReplacements/Obj111" xlink:type="simple" xlink:show="embed" xlink:actuate="onLoad"/>
        </draw:frame>
        <draw:custom-shape draw:name="Ellipse 37" draw:style-name="gr3" draw:text-style-name="P2" draw:layer="layout" svg:width="1.556cm" svg:height="1.675cm" svg:x="15.1cm" svg:y="14.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8" draw:style-name="gr4" draw:text-style-name="P3" draw:layer="layout" svg:width="1.556cm" svg:height="1.675cm" svg:x="15.1cm" svg:y="11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" draw:style-name="gr5" draw:text-style-name="P4" draw:layer="layout" svg:width="0.846cm" svg:height="0.793cm" svg:x="15.531cm" svg:y="14.526cm">
          <draw:object-ole draw:class-id="00000000-0000-0000-0000-000000000000" xlink:href="./Obj112" xlink:type="simple" xlink:show="embed" xlink:actuate="onLoad">
            <loext:p/>
          </draw:object-ole>
          <draw:image xlink:href="./ObjectReplacements/Obj112" xlink:type="simple" xlink:show="embed" xlink:actuate="onLoad"/>
        </draw:frame>
        <draw:frame draw:name="Object 7" draw:style-name="gr6" draw:text-style-name="P5" draw:layer="layout" svg:width="0.846cm" svg:height="0.793cm" svg:x="15.558cm" svg:y="11.527cm">
          <draw:object-ole draw:class-id="00000000-0000-0000-0000-000000000000" xlink:href="./Obj113" xlink:type="simple" xlink:show="embed" xlink:actuate="onLoad">
            <loext:p/>
          </draw:object-ole>
          <draw:image xlink:href="./ObjectReplacements/Obj113" xlink:type="simple" xlink:show="embed" xlink:actuate="onLoad"/>
        </draw:frame>
        <draw:custom-shape draw:name="Gerade Verbindung mit Pfeil 41" draw:style-name="gr2" draw:text-style-name="P1" draw:layer="layout" svg:width="0.001cm" svg:height="1.248cm" svg:x="15.879cm" svg:y="12.80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3" draw:style-name="gr7" draw:text-style-name="P5" draw:layer="layout" svg:width="1.643cm" svg:height="0.001cm" svg:x="13.5cm" svg:y="11.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2" draw:text-style-name="P1" draw:layer="layout" svg:width="2.056cm" svg:height="1.814cm" svg:x="10.072cm" svg:y="6.4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7" draw:style-name="gr2" draw:text-style-name="P1" draw:layer="layout" svg:width="1.898cm" svg:height="1.814cm" svg:x="13.272cm" svg:y="6.4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53" draw:style-name="gr2" draw:text-style-name="P1" draw:layer="layout" svg:width="1.9cm" svg:height="1.89cm" svg:x="7.028cm" svg:y="9.4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60" draw:style-name="gr1" draw:text-style-name="P1" draw:layer="layout" svg:width="2.142cm" svg:height="1.89cm" svg:x="10.029cm" svg:y="9.48cm">
          <text:p/>
          <draw:enhanced-geometry draw:mirror-horizontal="true" draw:mirror-vertical="true" svg:viewBox="0 0 21600 21600" draw:type="mso-spt32" draw:enhanced-path="M 0 0 L 21600 21600 N"/>
        </draw:custom-shape>
        <draw:frame draw:name="Picture 16" draw:style-name="gr12" draw:text-style-name="P1" draw:layer="layout" svg:width="2.274cm" svg:height="0.555cm" svg:x="5.499cm" svg:y="8.925cm">
          <draw:image xlink:href="Pictures/10000000000000560000001520CC27541BA0922F.png" xlink:type="simple" xlink:show="embed" xlink:actuate="onLoad" loext:mime-type="image/png">
            <text:p/>
          </draw:image>
        </draw:frame>
        <draw:frame draw:name="Picture 17" draw:style-name="gr13" draw:text-style-name="P7" draw:layer="layout" svg:width="0.846cm" svg:height="0.608cm" svg:x="6.899cm" svg:y="9.925cm">
          <draw:image xlink:href="Pictures/10000000000000200000001785BA3514A7E2A4AC.png" xlink:type="simple" xlink:show="embed" xlink:actuate="onLoad" loext:mime-type="image/png">
            <text:p/>
          </draw:image>
        </draw:frame>
        <draw:frame draw:name="Picture 18" draw:style-name="gr12" draw:text-style-name="P1" draw:layer="layout" svg:width="0.846cm" svg:height="0.555cm" svg:x="8.5cm" svg:y="10.325cm">
          <draw:image xlink:href="Pictures/100000000000002000000015D6EF700B698AA809.png" xlink:type="simple" xlink:show="embed" xlink:actuate="onLoad" loext:mime-type="image/png">
            <text:p/>
          </draw:image>
        </draw:frame>
        <draw:frame draw:name="Picture 19" draw:style-name="gr12" draw:text-style-name="P1" draw:layer="layout" svg:width="0.846cm" svg:height="0.555cm" svg:x="10.3cm" svg:y="10.525cm">
          <draw:image xlink:href="Pictures/100000000000002000000015D6EF700B698AA809.png" xlink:type="simple" xlink:show="embed" xlink:actuate="onLoad" loext:mime-type="image/png">
            <text:p/>
          </draw:image>
        </draw:frame>
        <draw:frame draw:name="Picture 20" draw:style-name="gr12" draw:text-style-name="P1" draw:layer="layout" svg:width="0.846cm" svg:height="0.555cm" svg:x="13.5cm" svg:y="10.125cm">
          <draw:image xlink:href="Pictures/100000000000002000000015D6EF700B698AA809.png" xlink:type="simple" xlink:show="embed" xlink:actuate="onLoad" loext:mime-type="image/png">
            <text:p/>
          </draw:image>
        </draw:frame>
        <draw:frame draw:style-name="gr14" draw:text-style-name="P9" draw:layer="layout" svg:width="2.286cm" svg:height="0.962cm" svg:x="8.853cm" svg:y="5.418cm">
          <draw:text-box>
            <text:p>f<text:span text:style-name="T1">[</text:span><text:span text:style-name="T1">t</text:span><text:span text:style-name="T1">+</text:span><text:span text:style-name="T1">1</text:span><text:span text:style-name="T1">]</text:span></text:p>
          </draw:text-box>
        </draw:frame>
        <draw:frame draw:style-name="gr14" draw:text-style-name="P9" draw:layer="layout" svg:width="2.286cm" svg:height="0.962cm" svg:x="12.146cm" svg:y="5.417cm">
          <draw:text-box>
            <text:p>f<text:span text:style-name="T1">[t+2]</text:span></text:p>
          </draw:text-box>
        </draw:frame>
        <draw:frame draw:style-name="gr15" draw:text-style-name="P9" draw:layer="layout" svg:width="2.286cm" svg:height="0.962cm" svg:x="15.046cm" svg:y="5.417cm">
          <draw:text-box>
            <text:p>f<text:span text:style-name="T1">[t+3]</text:span></text:p>
          </draw:text-box>
        </draw:frame>
        <presentation:notes draw:style-name="dp2">
          <draw:page-thumbnail draw:name="Folienbildplatzhalter 1" draw:style-name="gr16" draw:layer="layout" svg:width="12.699cm" svg:height="9.524cm" svg:x="3.175cm" svg:y="1.905cm" draw:page-number="1" presentation:class="page"/>
          <draw:frame draw:name="Notizenplatzhalter 2" presentation:style-name="pr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2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2"><text:page-number>&lt;number&gt;</text:page-number></text:span></text:p>
            </draw:text-box>
          </draw:frame>
        </presentation:notes>
      </draw:page>
      <draw:page draw:name="page2" draw:style-name="dp1" draw:master-page-name="Titelfolie" presentation:presentation-page-layout-name="AL2T1">
        <draw:custom-shape draw:name="Gerade Verbindung mit Pfeil 3_1" draw:style-name="gr17" draw:text-style-name="P7" draw:layer="layout" svg:width="0.001cm" svg:height="1.399cm" svg:x="19.176cm" svg:y="6.7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_1" draw:style-name="gr17" draw:text-style-name="P7" draw:layer="layout" svg:width="0.001cm" svg:height="1.399cm" svg:x="15.896cm" svg:y="6.7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_1" draw:style-name="gr17" draw:text-style-name="P7" draw:layer="layout" svg:width="0.001cm" svg:height="1.399cm" svg:x="12.696cm" svg:y="6.7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6_1" draw:style-name="gr18" draw:text-style-name="P2" draw:layer="layout" svg:width="1.556cm" svg:height="1.675cm" svg:x="5.695cm" svg:y="14.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_1" draw:style-name="gr19" draw:text-style-name="P3" draw:layer="layout" svg:width="1.556cm" svg:height="1.675cm" svg:x="5.695cm" svg:y="11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4" draw:style-name="gr5" draw:text-style-name="P4" draw:layer="layout" svg:width="1.163cm" svg:height="0.793cm" svg:x="5.971cm" svg:y="14.53cm">
          <draw:object-ole draw:class-id="00000000-0000-0000-0000-000000000000" xlink:href="./Object 15" xlink:type="simple" xlink:show="embed" xlink:actuate="onLoad">
            <loext:p/>
          </draw:object-ole>
          <draw:image xlink:href="./ObjectReplacements/Object 15" xlink:type="simple" xlink:show="embed" xlink:actuate="onLoad"/>
        </draw:frame>
        <draw:frame draw:name="Object 7_7" draw:style-name="gr6" draw:text-style-name="P5" draw:layer="layout" svg:width="1.163cm" svg:height="0.793cm" svg:x="5.998cm" svg:y="11.527cm">
          <draw:object-ole draw:class-id="00000000-0000-0000-0000-000000000000" xlink:href="./Object 16" xlink:type="simple" xlink:show="embed" xlink:actuate="onLoad">
            <loext:p/>
          </draw:object-ole>
          <draw:image xlink:href="./ObjectReplacements/Object 16" xlink:type="simple" xlink:show="embed" xlink:actuate="onLoad"/>
        </draw:frame>
        <draw:custom-shape draw:name="Gerade Verbindung mit Pfeil 10_1" draw:style-name="gr20" draw:text-style-name="P1" draw:layer="layout" svg:width="0.001cm" svg:height="1.248cm" svg:x="6.473cm" svg:y="12.80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11_1" draw:style-name="gr18" draw:text-style-name="P2" draw:layer="layout" svg:width="1.556cm" svg:height="1.675cm" svg:x="8.739cm" svg:y="14.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2_1" draw:style-name="gr19" draw:text-style-name="P3" draw:layer="layout" svg:width="1.556cm" svg:height="1.675cm" svg:x="8.739cm" svg:y="11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5" draw:style-name="gr5" draw:text-style-name="P4" draw:layer="layout" svg:width="1.163cm" svg:height="0.793cm" svg:x="9.009cm" svg:y="14.526cm">
          <draw:object-ole draw:class-id="00000000-0000-0000-0000-000000000000" xlink:href="./Object 17" xlink:type="simple" xlink:show="embed" xlink:actuate="onLoad">
            <loext:p/>
          </draw:object-ole>
          <draw:image xlink:href="./ObjectReplacements/Object 17" xlink:type="simple" xlink:show="embed" xlink:actuate="onLoad"/>
        </draw:frame>
        <draw:frame draw:name="Object 7_8" draw:style-name="gr6" draw:text-style-name="P5" draw:layer="layout" svg:width="1.163cm" svg:height="0.793cm" svg:x="9.036cm" svg:y="11.527cm">
          <draw:object-ole draw:class-id="00000000-0000-0000-0000-000000000000" xlink:href="./Object 18" xlink:type="simple" xlink:show="embed" xlink:actuate="onLoad">
            <loext:p/>
          </draw:object-ole>
          <draw:image xlink:href="./ObjectReplacements/Object 18" xlink:type="simple" xlink:show="embed" xlink:actuate="onLoad"/>
        </draw:frame>
        <draw:custom-shape draw:name="Gerade Verbindung mit Pfeil 15_1" draw:style-name="gr20" draw:text-style-name="P1" draw:layer="layout" svg:width="0.001cm" svg:height="1.248cm" svg:x="9.517cm" svg:y="12.80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16_1" draw:style-name="gr18" draw:text-style-name="P2" draw:layer="layout" svg:width="1.556cm" svg:height="1.675cm" svg:x="11.94cm" svg:y="14.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7_1" draw:style-name="gr19" draw:text-style-name="P3" draw:layer="layout" svg:width="1.556cm" svg:height="1.675cm" svg:x="11.94cm" svg:y="11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6" draw:style-name="gr5" draw:text-style-name="P4" draw:layer="layout" svg:width="1.163cm" svg:height="0.793cm" svg:x="12.215cm" svg:y="14.526cm">
          <draw:object-ole draw:class-id="00000000-0000-0000-0000-000000000000" xlink:href="./Object 19" xlink:type="simple" xlink:show="embed" xlink:actuate="onLoad">
            <loext:p/>
          </draw:object-ole>
          <draw:image xlink:href="./ObjectReplacements/Object 19" xlink:type="simple" xlink:show="embed" xlink:actuate="onLoad"/>
        </draw:frame>
        <draw:frame draw:name="Object 7_9" draw:style-name="gr6" draw:text-style-name="P5" draw:layer="layout" svg:width="1.163cm" svg:height="0.793cm" svg:x="12.242cm" svg:y="11.527cm">
          <draw:object-ole draw:class-id="00000000-0000-0000-0000-000000000000" xlink:href="./Object 20" xlink:type="simple" xlink:show="embed" xlink:actuate="onLoad">
            <loext:p/>
          </draw:object-ole>
          <draw:image xlink:href="./ObjectReplacements/Object 20" xlink:type="simple" xlink:show="embed" xlink:actuate="onLoad"/>
        </draw:frame>
        <draw:custom-shape draw:name="Gerade Verbindung mit Pfeil 20_1" draw:style-name="gr20" draw:text-style-name="P1" draw:layer="layout" svg:width="0.001cm" svg:height="1.248cm" svg:x="12.718cm" svg:y="12.80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21_1" draw:style-name="gr21" draw:text-style-name="P5" draw:layer="layout" svg:width="1.486cm" svg:height="0.001cm" svg:x="7.252cm" svg:y="11.9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2_1" draw:style-name="gr22" draw:text-style-name="P5" draw:layer="layout" svg:width="1.643cm" svg:height="0.001cm" svg:x="10.296cm" svg:y="11.9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lipse 23_1" draw:style-name="gr23" draw:text-style-name="P6" draw:layer="layout" svg:width="1.556cm" svg:height="1.675cm" svg:x="11.94cm" svg:y="5.0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5_1" draw:style-name="gr23" draw:text-style-name="P6" draw:layer="layout" svg:width="1.556cm" svg:height="1.675cm" svg:x="15.14cm" svg:y="5.0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7_1" draw:style-name="gr23" draw:text-style-name="P6" draw:layer="layout" svg:width="1.556cm" svg:height="1.675cm" svg:x="18.34cm" svg:y="5.0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rade Verbindung mit Pfeil 29_1" draw:style-name="gr24" draw:text-style-name="P7" draw:layer="layout" svg:width="1.799cm" svg:height="0.001cm" svg:x="13.296cm" svg:y="8.9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30_1" draw:style-name="gr24" draw:text-style-name="P7" draw:layer="layout" svg:width="1.799cm" svg:height="0.001cm" svg:x="16.496cm" svg:y="8.9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lipse 31_1" draw:style-name="gr25" draw:text-style-name="P8" draw:layer="layout" svg:width="1.556cm" svg:height="1.675cm" svg:x="11.897cm" svg:y="8.0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10" draw:style-name="gr11" draw:text-style-name="P7" draw:layer="layout" svg:width="1.269cm" svg:height="0.952cm" svg:x="12.145cm" svg:y="8.37cm">
          <draw:object-ole draw:class-id="00000000-0000-0000-0000-000000000000" xlink:href="./Object 24" xlink:type="simple" xlink:show="embed" xlink:actuate="onLoad">
            <loext:p/>
          </draw:object-ole>
          <draw:image xlink:href="./ObjectReplacements/Object 24" xlink:type="simple" xlink:show="embed" xlink:actuate="onLoad"/>
        </draw:frame>
        <draw:custom-shape draw:name="Ellipse 33_1" draw:style-name="gr25" draw:text-style-name="P8" draw:layer="layout" svg:width="1.556cm" svg:height="1.675cm" svg:x="15.097cm" svg:y="8.0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11" draw:style-name="gr11" draw:text-style-name="P7" draw:layer="layout" svg:width="1.269cm" svg:height="0.952cm" svg:x="15.342cm" svg:y="8.37cm">
          <draw:object-ole draw:class-id="00000000-0000-0000-0000-000000000000" xlink:href="./Object 25" xlink:type="simple" xlink:show="embed" xlink:actuate="onLoad">
            <loext:p/>
          </draw:object-ole>
          <draw:image xlink:href="./ObjectReplacements/Object 25" xlink:type="simple" xlink:show="embed" xlink:actuate="onLoad"/>
        </draw:frame>
        <draw:custom-shape draw:name="Ellipse 35_1" draw:style-name="gr25" draw:text-style-name="P8" draw:layer="layout" svg:width="1.556cm" svg:height="1.675cm" svg:x="18.34cm" svg:y="8.0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12" draw:style-name="gr11" draw:text-style-name="P7" draw:layer="layout" svg:width="1.269cm" svg:height="0.952cm" svg:x="18.587cm" svg:y="8.37cm">
          <draw:object-ole draw:class-id="00000000-0000-0000-0000-000000000000" xlink:href="./Object 26" xlink:type="simple" xlink:show="embed" xlink:actuate="onLoad">
            <loext:p/>
          </draw:object-ole>
          <draw:image xlink:href="./ObjectReplacements/Object 26" xlink:type="simple" xlink:show="embed" xlink:actuate="onLoad"/>
        </draw:frame>
        <draw:custom-shape draw:name="Ellipse 37_1" draw:style-name="gr18" draw:text-style-name="P2" draw:layer="layout" svg:width="1.556cm" svg:height="1.675cm" svg:x="15.096cm" svg:y="14.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8_1" draw:style-name="gr19" draw:text-style-name="P3" draw:layer="layout" svg:width="1.556cm" svg:height="1.675cm" svg:x="15.096cm" svg:y="11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7" draw:style-name="gr5" draw:text-style-name="P4" draw:layer="layout" svg:width="0.846cm" svg:height="0.793cm" svg:x="15.527cm" svg:y="14.526cm">
          <draw:object-ole draw:class-id="00000000-0000-0000-0000-000000000000" xlink:href="./Object 27" xlink:type="simple" xlink:show="embed" xlink:actuate="onLoad">
            <loext:p/>
          </draw:object-ole>
          <draw:image xlink:href="./ObjectReplacements/Object 27" xlink:type="simple" xlink:show="embed" xlink:actuate="onLoad"/>
        </draw:frame>
        <draw:frame draw:name="Object 7_13" draw:style-name="gr6" draw:text-style-name="P5" draw:layer="layout" svg:width="0.846cm" svg:height="0.793cm" svg:x="15.554cm" svg:y="11.527cm">
          <draw:object-ole draw:class-id="00000000-0000-0000-0000-000000000000" xlink:href="./Object 28" xlink:type="simple" xlink:show="embed" xlink:actuate="onLoad">
            <loext:p/>
          </draw:object-ole>
          <draw:image xlink:href="./ObjectReplacements/Object 28" xlink:type="simple" xlink:show="embed" xlink:actuate="onLoad"/>
        </draw:frame>
        <draw:custom-shape draw:name="Gerade Verbindung mit Pfeil 41_1" draw:style-name="gr20" draw:text-style-name="P1" draw:layer="layout" svg:width="0.001cm" svg:height="1.248cm" svg:x="15.875cm" svg:y="12.80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2" draw:style-name="gr26" draw:text-style-name="P1" draw:layer="layout" svg:width="0.001cm" svg:height="1.399cm" svg:x="15.875cm" svg:y="9.7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3_1" draw:style-name="gr22" draw:text-style-name="P5" draw:layer="layout" svg:width="1.643cm" svg:height="0.001cm" svg:x="13.496cm" svg:y="11.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4" draw:style-name="gr27" draw:text-style-name="P1" draw:layer="layout" svg:width="2.693cm" svg:height="1.645cm" svg:x="15.875cm" svg:y="9.47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5" draw:style-name="gr28" draw:text-style-name="P1" draw:layer="layout" svg:width="2.648cm" svg:height="1.645cm" svg:x="13.225cm" svg:y="9.47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erade Verbindung mit Pfeil 46_1" draw:style-name="gr29" draw:text-style-name="P13" draw:layer="layout" svg:width="2.056cm" svg:height="1.814cm" svg:x="13.268cm" svg:y="6.4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7_1" draw:style-name="gr30" draw:text-style-name="P13" draw:layer="layout" svg:width="2.099cm" svg:height="1.814cm" svg:x="16.468cm" svg:y="6.479cm">
          <text:p/>
          <draw:enhanced-geometry draw:mirror-horizontal="false" draw:mirror-vertical="false" svg:viewBox="0 0 21600 21600" draw:type="mso-spt32" draw:enhanced-path="M 0 0 L 21600 21600 N"/>
        </draw:custom-shape>
        <draw:frame draw:name="Picture 16_2" draw:style-name="gr31" draw:text-style-name="P4" draw:layer="layout" svg:width="1.137cm" svg:height="0.555cm" svg:x="5.895cm" svg:y="15.926cm">
          <draw:image xlink:href="Pictures/100000000000002B00000015DA2EB6725D142261.png" xlink:type="simple" xlink:show="embed" xlink:actuate="onLoad" loext:mime-type="image/png">
            <text:p/>
          </draw:image>
        </draw:frame>
        <draw:frame draw:name="Picture 17_1" draw:style-name="gr31" draw:text-style-name="P4" draw:layer="layout" svg:width="0.846cm" svg:height="0.555cm" svg:x="9.096cm" svg:y="15.926cm">
          <draw:image xlink:href="Pictures/10000000000000200000001509E7DA59290BBEE4.png" xlink:type="simple" xlink:show="embed" xlink:actuate="onLoad" loext:mime-type="image/png">
            <text:p/>
          </draw:image>
        </draw:frame>
        <draw:frame draw:name="Picture 18_1" draw:style-name="gr31" draw:text-style-name="P4" draw:layer="layout" svg:width="2.248cm" svg:height="0.634cm" svg:x="11.696cm" svg:y="15.926cm">
          <draw:image xlink:href="Pictures/10000000000000550000001859AE73C513ACE791.png" xlink:type="simple" xlink:show="embed" xlink:actuate="onLoad" loext:mime-type="image/png">
            <text:p/>
          </draw:image>
        </draw:frame>
        <draw:frame draw:name="Picture 19_1" draw:style-name="gr31" draw:text-style-name="P4" draw:layer="layout" svg:width="1.851cm" svg:height="0.608cm" svg:x="14.896cm" svg:y="15.926cm">
          <draw:image xlink:href="Pictures/100000000000004600000017FA0CFF88C35AE06F.png" xlink:type="simple" xlink:show="embed" xlink:actuate="onLoad" loext:mime-type="image/png">
            <text:p/>
          </draw:image>
        </draw:frame>
        <draw:frame draw:name="Picture 20_0" draw:style-name="gr32" draw:text-style-name="P13" draw:layer="layout" svg:width="1.004cm" svg:height="0.608cm" svg:x="12.196cm" svg:y="4.324cm">
          <draw:image xlink:href="Pictures/1000000000000026000000179FBA2F6510436AED.png" xlink:type="simple" xlink:show="embed" xlink:actuate="onLoad" loext:mime-type="image/png">
            <text:p/>
          </draw:image>
        </draw:frame>
        <draw:frame draw:name="Picture 21" draw:style-name="gr32" draw:text-style-name="P13" draw:layer="layout" svg:width="1.454cm" svg:height="0.581cm" svg:x="15.096cm" svg:y="4.324cm">
          <draw:image xlink:href="Pictures/1000000000000037000000160A780901D47B48FB.png" xlink:type="simple" xlink:show="embed" xlink:actuate="onLoad" loext:mime-type="image/png">
            <text:p/>
          </draw:image>
        </draw:frame>
        <draw:frame draw:name="Picture 22" draw:style-name="gr32" draw:text-style-name="P13" draw:layer="layout" svg:width="1.745cm" svg:height="0.555cm" svg:x="18.297cm" svg:y="4.324cm">
          <draw:image xlink:href="Pictures/1000000000000042000000153674F93B459D9B14.png" xlink:type="simple" xlink:show="embed" xlink:actuate="onLoad" loext:mime-type="image/png">
            <text:p/>
          </draw:image>
        </draw:frame>
        <draw:frame draw:style-name="gr14" draw:text-style-name="P9" draw:layer="layout" svg:width="2.286cm" svg:height="0.962cm" svg:x="11.953cm" svg:y="5.418cm">
          <draw:text-box>
            <text:p>f<text:span text:style-name="T1">[t+</text:span><text:span text:style-name="T1">1]</text:span></text:p>
          </draw:text-box>
        </draw:frame>
        <draw:frame draw:style-name="gr14" draw:text-style-name="P9" draw:layer="layout" svg:width="2.286cm" svg:height="0.962cm" svg:x="15.153cm" svg:y="5.418cm">
          <draw:text-box>
            <text:p>f<text:span text:style-name="T1">[t+</text:span><text:span text:style-name="T1">2]</text:span></text:p>
          </draw:text-box>
        </draw:frame>
        <draw:frame draw:style-name="gr14" draw:text-style-name="P9" draw:layer="layout" svg:width="2.286cm" svg:height="0.962cm" svg:x="18.453cm" svg:y="5.418cm">
          <draw:text-box>
            <text:p>f<text:span text:style-name="T1">[t+</text:span><text:span text:style-name="T1">3]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folie" presentation:presentation-page-layout-name="AL2T1">
        <draw:custom-shape draw:name="Gerade Verbindung mit Pfeil 3_0" draw:style-name="gr26" draw:text-style-name="P1" draw:layer="layout" svg:width="0.001cm" svg:height="1.399cm" svg:x="15.784cm" svg:y="6.7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_0" draw:style-name="gr26" draw:text-style-name="P1" draw:layer="layout" svg:width="0.001cm" svg:height="1.399cm" svg:x="12.705cm" svg:y="6.7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_0" draw:style-name="gr26" draw:text-style-name="P1" draw:layer="layout" svg:width="0.001cm" svg:height="1.399cm" svg:x="9.505cm" svg:y="6.7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6_0" draw:style-name="gr18" draw:text-style-name="P2" draw:layer="layout" svg:width="1.556cm" svg:height="1.675cm" svg:x="5.704cm" svg:y="14.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_0" draw:style-name="gr19" draw:text-style-name="P3" draw:layer="layout" svg:width="1.556cm" svg:height="1.675cm" svg:x="5.704cm" svg:y="11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0" draw:style-name="gr5" draw:text-style-name="P4" draw:layer="layout" svg:width="1.163cm" svg:height="0.793cm" svg:x="5.98cm" svg:y="14.53cm">
          <draw:object-ole draw:class-id="00000000-0000-0000-0000-000000000000" xlink:href="./Object 1" xlink:type="simple" xlink:show="embed" xlink:actuate="onLoad">
            <loext:p/>
          </draw:object-ole>
          <draw:image xlink:href="./ObjectReplacements/Object 1" xlink:type="simple" xlink:show="embed" xlink:actuate="onLoad"/>
        </draw:frame>
        <draw:frame draw:name="Object 7_0" draw:style-name="gr6" draw:text-style-name="P5" draw:layer="layout" svg:width="1.163cm" svg:height="0.793cm" svg:x="6.007cm" svg:y="11.527cm">
          <draw:object-ole draw:class-id="00000000-0000-0000-0000-000000000000" xlink:href="./Object 2" xlink:type="simple" xlink:show="embed" xlink:actuate="onLoad">
            <loext:p/>
          </draw:object-ole>
          <draw:image xlink:href="./ObjectReplacements/Object 2" xlink:type="simple" xlink:show="embed" xlink:actuate="onLoad"/>
        </draw:frame>
        <draw:custom-shape draw:name="Gerade Verbindung mit Pfeil 10_0" draw:style-name="gr33" draw:text-style-name="P4" draw:layer="layout" svg:width="0.001cm" svg:height="1.248cm" svg:x="6.482cm" svg:y="12.80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11_0" draw:style-name="gr18" draw:text-style-name="P2" draw:layer="layout" svg:width="1.556cm" svg:height="1.675cm" svg:x="8.748cm" svg:y="14.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2_0" draw:style-name="gr19" draw:text-style-name="P3" draw:layer="layout" svg:width="1.556cm" svg:height="1.675cm" svg:x="8.748cm" svg:y="11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1" draw:style-name="gr5" draw:text-style-name="P4" draw:layer="layout" svg:width="1.163cm" svg:height="0.793cm" svg:x="9.018cm" svg:y="14.526cm">
          <draw:object-ole draw:class-id="00000000-0000-0000-0000-000000000000" xlink:href="./Object 3" xlink:type="simple" xlink:show="embed" xlink:actuate="onLoad">
            <loext:p/>
          </draw:object-ole>
          <draw:image xlink:href="./ObjectReplacements/Object 3" xlink:type="simple" xlink:show="embed" xlink:actuate="onLoad"/>
        </draw:frame>
        <draw:frame draw:name="Object 7_1" draw:style-name="gr6" draw:text-style-name="P5" draw:layer="layout" svg:width="1.163cm" svg:height="0.793cm" svg:x="9.045cm" svg:y="11.527cm">
          <draw:object-ole draw:class-id="00000000-0000-0000-0000-000000000000" xlink:href="./Object 4" xlink:type="simple" xlink:show="embed" xlink:actuate="onLoad">
            <loext:p/>
          </draw:object-ole>
          <draw:image xlink:href="./ObjectReplacements/Object 4" xlink:type="simple" xlink:show="embed" xlink:actuate="onLoad"/>
        </draw:frame>
        <draw:custom-shape draw:name="Gerade Verbindung mit Pfeil 15_0" draw:style-name="gr33" draw:text-style-name="P4" draw:layer="layout" svg:width="0.001cm" svg:height="1.248cm" svg:x="9.526cm" svg:y="12.80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16_0" draw:style-name="gr18" draw:text-style-name="P2" draw:layer="layout" svg:width="1.556cm" svg:height="1.675cm" svg:x="11.949cm" svg:y="14.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7_0" draw:style-name="gr19" draw:text-style-name="P3" draw:layer="layout" svg:width="1.556cm" svg:height="1.675cm" svg:x="11.949cm" svg:y="11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2" draw:style-name="gr5" draw:text-style-name="P4" draw:layer="layout" svg:width="1.163cm" svg:height="0.793cm" svg:x="12.224cm" svg:y="14.526cm">
          <draw:object-ole draw:class-id="00000000-0000-0000-0000-000000000000" xlink:href="./Object 5" xlink:type="simple" xlink:show="embed" xlink:actuate="onLoad">
            <loext:p/>
          </draw:object-ole>
          <draw:image xlink:href="./ObjectReplacements/Object 5" xlink:type="simple" xlink:show="embed" xlink:actuate="onLoad"/>
        </draw:frame>
        <draw:frame draw:name="Object 7_2" draw:style-name="gr6" draw:text-style-name="P5" draw:layer="layout" svg:width="1.163cm" svg:height="0.793cm" svg:x="12.251cm" svg:y="11.527cm">
          <draw:object-ole draw:class-id="00000000-0000-0000-0000-000000000000" xlink:href="./Object 6" xlink:type="simple" xlink:show="embed" xlink:actuate="onLoad">
            <loext:p/>
          </draw:object-ole>
          <draw:image xlink:href="./ObjectReplacements/Object 6" xlink:type="simple" xlink:show="embed" xlink:actuate="onLoad"/>
        </draw:frame>
        <draw:custom-shape draw:name="Gerade Verbindung mit Pfeil 20_0" draw:style-name="gr33" draw:text-style-name="P4" draw:layer="layout" svg:width="0.001cm" svg:height="1.248cm" svg:x="12.727cm" svg:y="12.80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21_0" draw:style-name="gr21" draw:text-style-name="P5" draw:layer="layout" svg:width="1.486cm" svg:height="0.001cm" svg:x="7.261cm" svg:y="11.9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2_0" draw:style-name="gr22" draw:text-style-name="P5" draw:layer="layout" svg:width="1.643cm" svg:height="0.001cm" svg:x="10.305cm" svg:y="11.9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9_0" draw:style-name="gr24" draw:text-style-name="P7" draw:layer="layout" svg:width="1.799cm" svg:height="0.001cm" svg:x="10.105cm" svg:y="8.9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30_0" draw:style-name="gr24" draw:text-style-name="P7" draw:layer="layout" svg:width="1.799cm" svg:height="0.001cm" svg:x="13.104cm" svg:y="8.9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lipse 31_0" draw:style-name="gr25" draw:text-style-name="P8" draw:layer="layout" svg:width="1.556cm" svg:height="1.675cm" svg:x="8.705cm" svg:y="8.0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3" draw:style-name="gr11" draw:text-style-name="P7" draw:layer="layout" svg:width="1.269cm" svg:height="0.952cm" svg:x="8.952cm" svg:y="8.37cm">
          <draw:object-ole draw:class-id="00000000-0000-0000-0000-000000000000" xlink:href="./Object 10" xlink:type="simple" xlink:show="embed" xlink:actuate="onLoad">
            <loext:p/>
          </draw:object-ole>
          <draw:image xlink:href="./ObjectReplacements/Object 10" xlink:type="simple" xlink:show="embed" xlink:actuate="onLoad"/>
        </draw:frame>
        <draw:custom-shape draw:name="Ellipse 33_0" draw:style-name="gr25" draw:text-style-name="P8" draw:layer="layout" svg:width="1.556cm" svg:height="1.675cm" svg:x="11.906cm" svg:y="8.0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4" draw:style-name="gr11" draw:text-style-name="P7" draw:layer="layout" svg:width="1.269cm" svg:height="0.952cm" svg:x="12.149cm" svg:y="8.37cm">
          <draw:object-ole draw:class-id="00000000-0000-0000-0000-000000000000" xlink:href="./Object 11" xlink:type="simple" xlink:show="embed" xlink:actuate="onLoad">
            <loext:p/>
          </draw:object-ole>
          <draw:image xlink:href="./ObjectReplacements/Object 11" xlink:type="simple" xlink:show="embed" xlink:actuate="onLoad"/>
        </draw:frame>
        <draw:custom-shape draw:name="Ellipse 35_0" draw:style-name="gr25" draw:text-style-name="P8" draw:layer="layout" svg:width="1.556cm" svg:height="1.675cm" svg:x="14.948cm" svg:y="8.0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7_5" draw:style-name="gr11" draw:text-style-name="P7" draw:layer="layout" svg:width="1.269cm" svg:height="0.952cm" svg:x="15.196cm" svg:y="8.37cm">
          <draw:object-ole draw:class-id="00000000-0000-0000-0000-000000000000" xlink:href="./Object 12" xlink:type="simple" xlink:show="embed" xlink:actuate="onLoad">
            <loext:p/>
          </draw:object-ole>
          <draw:image xlink:href="./ObjectReplacements/Object 12" xlink:type="simple" xlink:show="embed" xlink:actuate="onLoad"/>
        </draw:frame>
        <draw:custom-shape draw:name="Ellipse 37_0" draw:style-name="gr18" draw:text-style-name="P2" draw:layer="layout" svg:width="1.556cm" svg:height="1.675cm" svg:x="15.105cm" svg:y="14.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8_0" draw:style-name="gr19" draw:text-style-name="P3" draw:layer="layout" svg:width="1.556cm" svg:height="1.675cm" svg:x="15.105cm" svg:y="11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3" draw:style-name="gr5" draw:text-style-name="P4" draw:layer="layout" svg:width="0.846cm" svg:height="0.793cm" svg:x="15.536cm" svg:y="14.526cm">
          <draw:object-ole draw:class-id="00000000-0000-0000-0000-000000000000" xlink:href="./Object 13" xlink:type="simple" xlink:show="embed" xlink:actuate="onLoad">
            <loext:p/>
          </draw:object-ole>
          <draw:image xlink:href="./ObjectReplacements/Object 13" xlink:type="simple" xlink:show="embed" xlink:actuate="onLoad"/>
        </draw:frame>
        <draw:frame draw:name="Object 7_6" draw:style-name="gr6" draw:text-style-name="P5" draw:layer="layout" svg:width="0.846cm" svg:height="0.793cm" svg:x="15.563cm" svg:y="11.527cm">
          <draw:object-ole draw:class-id="00000000-0000-0000-0000-000000000000" xlink:href="./Object 14" xlink:type="simple" xlink:show="embed" xlink:actuate="onLoad">
            <loext:p/>
          </draw:object-ole>
          <draw:image xlink:href="./ObjectReplacements/Object 14" xlink:type="simple" xlink:show="embed" xlink:actuate="onLoad"/>
        </draw:frame>
        <draw:custom-shape draw:name="Gerade Verbindung mit Pfeil 41_0" draw:style-name="gr33" draw:text-style-name="P4" draw:layer="layout" svg:width="0.001cm" svg:height="1.248cm" svg:x="15.884cm" svg:y="12.80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3_0" draw:style-name="gr22" draw:text-style-name="P5" draw:layer="layout" svg:width="1.643cm" svg:height="0.001cm" svg:x="13.505cm" svg:y="11.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_0" draw:style-name="gr34" draw:text-style-name="P1" draw:layer="layout" svg:width="2.056cm" svg:height="1.814cm" svg:x="10.077cm" svg:y="6.4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7_0" draw:style-name="gr35" draw:text-style-name="P1" draw:layer="layout" svg:width="1.898cm" svg:height="1.814cm" svg:x="13.277cm" svg:y="6.479cm">
          <text:p/>
          <draw:enhanced-geometry draw:mirror-horizontal="false" draw:mirror-vertical="false" svg:viewBox="0 0 21600 21600" draw:type="mso-spt32" draw:enhanced-path="M 0 0 L 21600 21600 N"/>
        </draw:custom-shape>
        <draw:frame draw:name="Picture 16_0" draw:style-name="gr12" draw:text-style-name="P1" draw:layer="layout" svg:width="2.274cm" svg:height="0.555cm" svg:x="5.504cm" svg:y="8.925cm">
          <draw:image xlink:href="Pictures/10000000000000560000001520CC27541BA0922F.png" xlink:type="simple" xlink:show="embed" xlink:actuate="onLoad" loext:mime-type="image/png">
            <text:p/>
          </draw:image>
        </draw:frame>
        <draw:custom-shape draw:name="Gerade Verbindung mit Pfeil 52" draw:style-name="gr26" draw:text-style-name="P1" draw:layer="layout" svg:width="0.021cm" svg:height="1.399cm" svg:x="12.701cm" svg:y="9.72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erade Verbindung mit Pfeil 54" draw:style-name="gr36" draw:text-style-name="P1" draw:layer="layout" svg:width="2.098cm" svg:height="1.89cm" svg:x="13.234cm" svg:y="9.4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erade Verbindung mit Pfeil 55" draw:style-name="gr37" draw:text-style-name="P1" draw:layer="layout" svg:width="2.056cm" svg:height="1.89cm" svg:x="10.077cm" svg:y="9.4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6" draw:style-name="gr38" draw:text-style-name="P1" draw:layer="layout" svg:width="4.999cm" svg:height="2.045cm" svg:x="7.033cm" svg:y="9.321cm">
          <text:p/>
          <draw:enhanced-geometry draw:mirror-horizontal="false" draw:mirror-vertical="true" svg:viewBox="0 0 21600 21600" draw:type="mso-spt32" draw:enhanced-path="M 0 0 L 21600 21600 N"/>
        </draw:custom-shape>
        <draw:frame draw:name="Picture 16_1" draw:style-name="gr12" draw:text-style-name="P1" draw:layer="layout" svg:width="0.846cm" svg:height="0.581cm" svg:x="12.905cm" svg:y="10.325cm">
          <draw:image xlink:href="Pictures/10000000000000200000001651D30AA4673BD163.png" xlink:type="simple" xlink:show="embed" xlink:actuate="onLoad" loext:mime-type="image/png">
            <text:p/>
          </draw:image>
        </draw:frame>
        <draw:frame draw:name="Picture 17_0" draw:style-name="gr12" draw:text-style-name="P1" draw:layer="layout" svg:width="0.872cm" svg:height="0.581cm" svg:x="11.232cm" svg:y="10.325cm">
          <draw:image xlink:href="Pictures/100000000000002100000016875793944B109246.png" xlink:type="simple" xlink:show="embed" xlink:actuate="onLoad" loext:mime-type="image/png">
            <text:p/>
          </draw:image>
        </draw:frame>
        <draw:frame draw:name="Picture 18_0" draw:style-name="gr12" draw:text-style-name="P1" draw:layer="layout" svg:width="1.137cm" svg:height="0.581cm" svg:x="14.368cm" svg:y="9.925cm">
          <draw:image xlink:href="Pictures/100000000000002B00000016C8DB67D2F0006CB7.png" xlink:type="simple" xlink:show="embed" xlink:actuate="onLoad" loext:mime-type="image/png">
            <text:p/>
          </draw:image>
        </draw:frame>
        <draw:frame draw:name="Picture 19_0" draw:style-name="gr12" draw:text-style-name="P1" draw:layer="layout" svg:width="1.137cm" svg:height="0.581cm" svg:x="7.704cm" svg:y="9.925cm">
          <draw:image xlink:href="Pictures/100000000000002B00000016C8DB67D2F0006CB7.png" xlink:type="simple" xlink:show="embed" xlink:actuate="onLoad" loext:mime-type="image/png">
            <text:p/>
          </draw:image>
        </draw:frame>
        <draw:custom-shape draw:name="Ellipse 23_0" draw:style-name="gr23" draw:text-style-name="P6" draw:layer="layout" svg:width="1.556cm" svg:height="1.675cm" svg:x="8.736cm" svg:y="5.0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5_0" draw:style-name="gr23" draw:text-style-name="P6" draw:layer="layout" svg:width="1.556cm" svg:height="1.675cm" svg:x="11.936cm" svg:y="5.0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7_0" draw:style-name="gr23" draw:text-style-name="P6" draw:layer="layout" svg:width="1.556cm" svg:height="1.675cm" svg:x="15.036cm" svg:y="5.0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4" draw:text-style-name="P9" draw:layer="layout" svg:width="2.286cm" svg:height="0.962cm" svg:x="8.749cm" svg:y="5.418cm">
          <draw:text-box>
            <text:p>f<text:span text:style-name="T1">[t+</text:span><text:span text:style-name="T1">1]</text:span></text:p>
          </draw:text-box>
        </draw:frame>
        <draw:frame draw:style-name="gr14" draw:text-style-name="P9" draw:layer="layout" svg:width="2.286cm" svg:height="0.962cm" svg:x="11.949cm" svg:y="5.418cm">
          <draw:text-box>
            <text:p>f<text:span text:style-name="T1">[t+</text:span><text:span text:style-name="T1">2]</text:span></text:p>
          </draw:text-box>
        </draw:frame>
        <draw:frame draw:style-name="gr14" draw:text-style-name="P9" draw:layer="layout" svg:width="2.286cm" svg:height="0.962cm" svg:x="15.149cm" svg:y="5.418cm">
          <draw:text-box>
            <text:p>f<text:span text:style-name="T1">[t+</text:span><text:span text:style-name="T1">3]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folie" presentation:presentation-page-layout-name="AL2T1">
        <draw:custom-shape draw:name="Gerade Verbindung mit Pfeil 9" draw:style-name="gr39" draw:text-style-name="P1" draw:layer="layout" svg:width="0.001cm" svg:height="2.199cm" svg:x="8.104cm" svg:y="11.3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10_2" draw:style-name="gr40" draw:text-style-name="P1" draw:layer="layout" svg:width="0.001cm" svg:height="2.399cm" svg:x="8.104cm" svg:y="5.9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20_2" draw:style-name="gr39" draw:text-style-name="P1" draw:layer="layout" svg:width="0.001cm" svg:height="2.199cm" svg:x="11.705cm" svg:y="11.3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21_2" draw:style-name="gr40" draw:text-style-name="P1" draw:layer="layout" svg:width="0.001cm" svg:height="2.399cm" svg:x="11.705cm" svg:y="5.9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31" draw:style-name="gr39" draw:text-style-name="P1" draw:layer="layout" svg:width="0.001cm" svg:height="2.199cm" svg:x="15.305cm" svg:y="11.3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32" draw:style-name="gr40" draw:text-style-name="P1" draw:layer="layout" svg:width="0.001cm" svg:height="2.399cm" svg:x="15.305cm" svg:y="5.9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39" draw:style-name="gr41" draw:text-style-name="P1" draw:layer="layout" svg:width="1.999cm" svg:height="0.001cm" svg:x="8.905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bgerundetes Rechteck 47" draw:style-name="gr42" draw:text-style-name="P16" draw:layer="layout" svg:width="1.599cm" svg:height="2.999cm" svg:x="7.304cm" svg:y="2.924cm">
          <text:p text:style-name="P15"><text:span text:style-name="T3">1</text:span><text:span text:style-name="T3"><text:line-break/></text:span><text:span text:style-name="T4">2.1</text:span><text:span text:style-name="T4"><text:line-break/></text:span><text:span text:style-name="T3">0.5</text:span><text:span text:style-name="T3"><text:line-break/></text:span><text:span text:style-name="T3">-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bgerundetes Rechteck 48" draw:style-name="gr43" draw:text-style-name="P16" draw:layer="layout" svg:width="1.599cm" svg:height="2.999cm" svg:x="10.905cm" svg:y="2.924cm">
          <text:p text:style-name="P15"><text:span text:style-name="T3">0.5</text:span><text:span text:style-name="T3"><text:line-break/></text:span><text:span text:style-name="T3">-0.1</text:span><text:span text:style-name="T3"><text:line-break/></text:span><text:span text:style-name="T4">3.5</text:span><text:span text:style-name="T4"><text:line-break/></text:span><text:span text:style-name="T3">-0.2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bgerundetes Rechteck 49" draw:style-name="gr44" draw:text-style-name="P16" draw:layer="layout" svg:width="1.599cm" svg:height="2.999cm" svg:x="14.505cm" svg:y="2.924cm">
          <text:p text:style-name="P15"><text:span text:style-name="T3">0.9</text:span><text:span text:style-name="T3"><text:line-break/></text:span><text:span text:style-name="T3">1.5</text:span><text:span text:style-name="T3"><text:line-break/></text:span><text:span text:style-name="T4">1.7</text:span><text:span text:style-name="T4"><text:line-break/></text:span><text:span text:style-name="T3">0.3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bgerundetes Rechteck 50" draw:style-name="gr45" draw:text-style-name="P16" draw:layer="layout" svg:width="1.599cm" svg:height="2.999cm" svg:x="18.106cm" svg:y="2.924cm">
          <text:p text:style-name="P15"><text:span text:style-name="T3">1.3</text:span><text:span text:style-name="T3"><text:line-break/></text:span><text:span text:style-name="T3">0.2</text:span><text:span text:style-name="T3"><text:line-break/></text:span><text:span text:style-name="T3">3.0</text:span><text:span text:style-name="T3"><text:line-break/></text:span><text:span text:style-name="T4">2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bgerundetes Rechteck 51" draw:style-name="gr46" draw:text-style-name="P17" draw:layer="layout" svg:width="1.599cm" svg:height="2.999cm" svg:x="7.304cm" svg:y="8.325cm">
          <text:p text:style-name="P15"><text:span text:style-name="T3">0.2</text:span></text:p>
          <text:p text:style-name="P15"><text:span text:style-name="T3">0.8</text:span></text:p>
          <text:p text:style-name="P15"><text:span text:style-name="T3">-0.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bgerundetes Rechteck 52" draw:style-name="gr47" draw:text-style-name="P17" draw:layer="layout" svg:width="1.599cm" svg:height="2.999cm" svg:x="10.905cm" svg:y="8.325cm">
          <text:p text:style-name="P15"><text:span text:style-name="T3">-0.7</text:span></text:p>
          <text:p text:style-name="P15"><text:span text:style-name="T3">0.3</text:span></text:p>
          <text:p text:style-name="P15"><text:span text:style-name="T3">0.5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bgerundetes Rechteck 53" draw:style-name="gr48" draw:text-style-name="P17" draw:layer="layout" svg:width="1.599cm" svg:height="2.999cm" svg:x="14.505cm" svg:y="8.325cm">
          <text:p text:style-name="P15"><text:span text:style-name="T3">0.4</text:span></text:p>
          <text:p text:style-name="P15"><text:span text:style-name="T3">-0.1</text:span></text:p>
          <text:p text:style-name="P15"><text:span text:style-name="T3">-0.8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bgerundetes Rechteck 54" draw:style-name="gr49" draw:text-style-name="P17" draw:layer="layout" svg:width="1.599cm" svg:height="2.999cm" svg:x="18.106cm" svg:y="8.325cm">
          <text:p text:style-name="P15"><text:span text:style-name="T3">0.7</text:span></text:p>
          <text:p text:style-name="P15"><text:span text:style-name="T3">1.0</text:span></text:p>
          <text:p text:style-name="P15"><text:span text:style-name="T3">0.6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bgerundetes Rechteck 55" draw:style-name="gr50" draw:text-style-name="P18" draw:layer="layout" svg:width="1.599cm" svg:height="2.999cm" svg:x="7.304cm" svg:y="13.525cm">
          <text:p text:style-name="P15"><text:span text:style-name="T3">1</text:span><text:span text:style-name="T3"><text:line-break/></text:span><text:span text:style-name="T3">0</text:span><text:span text:style-name="T3"><text:line-break/></text:span><text:span text:style-name="T3">0</text:span><text:span text:style-name="T3"><text:line-break/></text:span><text:span text:style-name="T3">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bgerundetes Rechteck 56" draw:style-name="gr51" draw:text-style-name="P18" draw:layer="layout" svg:width="1.599cm" svg:height="2.999cm" svg:x="10.905cm" svg:y="13.525cm">
          <text:p text:style-name="P15"><text:span text:style-name="T5">0</text:span><text:span text:style-name="T5"><text:line-break/></text:span><text:span text:style-name="T5">1</text:span><text:span text:style-name="T5"><text:line-break/></text:span><text:span text:style-name="T5">0</text:span><text:span text:style-name="T5"><text:line-break/></text:span><text:span text:style-name="T5">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bgerundetes Rechteck 57" draw:style-name="gr52" draw:text-style-name="P18" draw:layer="layout" svg:width="1.599cm" svg:height="2.999cm" svg:x="14.505cm" svg:y="13.525cm">
          <text:p text:style-name="P15"><text:span text:style-name="T5">0</text:span><text:span text:style-name="T5"><text:line-break/></text:span><text:span text:style-name="T5">0</text:span><text:span text:style-name="T5"><text:line-break/></text:span><text:span text:style-name="T5">1</text:span><text:span text:style-name="T5"><text:line-break/></text:span><text:span text:style-name="T5">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bgerundetes Rechteck 58" draw:style-name="gr53" draw:text-style-name="P18" draw:layer="layout" svg:width="1.599cm" svg:height="2.999cm" svg:x="18.106cm" svg:y="13.525cm">
          <text:p text:style-name="P15"><text:span text:style-name="T5">0</text:span><text:span text:style-name="T5"><text:line-break/></text:span><text:span text:style-name="T5">0</text:span><text:span text:style-name="T5"><text:line-break/></text:span><text:span text:style-name="T5">1</text:span><text:span text:style-name="T5"><text:line-break/></text:span><text:span text:style-name="T5">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erade Verbindung mit Pfeil 61" draw:style-name="gr41" draw:text-style-name="P1" draw:layer="layout" svg:width="1.999cm" svg:height="0.001cm" svg:x="12.505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64" draw:style-name="gr41" draw:text-style-name="P1" draw:layer="layout" svg:width="1.999cm" svg:height="0.001cm" svg:x="16.105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85" draw:style-name="gr40" draw:text-style-name="P1" draw:layer="layout" svg:width="0.001cm" svg:height="2.399cm" svg:x="18.906cm" svg:y="5.9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94" draw:style-name="gr39" draw:text-style-name="P1" draw:layer="layout" svg:width="0.001cm" svg:height="2.199cm" svg:x="18.906cm" svg:y="11.321cm">
          <text:p/>
          <draw:enhanced-geometry draw:mirror-horizontal="false" draw:mirror-vertical="true" svg:viewBox="0 0 21600 21600" draw:type="mso-spt32" draw:enhanced-path="M 0 0 L 21600 21600 N"/>
        </draw:custom-shape>
        <draw:frame draw:name="Object 22" draw:style-name="gr54" draw:text-style-name="P1" draw:layer="layout" svg:width="0.74cm" svg:height="0.634cm" svg:x="9.505cm" svg:y="8.925cm">
          <draw:object-ole draw:class-id="00000000-0000-0000-0000-000000000000" xlink:href="./Object 29" xlink:type="simple" xlink:show="embed" xlink:actuate="onLoad">
            <loext:p/>
          </draw:object-ole>
          <draw:image xlink:href="./ObjectReplacements/Object 29" xlink:type="simple" xlink:show="embed" xlink:actuate="onLoad"/>
        </draw:frame>
        <draw:frame draw:name="Object 23" draw:style-name="gr54" draw:text-style-name="P1" draw:layer="layout" svg:width="0.74cm" svg:height="0.634cm" svg:x="13.105cm" svg:y="8.925cm">
          <draw:object-ole draw:class-id="00000000-0000-0000-0000-000000000000" xlink:href="./Object 30" xlink:type="simple" xlink:show="embed" xlink:actuate="onLoad">
            <loext:p/>
          </draw:object-ole>
          <draw:image xlink:href="./ObjectReplacements/Object 30" xlink:type="simple" xlink:show="embed" xlink:actuate="onLoad"/>
        </draw:frame>
        <draw:frame draw:name="Object 24" draw:style-name="gr54" draw:text-style-name="P1" draw:layer="layout" svg:width="0.74cm" svg:height="0.634cm" svg:x="16.705cm" svg:y="8.925cm">
          <draw:object-ole draw:class-id="00000000-0000-0000-0000-000000000000" xlink:href="./Object 31" xlink:type="simple" xlink:show="embed" xlink:actuate="onLoad">
            <loext:p/>
          </draw:object-ole>
          <draw:image xlink:href="./ObjectReplacements/Object 31" xlink:type="simple" xlink:show="embed" xlink:actuate="onLoad"/>
        </draw:frame>
        <draw:frame draw:name="Object 25" draw:style-name="gr54" draw:text-style-name="P1" draw:layer="layout" svg:width="0.581cm" svg:height="0.634cm" svg:x="7.304cm" svg:y="6.725cm">
          <draw:object-ole draw:class-id="00000000-0000-0000-0000-000000000000" xlink:href="./Object 32" xlink:type="simple" xlink:show="embed" xlink:actuate="onLoad">
            <loext:p/>
          </draw:object-ole>
          <draw:image xlink:href="./ObjectReplacements/Object 32" xlink:type="simple" xlink:show="embed" xlink:actuate="onLoad"/>
        </draw:frame>
        <draw:frame draw:name="Object 26" draw:style-name="gr54" draw:text-style-name="P1" draw:layer="layout" svg:width="0.581cm" svg:height="0.634cm" svg:x="10.905cm" svg:y="6.725cm">
          <draw:object-ole draw:class-id="00000000-0000-0000-0000-000000000000" xlink:href="./Object 33" xlink:type="simple" xlink:show="embed" xlink:actuate="onLoad">
            <loext:p/>
          </draw:object-ole>
          <draw:image xlink:href="./ObjectReplacements/Object 33" xlink:type="simple" xlink:show="embed" xlink:actuate="onLoad"/>
        </draw:frame>
        <draw:frame draw:name="Object 27" draw:style-name="gr54" draw:text-style-name="P1" draw:layer="layout" svg:width="0.581cm" svg:height="0.634cm" svg:x="14.505cm" svg:y="6.725cm">
          <draw:object-ole draw:class-id="00000000-0000-0000-0000-000000000000" xlink:href="./Object 34" xlink:type="simple" xlink:show="embed" xlink:actuate="onLoad">
            <loext:p/>
          </draw:object-ole>
          <draw:image xlink:href="./ObjectReplacements/Object 34" xlink:type="simple" xlink:show="embed" xlink:actuate="onLoad"/>
        </draw:frame>
        <draw:frame draw:name="Object 28" draw:style-name="gr54" draw:text-style-name="P1" draw:layer="layout" svg:width="0.581cm" svg:height="0.634cm" svg:x="18.106cm" svg:y="6.725cm">
          <draw:object-ole draw:class-id="00000000-0000-0000-0000-000000000000" xlink:href="./Object 35" xlink:type="simple" xlink:show="embed" xlink:actuate="onLoad">
            <loext:p/>
          </draw:object-ole>
          <draw:image xlink:href="./ObjectReplacements/Object 35" xlink:type="simple" xlink:show="embed" xlink:actuate="onLoad"/>
        </draw:frame>
        <draw:frame draw:name="Object 29" draw:style-name="gr54" draw:text-style-name="P1" draw:layer="layout" svg:width="0.581cm" svg:height="0.687cm" svg:x="7.304cm" svg:y="12.125cm">
          <draw:object-ole draw:class-id="00000000-0000-0000-0000-000000000000" xlink:href="./Object 36" xlink:type="simple" xlink:show="embed" xlink:actuate="onLoad">
            <loext:p/>
          </draw:object-ole>
          <draw:image xlink:href="./ObjectReplacements/Object 36" xlink:type="simple" xlink:show="embed" xlink:actuate="onLoad"/>
        </draw:frame>
        <draw:frame draw:name="Object 30" draw:style-name="gr54" draw:text-style-name="P1" draw:layer="layout" svg:width="0.581cm" svg:height="0.687cm" svg:x="10.905cm" svg:y="12.037cm">
          <draw:object-ole draw:class-id="00000000-0000-0000-0000-000000000000" xlink:href="./Object 37" xlink:type="simple" xlink:show="embed" xlink:actuate="onLoad">
            <loext:p/>
          </draw:object-ole>
          <draw:image xlink:href="./ObjectReplacements/Object 37" xlink:type="simple" xlink:show="embed" xlink:actuate="onLoad"/>
        </draw:frame>
        <draw:frame draw:name="Object 31" draw:style-name="gr54" draw:text-style-name="P1" draw:layer="layout" svg:width="0.581cm" svg:height="0.687cm" svg:x="14.505cm" svg:y="12.037cm">
          <draw:object-ole draw:class-id="00000000-0000-0000-0000-000000000000" xlink:href="./Object 38" xlink:type="simple" xlink:show="embed" xlink:actuate="onLoad">
            <loext:p/>
          </draw:object-ole>
          <draw:image xlink:href="./ObjectReplacements/Object 38" xlink:type="simple" xlink:show="embed" xlink:actuate="onLoad"/>
        </draw:frame>
        <draw:frame draw:name="Object 32" draw:style-name="gr54" draw:text-style-name="P1" draw:layer="layout" svg:width="0.581cm" svg:height="0.687cm" svg:x="18.106cm" svg:y="12.037cm">
          <draw:object-ole draw:class-id="00000000-0000-0000-0000-000000000000" xlink:href="./Object 39" xlink:type="simple" xlink:show="embed" xlink:actuate="onLoad">
            <loext:p/>
          </draw:object-ole>
          <draw:image xlink:href="./ObjectReplacements/Object 39" xlink:type="simple" xlink:show="embed" xlink:actuate="onLoad"/>
        </draw:frame>
        <draw:frame draw:name="Picture 33" draw:style-name="gr12" draw:text-style-name="P1" draw:layer="layout" svg:width="3.915cm" svg:height="0.66cm" svg:x="2.989cm" svg:y="16.93cm">
          <draw:image xlink:href="Pictures/100000000000009400000019898E4D31DEFA1F5E.png" xlink:type="simple" xlink:show="embed" xlink:actuate="onLoad" loext:mime-type="image/png">
            <text:p/>
          </draw:image>
        </draw:frame>
        <draw:frame draw:name="Picture 34" draw:style-name="gr12" draw:text-style-name="P1" draw:layer="layout" svg:width="4.153cm" svg:height="0.608cm" svg:x="2.704cm" svg:y="2.116cm">
          <draw:image xlink:href="Pictures/100000000000009D00000017F698D19E07ED1781.png" xlink:type="simple" xlink:show="embed" xlink:actuate="onLoad" loext:mime-type="image/png">
            <text:p/>
          </draw:image>
        </draw:frame>
        <draw:frame draw:name="Picture 35" draw:style-name="gr12" draw:text-style-name="P1" draw:layer="layout" svg:width="0.819cm" svg:height="0.555cm" svg:x="7.704cm" svg:y="16.926cm">
          <draw:image xlink:href="Pictures/100000000000001F00000015A76676C516AB0F1F.png" xlink:type="simple" xlink:show="embed" xlink:actuate="onLoad" loext:mime-type="image/png">
            <text:p/>
          </draw:image>
        </draw:frame>
        <draw:frame draw:name="Picture 36" draw:style-name="gr12" draw:text-style-name="P1" draw:layer="layout" svg:width="0.766cm" svg:height="0.528cm" svg:x="11.305cm" svg:y="16.926cm">
          <draw:image xlink:href="Pictures/100000000000001D0000001443D0FBD9E5953792.png" xlink:type="simple" xlink:show="embed" xlink:actuate="onLoad" loext:mime-type="image/png">
            <text:p/>
          </draw:image>
        </draw:frame>
        <draw:frame draw:name="Picture 37" draw:style-name="gr12" draw:text-style-name="P1" draw:layer="layout" svg:width="0.66cm" svg:height="0.581cm" svg:x="15.005cm" svg:y="16.926cm">
          <draw:image xlink:href="Pictures/100000000000001900000016B5136F5525EC14F8.png" xlink:type="simple" xlink:show="embed" xlink:actuate="onLoad" loext:mime-type="image/png">
            <text:p/>
          </draw:image>
        </draw:frame>
        <draw:frame draw:name="Picture 38" draw:style-name="gr12" draw:text-style-name="P1" draw:layer="layout" svg:width="0.66cm" svg:height="0.581cm" svg:x="18.605cm" svg:y="16.926cm">
          <draw:image xlink:href="Pictures/100000000000001900000016B5136F5525EC14F8.png" xlink:type="simple" xlink:show="embed" xlink:actuate="onLoad" loext:mime-type="image/png">
            <text:p/>
          </draw:image>
        </draw:frame>
        <draw:frame draw:name="Picture 39" draw:style-name="gr12" draw:text-style-name="P1" draw:layer="layout" svg:width="0.66cm" svg:height="0.581cm" svg:x="11.305cm" svg:y="2.124cm">
          <draw:image xlink:href="Pictures/100000000000001900000016B5136F5525EC14F8.png" xlink:type="simple" xlink:show="embed" xlink:actuate="onLoad" loext:mime-type="image/png">
            <text:p/>
          </draw:image>
        </draw:frame>
        <draw:frame draw:name="Picture 40" draw:style-name="gr12" draw:text-style-name="P1" draw:layer="layout" svg:width="0.66cm" svg:height="0.581cm" svg:x="14.905cm" svg:y="2.124cm">
          <draw:image xlink:href="Pictures/100000000000001900000016B5136F5525EC14F8.png" xlink:type="simple" xlink:show="embed" xlink:actuate="onLoad" loext:mime-type="image/png">
            <text:p/>
          </draw:image>
        </draw:frame>
        <draw:frame draw:name="Picture 41" draw:style-name="gr12" draw:text-style-name="P1" draw:layer="layout" svg:width="0.766cm" svg:height="0.528cm" svg:x="18.506cm" svg:y="2.124cm">
          <draw:image xlink:href="Pictures/100000000000001D000000141A12B42FA86A477C.png" xlink:type="simple" xlink:show="embed" xlink:actuate="onLoad" loext:mime-type="image/png">
            <text:p/>
          </draw:image>
        </draw:frame>
        <draw:frame draw:name="Picture 36_0" draw:style-name="gr12" draw:text-style-name="P1" draw:layer="layout" svg:width="0.766cm" svg:height="0.528cm" svg:x="7.704cm" svg:y="2.124cm">
          <draw:image xlink:href="Pictures/100000000000001D0000001443D0FBD9E5953792.png" xlink:type="simple" xlink:show="embed" xlink:actuate="onLoad" loext:mime-type="image/png">
            <text:p/>
          </draw:image>
        </draw:frame>
        <presentation:notes draw:style-name="dp2">
          <draw:page-thumbnail draw:style-name="gr16" draw:layer="layout" svg:width="19.798cm" svg:height="11.136cm" svg:x="0.6cm" svg:y="2.257cm" draw:page-number="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folie" presentation:presentation-page-layout-name="AL2T1">
        <draw:custom-shape draw:name="Gerade Verbindung mit Pfeil 9_0" draw:style-name="gr39" draw:text-style-name="P1" draw:layer="layout" svg:width="0.001cm" svg:height="2.199cm" svg:x="8.104cm" svg:y="11.3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10_3" draw:style-name="gr40" draw:text-style-name="P1" draw:layer="layout" svg:width="0.001cm" svg:height="2.399cm" svg:x="8.104cm" svg:y="5.9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20_3" draw:style-name="gr39" draw:text-style-name="P1" draw:layer="layout" svg:width="0.001cm" svg:height="2.199cm" svg:x="11.705cm" svg:y="11.3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21_3" draw:style-name="gr40" draw:text-style-name="P1" draw:layer="layout" svg:width="0.001cm" svg:height="2.399cm" svg:x="11.705cm" svg:y="5.9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31_0" draw:style-name="gr39" draw:text-style-name="P1" draw:layer="layout" svg:width="0.001cm" svg:height="2.199cm" svg:x="15.305cm" svg:y="11.3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32_0" draw:style-name="gr40" draw:text-style-name="P1" draw:layer="layout" svg:width="0.001cm" svg:height="2.399cm" svg:x="15.305cm" svg:y="5.9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39_0" draw:style-name="gr41" draw:text-style-name="P1" draw:layer="layout" svg:width="1.999cm" svg:height="0.001cm" svg:x="8.905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bgerundetes Rechteck 47_0" draw:style-name="gr55" draw:text-style-name="P16" draw:layer="layout" svg:width="1.599cm" svg:height="2.999cm" svg:x="7.304cm" svg:y="2.924cm">
          <text:p text:style-name="P15"><text:span text:style-name="T3">0.15</text:span><text:span text:style-name="T3"><text:line-break/></text:span><text:span text:style-name="T6">0.7</text:span><text:span text:style-name="T4"><text:line-break/></text:span><text:span text:style-name="T3">0.1</text:span><text:span text:style-name="T3"><text:line-break/></text:span><text:span text:style-name="T3">0.05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bgerundetes Rechteck 48_0" draw:style-name="gr56" draw:text-style-name="P16" draw:layer="layout" svg:width="1.599cm" svg:height="2.999cm" svg:x="10.905cm" svg:y="2.924cm">
          <text:p text:style-name="P15"><text:span text:style-name="T3">0.05</text:span><text:span text:style-name="T3"><text:line-break/></text:span><text:span text:style-name="T3">0.1</text:span><text:span text:style-name="T3"><text:line-break/></text:span><text:span text:style-name="T6">0.8</text:span><text:span text:style-name="T4"><text:line-break/></text:span><text:span text:style-name="T3">0.05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bgerundetes Rechteck 49_0" draw:style-name="gr57" draw:text-style-name="P16" draw:layer="layout" svg:width="1.599cm" svg:height="2.999cm" svg:x="14.505cm" svg:y="2.924cm">
          <text:p text:style-name="P15"><text:span text:style-name="T3">0.1</text:span><text:span text:style-name="T3"><text:line-break/></text:span><text:span text:style-name="T3">0.3</text:span><text:span text:style-name="T3"><text:line-break/></text:span><text:span text:style-name="T6">0.5</text:span><text:span text:style-name="T4"><text:line-break/></text:span><text:span text:style-name="T3">0.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bgerundetes Rechteck 50_0" draw:style-name="gr58" draw:text-style-name="P16" draw:layer="layout" svg:width="1.599cm" svg:height="2.999cm" svg:x="18.106cm" svg:y="2.924cm">
          <text:p text:style-name="P15"><text:span text:style-name="T3">0.05</text:span><text:span text:style-name="T3"><text:line-break/></text:span><text:span text:style-name="T3">0.1</text:span><text:span text:style-name="T3"><text:line-break/></text:span><text:span text:style-name="T3">0.3</text:span><text:span text:style-name="T3"><text:line-break/></text:span><text:span text:style-name="T6">0.55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bgerundetes Rechteck 51_0" draw:style-name="gr59" draw:text-style-name="P17" draw:layer="layout" svg:width="1.599cm" svg:height="2.999cm" svg:x="7.304cm" svg:y="8.325cm">
          <text:p text:style-name="P15"><text:span text:style-name="T3">0.2</text:span></text:p>
          <text:p text:style-name="P15"><text:span text:style-name="T3">0.8</text:span></text:p>
          <text:p text:style-name="P15"><text:span text:style-name="T3">-0.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bgerundetes Rechteck 52_0" draw:style-name="gr60" draw:text-style-name="P17" draw:layer="layout" svg:width="1.599cm" svg:height="2.999cm" svg:x="10.905cm" svg:y="8.325cm">
          <text:p text:style-name="P15"><text:span text:style-name="T3">-0.7</text:span></text:p>
          <text:p text:style-name="P15"><text:span text:style-name="T3">0.3</text:span></text:p>
          <text:p text:style-name="P15"><text:span text:style-name="T3">0.5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bgerundetes Rechteck 53_0" draw:style-name="gr61" draw:text-style-name="P17" draw:layer="layout" svg:width="1.599cm" svg:height="2.999cm" svg:x="14.505cm" svg:y="8.325cm">
          <text:p text:style-name="P15"><text:span text:style-name="T3">0.4</text:span></text:p>
          <text:p text:style-name="P15"><text:span text:style-name="T3">-0.1</text:span></text:p>
          <text:p text:style-name="P15"><text:span text:style-name="T3">-0.8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bgerundetes Rechteck 54_0" draw:style-name="gr62" draw:text-style-name="P17" draw:layer="layout" svg:width="1.599cm" svg:height="2.999cm" svg:x="18.106cm" svg:y="8.325cm">
          <text:p text:style-name="P15"><text:span text:style-name="T3">0.7</text:span></text:p>
          <text:p text:style-name="P15"><text:span text:style-name="T3">1.0</text:span></text:p>
          <text:p text:style-name="P15"><text:span text:style-name="T3">0.6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bgerundetes Rechteck 55_0" draw:style-name="gr63" draw:text-style-name="P18" draw:layer="layout" svg:width="1.599cm" svg:height="2.999cm" svg:x="7.304cm" svg:y="13.525cm">
          <text:p text:style-name="P15"><text:span text:style-name="T3">1</text:span><text:span text:style-name="T3"><text:line-break/></text:span><text:span text:style-name="T3">0</text:span><text:span text:style-name="T3"><text:line-break/></text:span><text:span text:style-name="T3">0</text:span><text:span text:style-name="T3"><text:line-break/></text:span><text:span text:style-name="T3">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bgerundetes Rechteck 56_0" draw:style-name="gr64" draw:text-style-name="P18" draw:layer="layout" svg:width="1.599cm" svg:height="2.999cm" svg:x="10.905cm" svg:y="13.525cm">
          <text:p text:style-name="P15"><text:span text:style-name="T5">0</text:span><text:span text:style-name="T5"><text:line-break/></text:span><text:span text:style-name="T5">1</text:span><text:span text:style-name="T5"><text:line-break/></text:span><text:span text:style-name="T5">0</text:span><text:span text:style-name="T5"><text:line-break/></text:span><text:span text:style-name="T5">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bgerundetes Rechteck 57_0" draw:style-name="gr65" draw:text-style-name="P18" draw:layer="layout" svg:width="1.599cm" svg:height="2.999cm" svg:x="14.505cm" svg:y="13.525cm">
          <text:p text:style-name="P15"><text:span text:style-name="T5">0</text:span><text:span text:style-name="T5"><text:line-break/></text:span><text:span text:style-name="T5">0</text:span><text:span text:style-name="T5"><text:line-break/></text:span><text:span text:style-name="T5">1</text:span><text:span text:style-name="T5"><text:line-break/></text:span><text:span text:style-name="T5">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bgerundetes Rechteck 58_0" draw:style-name="gr66" draw:text-style-name="P18" draw:layer="layout" svg:width="1.599cm" svg:height="2.999cm" svg:x="18.106cm" svg:y="13.525cm">
          <text:p text:style-name="P15"><text:span text:style-name="T5">0</text:span><text:span text:style-name="T5"><text:line-break/></text:span><text:span text:style-name="T5">0</text:span><text:span text:style-name="T5"><text:line-break/></text:span><text:span text:style-name="T5">1</text:span><text:span text:style-name="T5"><text:line-break/></text:span><text:span text:style-name="T5">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erade Verbindung mit Pfeil 61_0" draw:style-name="gr41" draw:text-style-name="P1" draw:layer="layout" svg:width="1.999cm" svg:height="0.001cm" svg:x="12.505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64_0" draw:style-name="gr41" draw:text-style-name="P1" draw:layer="layout" svg:width="1.999cm" svg:height="0.001cm" svg:x="16.105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85_0" draw:style-name="gr40" draw:text-style-name="P1" draw:layer="layout" svg:width="0.001cm" svg:height="2.399cm" svg:x="18.906cm" svg:y="5.9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94_0" draw:style-name="gr39" draw:text-style-name="P1" draw:layer="layout" svg:width="0.001cm" svg:height="2.199cm" svg:x="18.906cm" svg:y="11.321cm">
          <text:p/>
          <draw:enhanced-geometry draw:mirror-horizontal="false" draw:mirror-vertical="true" svg:viewBox="0 0 21600 21600" draw:type="mso-spt32" draw:enhanced-path="M 0 0 L 21600 21600 N"/>
        </draw:custom-shape>
        <draw:frame draw:name="Object 22_0" draw:style-name="gr54" draw:text-style-name="P1" draw:layer="layout" svg:width="0.74cm" svg:height="0.634cm" svg:x="9.505cm" svg:y="8.925cm">
          <draw:object-ole draw:class-id="00000000-0000-0000-0000-000000000000" xlink:href="./Object 40" xlink:type="simple" xlink:show="embed" xlink:actuate="onLoad">
            <loext:p/>
          </draw:object-ole>
          <draw:image xlink:href="./ObjectReplacements/Object 40" xlink:type="simple" xlink:show="embed" xlink:actuate="onLoad"/>
        </draw:frame>
        <draw:frame draw:name="Object 23_0" draw:style-name="gr54" draw:text-style-name="P1" draw:layer="layout" svg:width="0.74cm" svg:height="0.634cm" svg:x="13.105cm" svg:y="8.925cm">
          <draw:object-ole draw:class-id="00000000-0000-0000-0000-000000000000" xlink:href="./Object 41" xlink:type="simple" xlink:show="embed" xlink:actuate="onLoad">
            <loext:p/>
          </draw:object-ole>
          <draw:image xlink:href="./ObjectReplacements/Object 41" xlink:type="simple" xlink:show="embed" xlink:actuate="onLoad"/>
        </draw:frame>
        <draw:frame draw:name="Object 24_0" draw:style-name="gr54" draw:text-style-name="P1" draw:layer="layout" svg:width="0.74cm" svg:height="0.634cm" svg:x="16.705cm" svg:y="8.925cm">
          <draw:object-ole draw:class-id="00000000-0000-0000-0000-000000000000" xlink:href="./Object 42" xlink:type="simple" xlink:show="embed" xlink:actuate="onLoad">
            <loext:p/>
          </draw:object-ole>
          <draw:image xlink:href="./ObjectReplacements/Object 42" xlink:type="simple" xlink:show="embed" xlink:actuate="onLoad"/>
        </draw:frame>
        <draw:frame draw:name="Object 25_0" draw:style-name="gr54" draw:text-style-name="P1" draw:layer="layout" svg:width="0.581cm" svg:height="0.634cm" svg:x="7.304cm" svg:y="6.725cm">
          <draw:object-ole draw:class-id="00000000-0000-0000-0000-000000000000" xlink:href="./Object 43" xlink:type="simple" xlink:show="embed" xlink:actuate="onLoad">
            <loext:p/>
          </draw:object-ole>
          <draw:image xlink:href="./ObjectReplacements/Object 43" xlink:type="simple" xlink:show="embed" xlink:actuate="onLoad"/>
        </draw:frame>
        <draw:frame draw:name="Object 26_0" draw:style-name="gr54" draw:text-style-name="P1" draw:layer="layout" svg:width="0.581cm" svg:height="0.634cm" svg:x="10.905cm" svg:y="6.725cm">
          <draw:object-ole draw:class-id="00000000-0000-0000-0000-000000000000" xlink:href="./Object 44" xlink:type="simple" xlink:show="embed" xlink:actuate="onLoad">
            <loext:p/>
          </draw:object-ole>
          <draw:image xlink:href="./ObjectReplacements/Object 44" xlink:type="simple" xlink:show="embed" xlink:actuate="onLoad"/>
        </draw:frame>
        <draw:frame draw:name="Object 27_0" draw:style-name="gr54" draw:text-style-name="P1" draw:layer="layout" svg:width="0.581cm" svg:height="0.634cm" svg:x="14.505cm" svg:y="6.725cm">
          <draw:object-ole draw:class-id="00000000-0000-0000-0000-000000000000" xlink:href="./Object 45" xlink:type="simple" xlink:show="embed" xlink:actuate="onLoad">
            <loext:p/>
          </draw:object-ole>
          <draw:image xlink:href="./ObjectReplacements/Object 45" xlink:type="simple" xlink:show="embed" xlink:actuate="onLoad"/>
        </draw:frame>
        <draw:frame draw:name="Object 28_0" draw:style-name="gr54" draw:text-style-name="P1" draw:layer="layout" svg:width="0.581cm" svg:height="0.634cm" svg:x="18.106cm" svg:y="6.725cm">
          <draw:object-ole draw:class-id="00000000-0000-0000-0000-000000000000" xlink:href="./Object 46" xlink:type="simple" xlink:show="embed" xlink:actuate="onLoad">
            <loext:p/>
          </draw:object-ole>
          <draw:image xlink:href="./ObjectReplacements/Object 46" xlink:type="simple" xlink:show="embed" xlink:actuate="onLoad"/>
        </draw:frame>
        <draw:frame draw:name="Object 29_0" draw:style-name="gr54" draw:text-style-name="P1" draw:layer="layout" svg:width="0.581cm" svg:height="0.687cm" svg:x="7.304cm" svg:y="12.125cm">
          <draw:object-ole draw:class-id="00000000-0000-0000-0000-000000000000" xlink:href="./Object 47" xlink:type="simple" xlink:show="embed" xlink:actuate="onLoad">
            <loext:p/>
          </draw:object-ole>
          <draw:image xlink:href="./ObjectReplacements/Object 47" xlink:type="simple" xlink:show="embed" xlink:actuate="onLoad"/>
        </draw:frame>
        <draw:frame draw:name="Object 30_0" draw:style-name="gr54" draw:text-style-name="P1" draw:layer="layout" svg:width="0.581cm" svg:height="0.687cm" svg:x="10.905cm" svg:y="12.037cm">
          <draw:object-ole draw:class-id="00000000-0000-0000-0000-000000000000" xlink:href="./Object 48" xlink:type="simple" xlink:show="embed" xlink:actuate="onLoad">
            <loext:p/>
          </draw:object-ole>
          <draw:image xlink:href="./ObjectReplacements/Object 48" xlink:type="simple" xlink:show="embed" xlink:actuate="onLoad"/>
        </draw:frame>
        <draw:frame draw:name="Object 31_0" draw:style-name="gr54" draw:text-style-name="P1" draw:layer="layout" svg:width="0.581cm" svg:height="0.687cm" svg:x="14.505cm" svg:y="12.037cm">
          <draw:object-ole draw:class-id="00000000-0000-0000-0000-000000000000" xlink:href="./Object 49" xlink:type="simple" xlink:show="embed" xlink:actuate="onLoad">
            <loext:p/>
          </draw:object-ole>
          <draw:image xlink:href="./ObjectReplacements/Object 49" xlink:type="simple" xlink:show="embed" xlink:actuate="onLoad"/>
        </draw:frame>
        <draw:frame draw:name="Object 32_0" draw:style-name="gr54" draw:text-style-name="P1" draw:layer="layout" svg:width="0.581cm" svg:height="0.687cm" svg:x="18.106cm" svg:y="12.037cm">
          <draw:object-ole draw:class-id="00000000-0000-0000-0000-000000000000" xlink:href="./Object 50" xlink:type="simple" xlink:show="embed" xlink:actuate="onLoad">
            <loext:p/>
          </draw:object-ole>
          <draw:image xlink:href="./ObjectReplacements/Object 50" xlink:type="simple" xlink:show="embed" xlink:actuate="onLoad"/>
        </draw:frame>
        <draw:frame draw:name="Picture 33_0" draw:style-name="gr12" draw:text-style-name="P1" draw:layer="layout" svg:width="3.915cm" svg:height="0.66cm" svg:x="2.989cm" svg:y="16.93cm">
          <draw:image xlink:href="Pictures/100000000000009400000019898E4D31DEFA1F5E.png" xlink:type="simple" xlink:show="embed" xlink:actuate="onLoad" loext:mime-type="image/png">
            <text:p/>
          </draw:image>
        </draw:frame>
        <draw:frame draw:name="Picture 34_0" draw:style-name="gr12" draw:text-style-name="P1" draw:layer="layout" svg:width="4.153cm" svg:height="0.608cm" svg:x="2.704cm" svg:y="2.116cm">
          <draw:image xlink:href="Pictures/100000000000009D00000017F698D19E07ED1781.png" xlink:type="simple" xlink:show="embed" xlink:actuate="onLoad" loext:mime-type="image/png">
            <text:p/>
          </draw:image>
        </draw:frame>
        <draw:frame draw:name="Picture 35_0" draw:style-name="gr12" draw:text-style-name="P1" draw:layer="layout" svg:width="0.819cm" svg:height="0.555cm" svg:x="7.704cm" svg:y="16.926cm">
          <draw:image xlink:href="Pictures/100000000000001F00000015A76676C516AB0F1F.png" xlink:type="simple" xlink:show="embed" xlink:actuate="onLoad" loext:mime-type="image/png">
            <text:p/>
          </draw:image>
        </draw:frame>
        <draw:frame draw:name="Picture 36_1" draw:style-name="gr12" draw:text-style-name="P1" draw:layer="layout" svg:width="0.766cm" svg:height="0.528cm" svg:x="11.305cm" svg:y="16.926cm">
          <draw:image xlink:href="Pictures/100000000000001D0000001443D0FBD9E5953792.png" xlink:type="simple" xlink:show="embed" xlink:actuate="onLoad" loext:mime-type="image/png">
            <text:p/>
          </draw:image>
        </draw:frame>
        <draw:frame draw:name="Picture 37_0" draw:style-name="gr12" draw:text-style-name="P1" draw:layer="layout" svg:width="0.66cm" svg:height="0.581cm" svg:x="15.005cm" svg:y="16.926cm">
          <draw:image xlink:href="Pictures/100000000000001900000016B5136F5525EC14F8.png" xlink:type="simple" xlink:show="embed" xlink:actuate="onLoad" loext:mime-type="image/png">
            <text:p/>
          </draw:image>
        </draw:frame>
        <draw:frame draw:name="Picture 38_0" draw:style-name="gr12" draw:text-style-name="P1" draw:layer="layout" svg:width="0.66cm" svg:height="0.581cm" svg:x="18.605cm" svg:y="16.926cm">
          <draw:image xlink:href="Pictures/100000000000001900000016B5136F5525EC14F8.png" xlink:type="simple" xlink:show="embed" xlink:actuate="onLoad" loext:mime-type="image/png">
            <text:p/>
          </draw:image>
        </draw:frame>
        <draw:frame draw:name="Picture 39_0" draw:style-name="gr12" draw:text-style-name="P1" draw:layer="layout" svg:width="0.66cm" svg:height="0.581cm" svg:x="11.305cm" svg:y="2.124cm">
          <draw:image xlink:href="Pictures/100000000000001900000016B5136F5525EC14F8.png" xlink:type="simple" xlink:show="embed" xlink:actuate="onLoad" loext:mime-type="image/png">
            <text:p/>
          </draw:image>
        </draw:frame>
        <draw:frame draw:name="Picture 40_0" draw:style-name="gr12" draw:text-style-name="P1" draw:layer="layout" svg:width="0.66cm" svg:height="0.581cm" svg:x="14.905cm" svg:y="2.124cm">
          <draw:image xlink:href="Pictures/100000000000001900000016B5136F5525EC14F8.png" xlink:type="simple" xlink:show="embed" xlink:actuate="onLoad" loext:mime-type="image/png">
            <text:p/>
          </draw:image>
        </draw:frame>
        <draw:frame draw:name="Picture 41_0" draw:style-name="gr12" draw:text-style-name="P1" draw:layer="layout" svg:width="0.766cm" svg:height="0.528cm" svg:x="18.506cm" svg:y="2.124cm">
          <draw:image xlink:href="Pictures/100000000000001D000000141A12B42FA86A477C.png" xlink:type="simple" xlink:show="embed" xlink:actuate="onLoad" loext:mime-type="image/png">
            <text:p/>
          </draw:image>
        </draw:frame>
        <draw:frame draw:name="Picture 36_2" draw:style-name="gr12" draw:text-style-name="P1" draw:layer="layout" svg:width="0.766cm" svg:height="0.528cm" svg:x="7.704cm" svg:y="2.124cm">
          <draw:image xlink:href="Pictures/100000000000001D0000001443D0FBD9E5953792.png" xlink:type="simple" xlink:show="embed" xlink:actuate="onLoad" loext:mime-type="image/png">
            <text:p/>
          </draw:image>
        </draw:frame>
        <draw:custom-shape draw:name="Geschweifte Klammer links 45" draw:style-name="gr67" draw:text-style-name="P19" draw:layer="layout" svg:width="0.399cm" svg:height="2.999cm" svg:x="6.704cm" svg:y="8.325cm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range-y-maximum="?f5" draw:handle-position="?f16 ?f7"/>
            <draw:handle draw:handle-range-y-minimum="0" draw:handle-range-y-maximum="100000" draw:handle-position="0 ?f8"/>
          </draw:enhanced-geometry>
        </draw:custom-shape>
        <draw:custom-shape draw:name="Geschweifte Klammer links 46" draw:style-name="gr67" draw:text-style-name="P19" draw:layer="layout" svg:width="0.399cm" svg:height="2.999cm" svg:x="6.704cm" svg:y="13.525cm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range-y-maximum="?f5" draw:handle-position="?f16 ?f7"/>
            <draw:handle draw:handle-range-y-minimum="0" draw:handle-range-y-maximum="100000" draw:handle-position="0 ?f8"/>
          </draw:enhanced-geometry>
        </draw:custom-shape>
        <draw:custom-shape draw:name="Geschweifte Klammer links 59" draw:style-name="gr67" draw:text-style-name="P19" draw:layer="layout" svg:width="0.399cm" svg:height="2.999cm" svg:x="6.704cm" svg:y="2.924cm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range-y-maximum="?f5" draw:handle-position="?f16 ?f7"/>
            <draw:handle draw:handle-range-y-minimum="0" draw:handle-range-y-maximum="100000" draw:handle-position="0 ?f8"/>
          </draw:enhanced-geometry>
        </draw:custom-shape>
        <draw:custom-shape draw:name="Textfeld 60" draw:style-name="gr68" draw:text-style-name="P20" draw:layer="layout" svg:width="2.399cm" svg:height="1.772cm" svg:x="4.504cm" svg:y="14.126cm">
          <text:p text:style-name="P15"><text:span text:style-name="T7">one-hot encoded 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69" draw:text-style-name="P20" draw:layer="layout" svg:width="2.799cm" svg:height="1.772cm" svg:x="4.104cm" svg:y="8.925cm">
          <text:p text:style-name="P15"><text:span text:style-name="T7">3 neurons in the hidden 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3" draw:style-name="gr70" draw:text-style-name="P20" draw:layer="layout" svg:width="2.799cm" svg:height="1.265cm" svg:x="4.104cm" svg:y="3.524cm">
          <text:p text:style-name="P15"><text:span text:style-name="T7">four output neur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5" draw:style-name="gr71" draw:text-style-name="P20" draw:layer="layout" svg:width="2.799cm" svg:height="1.265cm" svg:x="4.904cm" svg:y="6.442cm">
          <text:p text:style-name="P15"><text:span text:style-name="T7">weight matr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links 66" draw:style-name="gr72" draw:text-style-name="P19" draw:layer="layout" svg:width="0.176cm" svg:height="0.599cm" svg:x="7.128cm" svg:y="6.725cm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range-y-maximum="?f5" draw:handle-position="?f16 ?f7"/>
            <draw:handle draw:handle-range-y-minimum="0" draw:handle-range-y-maximum="100000" draw:handle-position="0 ?f8"/>
          </draw:enhanced-geometry>
        </draw:custom-shape>
        <draw:custom-shape draw:name="Textfeld 67" draw:style-name="gr73" draw:text-style-name="P20" draw:layer="layout" svg:width="2.799cm" svg:height="1.265cm" svg:x="4.904cm" svg:y="11.925cm">
          <text:p text:style-name="P15"><text:span text:style-name="T7">weight matr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links 68" draw:style-name="gr72" draw:text-style-name="P19" draw:layer="layout" svg:width="0.176cm" svg:height="0.599cm" svg:x="7.128cm" svg:y="12.208cm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range-y-maximum="?f5" draw:handle-position="?f16 ?f7"/>
            <draw:handle draw:handle-range-y-minimum="0" draw:handle-range-y-maximum="100000" draw:handle-position="0 ?f8"/>
          </draw:enhanced-geometry>
        </draw:custom-shape>
        <draw:custom-shape draw:name="Geschweifte Klammer links 69" draw:style-name="gr72" draw:text-style-name="P19" draw:layer="layout" svg:width="0.176cm" svg:height="0.599cm" draw:transform="rotate (-1.5707963267949) translate (10.143cm 8.812cm)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range-y-maximum="?f5" draw:handle-position="?f16 ?f7"/>
            <draw:handle draw:handle-range-y-minimum="0" draw:handle-range-y-maximum="100000" draw:handle-position="0 ?f8"/>
          </draw:enhanced-geometry>
        </draw:custom-shape>
        <draw:custom-shape draw:name="Textfeld 70" draw:style-name="gr74" draw:text-style-name="P20" draw:layer="layout" svg:width="2.799cm" svg:height="1.263cm" svg:x="8.505cm" svg:y="7.643cm">
          <text:p text:style-name="P15"><text:span text:style-name="T7">weight matri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6" draw:layer="layout" svg:width="19.798cm" svg:height="11.136cm" svg:x="0.6cm" svg:y="2.257cm" draw:page-number="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folie" presentation:presentation-page-layout-name="AL2T1">
        <draw:custom-shape draw:name="Gerade Verbindung mit Pfeil 9_1" draw:style-name="gr39" draw:text-style-name="P1" draw:layer="layout" svg:width="0.001cm" svg:height="2.199cm" svg:x="8.104cm" svg:y="11.3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10_4" draw:style-name="gr40" draw:text-style-name="P1" draw:layer="layout" svg:width="0.001cm" svg:height="2.399cm" svg:x="8.104cm" svg:y="5.9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bgerundetes Rechteck 47_2" draw:style-name="gr75" draw:text-style-name="P21" draw:layer="layout" svg:width="1.599cm" svg:height="2.999cm" svg:x="7.304cm" svg:y="2.924cm">
          <text:p text:style-name="P15"><text:span text:style-name="T3">0.15</text:span><text:span text:style-name="T3"><text:line-break/></text:span><text:span text:style-name="T6">0.7</text:span><text:span text:style-name="T4"><text:line-break/></text:span><text:span text:style-name="T3">0.1</text:span><text:span text:style-name="T3"><text:line-break/></text:span><text:span text:style-name="T3">0.05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bgerundetes Rechteck 51_2" draw:style-name="gr76" draw:text-style-name="P22" draw:layer="layout" svg:width="1.599cm" svg:height="2.999cm" svg:x="7.304cm" svg:y="8.325cm">
          <text:p text:style-name="P15"><text:span text:style-name="T3">0.2</text:span></text:p>
          <text:p text:style-name="P15"><text:span text:style-name="T3">0.8</text:span></text:p>
          <text:p text:style-name="P15"><text:span text:style-name="T3">-0.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bgerundetes Rechteck 55_2" draw:style-name="gr77" draw:text-style-name="P23" draw:layer="layout" svg:width="1.599cm" svg:height="2.999cm" svg:x="7.304cm" svg:y="13.525cm">
          <text:p text:style-name="P15"><text:span text:style-name="T3">1</text:span><text:span text:style-name="T3"><text:line-break/></text:span><text:span text:style-name="T3">0</text:span><text:span text:style-name="T3"><text:line-break/></text:span><text:span text:style-name="T3">0</text:span><text:span text:style-name="T3"><text:line-break/></text:span><text:span text:style-name="T3">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name="Object 25_2" draw:style-name="gr54" draw:text-style-name="P1" draw:layer="layout" svg:width="0.581cm" svg:height="0.634cm" svg:x="7.304cm" svg:y="6.725cm">
          <draw:object-ole draw:class-id="00000000-0000-0000-0000-000000000000" xlink:href="./Object 64" xlink:type="simple" xlink:show="embed" xlink:actuate="onLoad">
            <loext:p/>
          </draw:object-ole>
          <draw:image xlink:href="./ObjectReplacements/Object 64" xlink:type="simple" xlink:show="embed" xlink:actuate="onLoad"/>
        </draw:frame>
        <draw:frame draw:name="Object 29_2" draw:style-name="gr6" draw:text-style-name="P5" draw:layer="layout" svg:width="0.581cm" svg:height="0.687cm" svg:x="7.304cm" svg:y="12.125cm">
          <draw:object-ole draw:class-id="00000000-0000-0000-0000-000000000000" xlink:href="./Object 68" xlink:type="simple" xlink:show="embed" xlink:actuate="onLoad">
            <loext:p/>
          </draw:object-ole>
          <draw:image xlink:href="./ObjectReplacements/Object 68" xlink:type="simple" xlink:show="embed" xlink:actuate="onLoad"/>
        </draw:frame>
        <draw:frame draw:name="Picture 33_2" draw:style-name="gr12" draw:text-style-name="P1" draw:layer="layout" svg:width="3.915cm" svg:height="0.66cm" svg:x="2.989cm" svg:y="16.93cm">
          <draw:image xlink:href="Pictures/100000000000009400000019898E4D31DEFA1F5E.png" xlink:type="simple" xlink:show="embed" xlink:actuate="onLoad" loext:mime-type="image/png">
            <text:p/>
          </draw:image>
        </draw:frame>
        <draw:frame draw:name="Picture 34_2" draw:style-name="gr12" draw:text-style-name="P1" draw:layer="layout" svg:width="4.153cm" svg:height="0.608cm" svg:x="2.704cm" svg:y="2.116cm">
          <draw:image xlink:href="Pictures/100000000000009D00000017F698D19E07ED1781.png" xlink:type="simple" xlink:show="embed" xlink:actuate="onLoad" loext:mime-type="image/png">
            <text:p/>
          </draw:image>
        </draw:frame>
        <draw:frame draw:name="Picture 35_2" draw:style-name="gr12" draw:text-style-name="P1" draw:layer="layout" svg:width="0.819cm" svg:height="0.555cm" svg:x="7.704cm" svg:y="16.926cm">
          <draw:image xlink:href="Pictures/100000000000001F00000015A76676C516AB0F1F.png" xlink:type="simple" xlink:show="embed" xlink:actuate="onLoad" loext:mime-type="image/png">
            <text:p/>
          </draw:image>
        </draw:frame>
        <draw:frame draw:name="Picture 36_5" draw:style-name="gr12" draw:text-style-name="P1" draw:layer="layout" svg:width="0.766cm" svg:height="0.528cm" svg:x="7.704cm" svg:y="2.124cm">
          <draw:image xlink:href="Pictures/100000000000001D0000001443D0FBD9E5953792.png" xlink:type="simple" xlink:show="embed" xlink:actuate="onLoad" loext:mime-type="image/png">
            <text:p/>
          </draw:image>
        </draw:frame>
        <draw:custom-shape draw:name="Geschweifte Klammer links 45_1" draw:style-name="gr78" draw:text-style-name="P24" draw:layer="layout" svg:width="0.399cm" svg:height="2.999cm" svg:x="6.704cm" svg:y="8.325cm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range-y-maximum="?f5" draw:handle-position="?f16 ?f7"/>
            <draw:handle draw:handle-range-y-minimum="0" draw:handle-range-y-maximum="100000" draw:handle-position="0 ?f8"/>
          </draw:enhanced-geometry>
        </draw:custom-shape>
        <draw:custom-shape draw:name="Geschweifte Klammer links 46_1" draw:style-name="gr79" draw:text-style-name="P25" draw:layer="layout" svg:width="0.399cm" svg:height="2.999cm" svg:x="6.704cm" svg:y="13.525cm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range-y-maximum="?f5" draw:handle-position="?f16 ?f7"/>
            <draw:handle draw:handle-range-y-minimum="0" draw:handle-range-y-maximum="100000" draw:handle-position="0 ?f8"/>
          </draw:enhanced-geometry>
        </draw:custom-shape>
        <draw:custom-shape draw:name="Geschweifte Klammer links 59_1" draw:style-name="gr80" draw:text-style-name="P26" draw:layer="layout" svg:width="0.399cm" svg:height="2.999cm" svg:x="6.704cm" svg:y="2.924cm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range-y-maximum="?f5" draw:handle-position="?f16 ?f7"/>
            <draw:handle draw:handle-range-y-minimum="0" draw:handle-range-y-maximum="100000" draw:handle-position="0 ?f8"/>
          </draw:enhanced-geometry>
        </draw:custom-shape>
        <draw:custom-shape draw:name="Textfeld 60_1" draw:style-name="gr81" draw:text-style-name="P20" draw:layer="layout" svg:width="2.399cm" svg:height="1.772cm" svg:x="4.504cm" svg:y="14.126cm">
          <text:p text:style-name="P15"><text:span text:style-name="T7">one-hot encoded 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_1" draw:style-name="gr82" draw:text-style-name="P27" draw:layer="layout" svg:width="2.799cm" svg:height="1.772cm" svg:x="4.104cm" svg:y="8.925cm">
          <text:p text:style-name="P15"><text:span text:style-name="T7">3 neurons in the hidden 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3_1" draw:style-name="gr83" draw:text-style-name="P20" draw:layer="layout" svg:width="2.799cm" svg:height="1.265cm" svg:x="4.104cm" svg:y="3.524cm">
          <text:p text:style-name="P15"><text:span text:style-name="T7">four output neur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style-name="gr16" draw:layer="layout" svg:width="19.798cm" svg:height="11.136cm" svg:x="0.6cm" svg:y="2.257cm" draw:page-number="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folie" presentation:presentation-page-layout-name="AL2T1">
        <draw:custom-shape draw:name="Gerade Verbindung mit Pfeil 9_2" draw:style-name="gr39" draw:text-style-name="P1" draw:layer="layout" svg:width="0.001cm" svg:height="2.199cm" svg:x="8.104cm" svg:y="11.3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10_5" draw:style-name="gr40" draw:text-style-name="P1" draw:layer="layout" svg:width="0.001cm" svg:height="2.399cm" svg:x="8.104cm" svg:y="5.9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20_5" draw:style-name="gr39" draw:text-style-name="P1" draw:layer="layout" svg:width="0.001cm" svg:height="2.199cm" svg:x="11.705cm" svg:y="11.3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21_5" draw:style-name="gr40" draw:text-style-name="P1" draw:layer="layout" svg:width="0.001cm" svg:height="2.399cm" svg:x="11.705cm" svg:y="5.9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39_1" draw:style-name="gr84" draw:text-style-name="P5" draw:layer="layout" svg:width="1.999cm" svg:height="0.001cm" svg:x="8.905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bgerundetes Rechteck 47_1" draw:style-name="gr85" draw:text-style-name="P21" draw:layer="layout" svg:width="1.599cm" svg:height="2.999cm" svg:x="7.304cm" svg:y="2.924cm">
          <text:p text:style-name="P15"><text:span text:style-name="T3">0.15</text:span><text:span text:style-name="T3"><text:line-break/></text:span><text:span text:style-name="T6">0.7</text:span><text:span text:style-name="T4"><text:line-break/></text:span><text:span text:style-name="T3">0.1</text:span><text:span text:style-name="T3"><text:line-break/></text:span><text:span text:style-name="T3">0.05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bgerundetes Rechteck 48_1" draw:style-name="gr86" draw:text-style-name="P21" draw:layer="layout" svg:width="1.599cm" svg:height="2.999cm" svg:x="10.905cm" svg:y="2.924cm">
          <text:p text:style-name="P15"><text:span text:style-name="T3">0.05</text:span><text:span text:style-name="T3"><text:line-break/></text:span><text:span text:style-name="T3">0.1</text:span><text:span text:style-name="T3"><text:line-break/></text:span><text:span text:style-name="T6">0.8</text:span><text:span text:style-name="T4"><text:line-break/></text:span><text:span text:style-name="T3">0.05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bgerundetes Rechteck 51_1" draw:style-name="gr87" draw:text-style-name="P22" draw:layer="layout" svg:width="1.599cm" svg:height="2.999cm" svg:x="7.304cm" svg:y="8.325cm">
          <text:p text:style-name="P15"><text:span text:style-name="T3">0.2</text:span></text:p>
          <text:p text:style-name="P15"><text:span text:style-name="T3">0.8</text:span></text:p>
          <text:p text:style-name="P15"><text:span text:style-name="T3">-0.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bgerundetes Rechteck 52_1" draw:style-name="gr88" draw:text-style-name="P22" draw:layer="layout" svg:width="1.599cm" svg:height="2.999cm" svg:x="10.905cm" svg:y="8.325cm">
          <text:p text:style-name="P15"><text:span text:style-name="T3">-0.7</text:span></text:p>
          <text:p text:style-name="P15"><text:span text:style-name="T3">0.3</text:span></text:p>
          <text:p text:style-name="P15"><text:span text:style-name="T3">0.5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bgerundetes Rechteck 55_1" draw:style-name="gr89" draw:text-style-name="P23" draw:layer="layout" svg:width="1.599cm" svg:height="2.999cm" svg:x="7.304cm" svg:y="13.525cm">
          <text:p text:style-name="P15"><text:span text:style-name="T3">1</text:span><text:span text:style-name="T3"><text:line-break/></text:span><text:span text:style-name="T3">0</text:span><text:span text:style-name="T3"><text:line-break/></text:span><text:span text:style-name="T3">0</text:span><text:span text:style-name="T3"><text:line-break/></text:span><text:span text:style-name="T3">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bgerundetes Rechteck 56_1" draw:style-name="gr90" draw:text-style-name="P23" draw:layer="layout" svg:width="1.599cm" svg:height="2.999cm" svg:x="10.905cm" svg:y="13.525cm">
          <text:p text:style-name="P15"><text:span text:style-name="T5">0</text:span><text:span text:style-name="T5"><text:line-break/></text:span><text:span text:style-name="T5">1</text:span><text:span text:style-name="T5"><text:line-break/></text:span><text:span text:style-name="T5">0</text:span><text:span text:style-name="T5"><text:line-break/></text:span><text:span text:style-name="T5">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name="Object 22_1" draw:style-name="gr6" draw:text-style-name="P5" draw:layer="layout" svg:width="0.74cm" svg:height="0.634cm" svg:x="9.505cm" svg:y="8.925cm">
          <draw:object-ole draw:class-id="00000000-0000-0000-0000-000000000000" xlink:href="./Object 72" xlink:type="simple" xlink:show="embed" xlink:actuate="onLoad">
            <loext:p/>
          </draw:object-ole>
          <draw:image xlink:href="./ObjectReplacements/Object 72" xlink:type="simple" xlink:show="embed" xlink:actuate="onLoad"/>
        </draw:frame>
        <draw:frame draw:name="Object 25_1" draw:style-name="gr54" draw:text-style-name="P1" draw:layer="layout" svg:width="0.581cm" svg:height="0.634cm" svg:x="7.304cm" svg:y="6.725cm">
          <draw:object-ole draw:class-id="00000000-0000-0000-0000-000000000000" xlink:href="./Object 75" xlink:type="simple" xlink:show="embed" xlink:actuate="onLoad">
            <loext:p/>
          </draw:object-ole>
          <draw:image xlink:href="./ObjectReplacements/Object 75" xlink:type="simple" xlink:show="embed" xlink:actuate="onLoad"/>
        </draw:frame>
        <draw:frame draw:name="Object 26_1" draw:style-name="gr54" draw:text-style-name="P1" draw:layer="layout" svg:width="0.581cm" svg:height="0.634cm" svg:x="10.905cm" svg:y="6.725cm">
          <draw:object-ole draw:class-id="00000000-0000-0000-0000-000000000000" xlink:href="./Object 76" xlink:type="simple" xlink:show="embed" xlink:actuate="onLoad">
            <loext:p/>
          </draw:object-ole>
          <draw:image xlink:href="./ObjectReplacements/Object 76" xlink:type="simple" xlink:show="embed" xlink:actuate="onLoad"/>
        </draw:frame>
        <draw:frame draw:name="Object 29_1" draw:style-name="gr6" draw:text-style-name="P5" draw:layer="layout" svg:width="0.581cm" svg:height="0.687cm" svg:x="7.304cm" svg:y="12.125cm">
          <draw:object-ole draw:class-id="00000000-0000-0000-0000-000000000000" xlink:href="./Object 79" xlink:type="simple" xlink:show="embed" xlink:actuate="onLoad">
            <loext:p/>
          </draw:object-ole>
          <draw:image xlink:href="./ObjectReplacements/Object 79" xlink:type="simple" xlink:show="embed" xlink:actuate="onLoad"/>
        </draw:frame>
        <draw:frame draw:name="Object 30_1" draw:style-name="gr6" draw:text-style-name="P5" draw:layer="layout" svg:width="0.581cm" svg:height="0.687cm" svg:x="10.905cm" svg:y="12.037cm">
          <draw:object-ole draw:class-id="00000000-0000-0000-0000-000000000000" xlink:href="./Object 80" xlink:type="simple" xlink:show="embed" xlink:actuate="onLoad">
            <loext:p/>
          </draw:object-ole>
          <draw:image xlink:href="./ObjectReplacements/Object 80" xlink:type="simple" xlink:show="embed" xlink:actuate="onLoad"/>
        </draw:frame>
        <draw:frame draw:name="Picture 33_1" draw:style-name="gr12" draw:text-style-name="P1" draw:layer="layout" svg:width="3.915cm" svg:height="0.66cm" svg:x="2.989cm" svg:y="16.93cm">
          <draw:image xlink:href="Pictures/100000000000009400000019898E4D31DEFA1F5E.png" xlink:type="simple" xlink:show="embed" xlink:actuate="onLoad" loext:mime-type="image/png">
            <text:p/>
          </draw:image>
        </draw:frame>
        <draw:frame draw:name="Picture 34_1" draw:style-name="gr12" draw:text-style-name="P1" draw:layer="layout" svg:width="4.153cm" svg:height="0.608cm" svg:x="2.704cm" svg:y="2.116cm">
          <draw:image xlink:href="Pictures/100000000000009D00000017F698D19E07ED1781.png" xlink:type="simple" xlink:show="embed" xlink:actuate="onLoad" loext:mime-type="image/png">
            <text:p/>
          </draw:image>
        </draw:frame>
        <draw:frame draw:name="Picture 35_1" draw:style-name="gr12" draw:text-style-name="P1" draw:layer="layout" svg:width="0.819cm" svg:height="0.555cm" svg:x="7.704cm" svg:y="16.926cm">
          <draw:image xlink:href="Pictures/100000000000001F00000015A76676C516AB0F1F.png" xlink:type="simple" xlink:show="embed" xlink:actuate="onLoad" loext:mime-type="image/png">
            <text:p/>
          </draw:image>
        </draw:frame>
        <draw:frame draw:name="Picture 36_3" draw:style-name="gr12" draw:text-style-name="P1" draw:layer="layout" svg:width="0.766cm" svg:height="0.528cm" svg:x="11.305cm" svg:y="16.926cm">
          <draw:image xlink:href="Pictures/100000000000001D0000001443D0FBD9E5953792.png" xlink:type="simple" xlink:show="embed" xlink:actuate="onLoad" loext:mime-type="image/png">
            <text:p/>
          </draw:image>
        </draw:frame>
        <draw:frame draw:name="Picture 39_1" draw:style-name="gr12" draw:text-style-name="P1" draw:layer="layout" svg:width="0.66cm" svg:height="0.581cm" svg:x="11.305cm" svg:y="2.124cm">
          <draw:image xlink:href="Pictures/100000000000001900000016B5136F5525EC14F8.png" xlink:type="simple" xlink:show="embed" xlink:actuate="onLoad" loext:mime-type="image/png">
            <text:p/>
          </draw:image>
        </draw:frame>
        <draw:frame draw:name="Picture 36_6" draw:style-name="gr12" draw:text-style-name="P1" draw:layer="layout" svg:width="0.766cm" svg:height="0.528cm" svg:x="7.704cm" svg:y="2.124cm">
          <draw:image xlink:href="Pictures/100000000000001D0000001443D0FBD9E5953792.png" xlink:type="simple" xlink:show="embed" xlink:actuate="onLoad" loext:mime-type="image/png">
            <text:p/>
          </draw:image>
        </draw:frame>
        <draw:custom-shape draw:name="Geschweifte Klammer links 45_2" draw:style-name="gr78" draw:text-style-name="P24" draw:layer="layout" svg:width="0.399cm" svg:height="2.999cm" svg:x="6.704cm" svg:y="8.325cm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range-y-maximum="?f5" draw:handle-position="?f16 ?f7"/>
            <draw:handle draw:handle-range-y-minimum="0" draw:handle-range-y-maximum="100000" draw:handle-position="0 ?f8"/>
          </draw:enhanced-geometry>
        </draw:custom-shape>
        <draw:custom-shape draw:name="Geschweifte Klammer links 46_2" draw:style-name="gr79" draw:text-style-name="P25" draw:layer="layout" svg:width="0.399cm" svg:height="2.999cm" svg:x="6.704cm" svg:y="13.525cm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range-y-maximum="?f5" draw:handle-position="?f16 ?f7"/>
            <draw:handle draw:handle-range-y-minimum="0" draw:handle-range-y-maximum="100000" draw:handle-position="0 ?f8"/>
          </draw:enhanced-geometry>
        </draw:custom-shape>
        <draw:custom-shape draw:name="Geschweifte Klammer links 59_2" draw:style-name="gr80" draw:text-style-name="P26" draw:layer="layout" svg:width="0.399cm" svg:height="2.999cm" svg:x="6.704cm" svg:y="2.924cm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range-y-maximum="?f5" draw:handle-position="?f16 ?f7"/>
            <draw:handle draw:handle-range-y-minimum="0" draw:handle-range-y-maximum="100000" draw:handle-position="0 ?f8"/>
          </draw:enhanced-geometry>
        </draw:custom-shape>
        <draw:custom-shape draw:name="Textfeld 60_2" draw:style-name="gr91" draw:text-style-name="P20" draw:layer="layout" svg:width="2.399cm" svg:height="1.772cm" svg:x="4.504cm" svg:y="14.126cm">
          <text:p text:style-name="P15"><text:span text:style-name="T7">one-hot encoded 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_2" draw:style-name="gr92" draw:text-style-name="P27" draw:layer="layout" svg:width="2.799cm" svg:height="1.772cm" svg:x="4.104cm" svg:y="8.925cm">
          <text:p text:style-name="P15"><text:span text:style-name="T7">3 neurons in the hidden 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3_2" draw:style-name="gr93" draw:text-style-name="P20" draw:layer="layout" svg:width="2.799cm" svg:height="1.265cm" svg:x="4.104cm" svg:y="3.524cm">
          <text:p text:style-name="P15"><text:span text:style-name="T7">four output neur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style-name="gr16" draw:layer="layout" svg:width="19.798cm" svg:height="11.136cm" svg:x="0.6cm" svg:y="2.257cm" draw:page-number="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folie" presentation:presentation-page-layout-name="AL2T1">
        <draw:custom-shape draw:name="Gerade Verbindung mit Pfeil 9_3" draw:style-name="gr39" draw:text-style-name="P1" draw:layer="layout" svg:width="0.001cm" svg:height="2.199cm" svg:x="8.104cm" svg:y="11.3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10_6" draw:style-name="gr40" draw:text-style-name="P1" draw:layer="layout" svg:width="0.001cm" svg:height="2.399cm" svg:x="8.104cm" svg:y="5.9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20_6" draw:style-name="gr39" draw:text-style-name="P1" draw:layer="layout" svg:width="0.001cm" svg:height="2.199cm" svg:x="11.705cm" svg:y="11.3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21_6" draw:style-name="gr40" draw:text-style-name="P1" draw:layer="layout" svg:width="0.001cm" svg:height="2.399cm" svg:x="11.705cm" svg:y="5.9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31_3" draw:style-name="gr39" draw:text-style-name="P1" draw:layer="layout" svg:width="0.001cm" svg:height="2.199cm" svg:x="15.305cm" svg:y="11.3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32_3" draw:style-name="gr40" draw:text-style-name="P1" draw:layer="layout" svg:width="0.001cm" svg:height="2.399cm" svg:x="15.305cm" svg:y="5.9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39_3" draw:style-name="gr84" draw:text-style-name="P5" draw:layer="layout" svg:width="1.999cm" svg:height="0.001cm" svg:x="8.905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bgerundetes Rechteck 47_3" draw:style-name="gr94" draw:text-style-name="P21" draw:layer="layout" svg:width="1.599cm" svg:height="2.999cm" svg:x="7.304cm" svg:y="2.924cm">
          <text:p text:style-name="P15"><text:span text:style-name="T3">0.15</text:span><text:span text:style-name="T3"><text:line-break/></text:span><text:span text:style-name="T6">0.7</text:span><text:span text:style-name="T4"><text:line-break/></text:span><text:span text:style-name="T3">0.1</text:span><text:span text:style-name="T3"><text:line-break/></text:span><text:span text:style-name="T3">0.05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bgerundetes Rechteck 48_3" draw:style-name="gr95" draw:text-style-name="P21" draw:layer="layout" svg:width="1.599cm" svg:height="2.999cm" svg:x="10.905cm" svg:y="2.924cm">
          <text:p text:style-name="P15"><text:span text:style-name="T3">0.05</text:span><text:span text:style-name="T3"><text:line-break/></text:span><text:span text:style-name="T3">0.1</text:span><text:span text:style-name="T3"><text:line-break/></text:span><text:span text:style-name="T6">0.8</text:span><text:span text:style-name="T4"><text:line-break/></text:span><text:span text:style-name="T3">0.05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bgerundetes Rechteck 49_3" draw:style-name="gr96" draw:text-style-name="P21" draw:layer="layout" svg:width="1.599cm" svg:height="2.999cm" svg:x="14.505cm" svg:y="2.924cm">
          <text:p text:style-name="P15"><text:span text:style-name="T3">0.1</text:span><text:span text:style-name="T3"><text:line-break/></text:span><text:span text:style-name="T3">0.3</text:span><text:span text:style-name="T3"><text:line-break/></text:span><text:span text:style-name="T6">0.5</text:span><text:span text:style-name="T4"><text:line-break/></text:span><text:span text:style-name="T3">0.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bgerundetes Rechteck 51_3" draw:style-name="gr97" draw:text-style-name="P22" draw:layer="layout" svg:width="1.599cm" svg:height="2.999cm" svg:x="7.304cm" svg:y="8.325cm">
          <text:p text:style-name="P15"><text:span text:style-name="T3">0.2</text:span></text:p>
          <text:p text:style-name="P15"><text:span text:style-name="T3">0.8</text:span></text:p>
          <text:p text:style-name="P15"><text:span text:style-name="T3">-0.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bgerundetes Rechteck 52_3" draw:style-name="gr98" draw:text-style-name="P22" draw:layer="layout" svg:width="1.599cm" svg:height="2.999cm" svg:x="10.905cm" svg:y="8.325cm">
          <text:p text:style-name="P15"><text:span text:style-name="T3">-0.7</text:span></text:p>
          <text:p text:style-name="P15"><text:span text:style-name="T3">0.3</text:span></text:p>
          <text:p text:style-name="P15"><text:span text:style-name="T3">0.5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bgerundetes Rechteck 53_3" draw:style-name="gr99" draw:text-style-name="P22" draw:layer="layout" svg:width="1.599cm" svg:height="2.999cm" svg:x="14.505cm" svg:y="8.325cm">
          <text:p text:style-name="P15"><text:span text:style-name="T3">0.4</text:span></text:p>
          <text:p text:style-name="P15"><text:span text:style-name="T3">-0.1</text:span></text:p>
          <text:p text:style-name="P15"><text:span text:style-name="T3">-0.8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bgerundetes Rechteck 55_3" draw:style-name="gr100" draw:text-style-name="P23" draw:layer="layout" svg:width="1.599cm" svg:height="2.999cm" svg:x="7.304cm" svg:y="13.525cm">
          <text:p text:style-name="P15"><text:span text:style-name="T3">1</text:span><text:span text:style-name="T3"><text:line-break/></text:span><text:span text:style-name="T3">0</text:span><text:span text:style-name="T3"><text:line-break/></text:span><text:span text:style-name="T3">0</text:span><text:span text:style-name="T3"><text:line-break/></text:span><text:span text:style-name="T3">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bgerundetes Rechteck 56_3" draw:style-name="gr101" draw:text-style-name="P23" draw:layer="layout" svg:width="1.599cm" svg:height="2.999cm" svg:x="10.905cm" svg:y="13.525cm">
          <text:p text:style-name="P15"><text:span text:style-name="T5">0</text:span><text:span text:style-name="T5"><text:line-break/></text:span><text:span text:style-name="T5">1</text:span><text:span text:style-name="T5"><text:line-break/></text:span><text:span text:style-name="T5">0</text:span><text:span text:style-name="T5"><text:line-break/></text:span><text:span text:style-name="T5">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bgerundetes Rechteck 57_3" draw:style-name="gr102" draw:text-style-name="P23" draw:layer="layout" svg:width="1.599cm" svg:height="2.999cm" svg:x="14.505cm" svg:y="13.525cm">
          <text:p text:style-name="P15"><text:span text:style-name="T5">0</text:span><text:span text:style-name="T5"><text:line-break/></text:span><text:span text:style-name="T5">0</text:span><text:span text:style-name="T5"><text:line-break/></text:span><text:span text:style-name="T5">1</text:span><text:span text:style-name="T5"><text:line-break/></text:span><text:span text:style-name="T5">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erade Verbindung mit Pfeil 61_3" draw:style-name="gr84" draw:text-style-name="P5" draw:layer="layout" svg:width="1.999cm" svg:height="0.001cm" svg:x="12.505cm" svg:y="9.825cm">
          <text:p/>
          <draw:enhanced-geometry draw:mirror-horizontal="false" draw:mirror-vertical="false" svg:viewBox="0 0 21600 21600" draw:type="mso-spt32" draw:enhanced-path="M 0 0 L 21600 21600 N"/>
        </draw:custom-shape>
        <draw:frame draw:name="Object 22_3" draw:style-name="gr6" draw:text-style-name="P5" draw:layer="layout" svg:width="0.74cm" svg:height="0.634cm" svg:x="9.505cm" svg:y="8.925cm">
          <draw:object-ole draw:class-id="00000000-0000-0000-0000-000000000000" xlink:href="./Object 83" xlink:type="simple" xlink:show="embed" xlink:actuate="onLoad">
            <loext:p/>
          </draw:object-ole>
          <draw:image xlink:href="./ObjectReplacements/Object 83" xlink:type="simple" xlink:show="embed" xlink:actuate="onLoad"/>
        </draw:frame>
        <draw:frame draw:name="Object 23_3" draw:style-name="gr6" draw:text-style-name="P5" draw:layer="layout" svg:width="0.74cm" svg:height="0.634cm" svg:x="13.105cm" svg:y="8.925cm">
          <draw:object-ole draw:class-id="00000000-0000-0000-0000-000000000000" xlink:href="./Object 84" xlink:type="simple" xlink:show="embed" xlink:actuate="onLoad">
            <loext:p/>
          </draw:object-ole>
          <draw:image xlink:href="./ObjectReplacements/Object 84" xlink:type="simple" xlink:show="embed" xlink:actuate="onLoad"/>
        </draw:frame>
        <draw:frame draw:name="Object 25_3" draw:style-name="gr54" draw:text-style-name="P1" draw:layer="layout" svg:width="0.581cm" svg:height="0.634cm" svg:x="7.304cm" svg:y="6.725cm">
          <draw:object-ole draw:class-id="00000000-0000-0000-0000-000000000000" xlink:href="./Object 86" xlink:type="simple" xlink:show="embed" xlink:actuate="onLoad">
            <loext:p/>
          </draw:object-ole>
          <draw:image xlink:href="./ObjectReplacements/Object 86" xlink:type="simple" xlink:show="embed" xlink:actuate="onLoad"/>
        </draw:frame>
        <draw:frame draw:name="Object 26_3" draw:style-name="gr54" draw:text-style-name="P1" draw:layer="layout" svg:width="0.581cm" svg:height="0.634cm" svg:x="10.905cm" svg:y="6.725cm">
          <draw:object-ole draw:class-id="00000000-0000-0000-0000-000000000000" xlink:href="./Object 87" xlink:type="simple" xlink:show="embed" xlink:actuate="onLoad">
            <loext:p/>
          </draw:object-ole>
          <draw:image xlink:href="./ObjectReplacements/Object 87" xlink:type="simple" xlink:show="embed" xlink:actuate="onLoad"/>
        </draw:frame>
        <draw:frame draw:name="Object 27_3" draw:style-name="gr54" draw:text-style-name="P1" draw:layer="layout" svg:width="0.581cm" svg:height="0.634cm" svg:x="14.505cm" svg:y="6.725cm">
          <draw:object-ole draw:class-id="00000000-0000-0000-0000-000000000000" xlink:href="./Object 88" xlink:type="simple" xlink:show="embed" xlink:actuate="onLoad">
            <loext:p/>
          </draw:object-ole>
          <draw:image xlink:href="./ObjectReplacements/Object 88" xlink:type="simple" xlink:show="embed" xlink:actuate="onLoad"/>
        </draw:frame>
        <draw:frame draw:name="Object 29_3" draw:style-name="gr6" draw:text-style-name="P5" draw:layer="layout" svg:width="0.581cm" svg:height="0.687cm" svg:x="7.304cm" svg:y="12.125cm">
          <draw:object-ole draw:class-id="00000000-0000-0000-0000-000000000000" xlink:href="./Object 90" xlink:type="simple" xlink:show="embed" xlink:actuate="onLoad">
            <loext:p/>
          </draw:object-ole>
          <draw:image xlink:href="./ObjectReplacements/Object 90" xlink:type="simple" xlink:show="embed" xlink:actuate="onLoad"/>
        </draw:frame>
        <draw:frame draw:name="Object 30_3" draw:style-name="gr6" draw:text-style-name="P5" draw:layer="layout" svg:width="0.581cm" svg:height="0.687cm" svg:x="10.905cm" svg:y="12.037cm">
          <draw:object-ole draw:class-id="00000000-0000-0000-0000-000000000000" xlink:href="./Object 91" xlink:type="simple" xlink:show="embed" xlink:actuate="onLoad">
            <loext:p/>
          </draw:object-ole>
          <draw:image xlink:href="./ObjectReplacements/Object 91" xlink:type="simple" xlink:show="embed" xlink:actuate="onLoad"/>
        </draw:frame>
        <draw:frame draw:name="Object 31_3" draw:style-name="gr6" draw:text-style-name="P5" draw:layer="layout" svg:width="0.581cm" svg:height="0.687cm" svg:x="14.505cm" svg:y="12.037cm">
          <draw:object-ole draw:class-id="00000000-0000-0000-0000-000000000000" xlink:href="./Object 92" xlink:type="simple" xlink:show="embed" xlink:actuate="onLoad">
            <loext:p/>
          </draw:object-ole>
          <draw:image xlink:href="./ObjectReplacements/Object 92" xlink:type="simple" xlink:show="embed" xlink:actuate="onLoad"/>
        </draw:frame>
        <draw:frame draw:name="Picture 33_3" draw:style-name="gr12" draw:text-style-name="P1" draw:layer="layout" svg:width="3.915cm" svg:height="0.66cm" svg:x="2.989cm" svg:y="16.93cm">
          <draw:image xlink:href="Pictures/100000000000009400000019898E4D31DEFA1F5E.png" xlink:type="simple" xlink:show="embed" xlink:actuate="onLoad" loext:mime-type="image/png">
            <text:p/>
          </draw:image>
        </draw:frame>
        <draw:frame draw:name="Picture 34_3" draw:style-name="gr12" draw:text-style-name="P1" draw:layer="layout" svg:width="4.153cm" svg:height="0.608cm" svg:x="2.704cm" svg:y="2.116cm">
          <draw:image xlink:href="Pictures/100000000000009D00000017F698D19E07ED1781.png" xlink:type="simple" xlink:show="embed" xlink:actuate="onLoad" loext:mime-type="image/png">
            <text:p/>
          </draw:image>
        </draw:frame>
        <draw:frame draw:name="Picture 35_3" draw:style-name="gr12" draw:text-style-name="P1" draw:layer="layout" svg:width="0.819cm" svg:height="0.555cm" svg:x="7.704cm" svg:y="16.926cm">
          <draw:image xlink:href="Pictures/100000000000001F00000015A76676C516AB0F1F.png" xlink:type="simple" xlink:show="embed" xlink:actuate="onLoad" loext:mime-type="image/png">
            <text:p/>
          </draw:image>
        </draw:frame>
        <draw:frame draw:name="Picture 36_7" draw:style-name="gr12" draw:text-style-name="P1" draw:layer="layout" svg:width="0.766cm" svg:height="0.528cm" svg:x="11.305cm" svg:y="16.926cm">
          <draw:image xlink:href="Pictures/100000000000001D0000001443D0FBD9E5953792.png" xlink:type="simple" xlink:show="embed" xlink:actuate="onLoad" loext:mime-type="image/png">
            <text:p/>
          </draw:image>
        </draw:frame>
        <draw:frame draw:name="Picture 37_3" draw:style-name="gr12" draw:text-style-name="P1" draw:layer="layout" svg:width="0.66cm" svg:height="0.581cm" svg:x="15.005cm" svg:y="16.926cm">
          <draw:image xlink:href="Pictures/100000000000001900000016B5136F5525EC14F8.png" xlink:type="simple" xlink:show="embed" xlink:actuate="onLoad" loext:mime-type="image/png">
            <text:p/>
          </draw:image>
        </draw:frame>
        <draw:frame draw:name="Picture 39_3" draw:style-name="gr12" draw:text-style-name="P1" draw:layer="layout" svg:width="0.66cm" svg:height="0.581cm" svg:x="11.305cm" svg:y="2.124cm">
          <draw:image xlink:href="Pictures/100000000000001900000016B5136F5525EC14F8.png" xlink:type="simple" xlink:show="embed" xlink:actuate="onLoad" loext:mime-type="image/png">
            <text:p/>
          </draw:image>
        </draw:frame>
        <draw:frame draw:name="Picture 40_3" draw:style-name="gr12" draw:text-style-name="P1" draw:layer="layout" svg:width="0.66cm" svg:height="0.581cm" svg:x="14.905cm" svg:y="2.124cm">
          <draw:image xlink:href="Pictures/100000000000001900000016B5136F5525EC14F8.png" xlink:type="simple" xlink:show="embed" xlink:actuate="onLoad" loext:mime-type="image/png">
            <text:p/>
          </draw:image>
        </draw:frame>
        <draw:frame draw:name="Picture 36_8" draw:style-name="gr12" draw:text-style-name="P1" draw:layer="layout" svg:width="0.766cm" svg:height="0.528cm" svg:x="7.704cm" svg:y="2.124cm">
          <draw:image xlink:href="Pictures/100000000000001D0000001443D0FBD9E5953792.png" xlink:type="simple" xlink:show="embed" xlink:actuate="onLoad" loext:mime-type="image/png">
            <text:p/>
          </draw:image>
        </draw:frame>
        <draw:custom-shape draw:name="Geschweifte Klammer links 45_3" draw:style-name="gr78" draw:text-style-name="P24" draw:layer="layout" svg:width="0.399cm" svg:height="2.999cm" svg:x="6.704cm" svg:y="8.325cm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range-y-maximum="?f5" draw:handle-position="?f16 ?f7"/>
            <draw:handle draw:handle-range-y-minimum="0" draw:handle-range-y-maximum="100000" draw:handle-position="0 ?f8"/>
          </draw:enhanced-geometry>
        </draw:custom-shape>
        <draw:custom-shape draw:name="Geschweifte Klammer links 46_3" draw:style-name="gr79" draw:text-style-name="P25" draw:layer="layout" svg:width="0.399cm" svg:height="2.999cm" svg:x="6.704cm" svg:y="13.525cm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range-y-maximum="?f5" draw:handle-position="?f16 ?f7"/>
            <draw:handle draw:handle-range-y-minimum="0" draw:handle-range-y-maximum="100000" draw:handle-position="0 ?f8"/>
          </draw:enhanced-geometry>
        </draw:custom-shape>
        <draw:custom-shape draw:name="Geschweifte Klammer links 59_3" draw:style-name="gr80" draw:text-style-name="P26" draw:layer="layout" svg:width="0.399cm" svg:height="2.999cm" svg:x="6.704cm" svg:y="2.924cm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range-y-maximum="?f5" draw:handle-position="?f16 ?f7"/>
            <draw:handle draw:handle-range-y-minimum="0" draw:handle-range-y-maximum="100000" draw:handle-position="0 ?f8"/>
          </draw:enhanced-geometry>
        </draw:custom-shape>
        <draw:custom-shape draw:name="Textfeld 60_3" draw:style-name="gr103" draw:text-style-name="P20" draw:layer="layout" svg:width="2.399cm" svg:height="1.772cm" svg:x="4.504cm" svg:y="14.126cm">
          <text:p text:style-name="P15"><text:span text:style-name="T7">one-hot </text:span><text:span text:style-name="T7">encode</text:span><text:span text:style-name="T7">d 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_3" draw:style-name="gr104" draw:text-style-name="P27" draw:layer="layout" svg:width="2.799cm" svg:height="1.772cm" svg:x="4.104cm" svg:y="8.925cm">
          <text:p text:style-name="P15"><text:span text:style-name="T7">3 </text:span><text:span text:style-name="T7">neuron</text:span><text:span text:style-name="T7">s in the </text:span><text:span text:style-name="T7">hidden </text:span><text:span text:style-name="T7">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3_3" draw:style-name="gr105" draw:text-style-name="P20" draw:layer="layout" svg:width="2.799cm" svg:height="1.265cm" svg:x="4.104cm" svg:y="3.524cm">
          <text:p text:style-name="P15"><text:span text:style-name="T7">four </text:span><text:span text:style-name="T7">output </text:span><text:span text:style-name="T7">neuron</text:span><text:span text:style-name="T7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style-name="gr16" draw:layer="layout" svg:width="19.798cm" svg:height="11.136cm" svg:x="0.6cm" svg:y="2.257cm" draw:page-number="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folie" presentation:presentation-page-layout-name="AL2T1">
        <draw:custom-shape draw:name="Gerade Verbindung mit Pfeil 9_4" draw:style-name="gr39" draw:text-style-name="P1" draw:layer="layout" svg:width="0.001cm" svg:height="2.199cm" svg:x="8.104cm" svg:y="11.3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10_7" draw:style-name="gr40" draw:text-style-name="P1" draw:layer="layout" svg:width="0.001cm" svg:height="2.399cm" svg:x="8.104cm" svg:y="5.9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20_7" draw:style-name="gr39" draw:text-style-name="P1" draw:layer="layout" svg:width="0.001cm" svg:height="2.199cm" svg:x="11.705cm" svg:y="11.3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21_7" draw:style-name="gr40" draw:text-style-name="P1" draw:layer="layout" svg:width="0.001cm" svg:height="2.399cm" svg:x="11.705cm" svg:y="5.9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31_4" draw:style-name="gr39" draw:text-style-name="P1" draw:layer="layout" svg:width="0.001cm" svg:height="2.199cm" svg:x="15.305cm" svg:y="11.3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32_4" draw:style-name="gr40" draw:text-style-name="P1" draw:layer="layout" svg:width="0.001cm" svg:height="2.399cm" svg:x="15.305cm" svg:y="5.9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39_4" draw:style-name="gr84" draw:text-style-name="P5" draw:layer="layout" svg:width="1.999cm" svg:height="0.001cm" svg:x="8.905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bgerundetes Rechteck 47_4" draw:style-name="gr106" draw:text-style-name="P21" draw:layer="layout" svg:width="1.599cm" svg:height="2.999cm" svg:x="7.304cm" svg:y="2.924cm">
          <text:p text:style-name="P15"><text:span text:style-name="T3">0.15</text:span><text:span text:style-name="T3"><text:line-break/></text:span><text:span text:style-name="T6">0.7</text:span><text:span text:style-name="T4"><text:line-break/></text:span><text:span text:style-name="T3">0.1</text:span><text:span text:style-name="T3"><text:line-break/></text:span><text:span text:style-name="T3">0.05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bgerundetes Rechteck 48_4" draw:style-name="gr107" draw:text-style-name="P21" draw:layer="layout" svg:width="1.599cm" svg:height="2.999cm" svg:x="10.905cm" svg:y="2.924cm">
          <text:p text:style-name="P15"><text:span text:style-name="T3">0.05</text:span><text:span text:style-name="T3"><text:line-break/></text:span><text:span text:style-name="T3">0.1</text:span><text:span text:style-name="T3"><text:line-break/></text:span><text:span text:style-name="T6">0.8</text:span><text:span text:style-name="T4"><text:line-break/></text:span><text:span text:style-name="T3">0.05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bgerundetes Rechteck 49_4" draw:style-name="gr108" draw:text-style-name="P21" draw:layer="layout" svg:width="1.599cm" svg:height="2.999cm" svg:x="14.505cm" svg:y="2.924cm">
          <text:p text:style-name="P15"><text:span text:style-name="T3">0.1</text:span><text:span text:style-name="T3"><text:line-break/></text:span><text:span text:style-name="T3">0.3</text:span><text:span text:style-name="T3"><text:line-break/></text:span><text:span text:style-name="T6">0.5</text:span><text:span text:style-name="T4"><text:line-break/></text:span><text:span text:style-name="T3">0.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bgerundetes Rechteck 50_4" draw:style-name="gr109" draw:text-style-name="P21" draw:layer="layout" svg:width="1.599cm" svg:height="2.999cm" svg:x="18.106cm" svg:y="2.924cm">
          <text:p text:style-name="P15"><text:span text:style-name="T3">0.05</text:span><text:span text:style-name="T3"><text:line-break/></text:span><text:span text:style-name="T3">0.1</text:span><text:span text:style-name="T3"><text:line-break/></text:span><text:span text:style-name="T3">0.3</text:span><text:span text:style-name="T3"><text:line-break/></text:span><text:span text:style-name="T6">0.55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bgerundetes Rechteck 51_4" draw:style-name="gr110" draw:text-style-name="P22" draw:layer="layout" svg:width="1.599cm" svg:height="2.999cm" svg:x="7.304cm" svg:y="8.325cm">
          <text:p text:style-name="P15"><text:span text:style-name="T3">0.2</text:span></text:p>
          <text:p text:style-name="P15"><text:span text:style-name="T3">0.8</text:span></text:p>
          <text:p text:style-name="P15"><text:span text:style-name="T3">-0.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bgerundetes Rechteck 52_4" draw:style-name="gr111" draw:text-style-name="P22" draw:layer="layout" svg:width="1.599cm" svg:height="2.999cm" svg:x="10.905cm" svg:y="8.325cm">
          <text:p text:style-name="P15"><text:span text:style-name="T3">-0.7</text:span></text:p>
          <text:p text:style-name="P15"><text:span text:style-name="T3">0.3</text:span></text:p>
          <text:p text:style-name="P15"><text:span text:style-name="T3">0.5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bgerundetes Rechteck 53_4" draw:style-name="gr112" draw:text-style-name="P22" draw:layer="layout" svg:width="1.599cm" svg:height="2.999cm" svg:x="14.505cm" svg:y="8.325cm">
          <text:p text:style-name="P15"><text:span text:style-name="T3">0.4</text:span></text:p>
          <text:p text:style-name="P15"><text:span text:style-name="T3">-0.1</text:span></text:p>
          <text:p text:style-name="P15"><text:span text:style-name="T3">-0.8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bgerundetes Rechteck 54_4" draw:style-name="gr113" draw:text-style-name="P22" draw:layer="layout" svg:width="1.599cm" svg:height="2.999cm" svg:x="18.106cm" svg:y="8.325cm">
          <text:p text:style-name="P15"><text:span text:style-name="T3">0.7</text:span></text:p>
          <text:p text:style-name="P15"><text:span text:style-name="T3">1.0</text:span></text:p>
          <text:p text:style-name="P15"><text:span text:style-name="T3">0.6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bgerundetes Rechteck 55_4" draw:style-name="gr114" draw:text-style-name="P23" draw:layer="layout" svg:width="1.599cm" svg:height="2.999cm" svg:x="7.304cm" svg:y="13.525cm">
          <text:p text:style-name="P15"><text:span text:style-name="T3">1</text:span><text:span text:style-name="T3"><text:line-break/></text:span><text:span text:style-name="T3">0</text:span><text:span text:style-name="T3"><text:line-break/></text:span><text:span text:style-name="T3">0</text:span><text:span text:style-name="T3"><text:line-break/></text:span><text:span text:style-name="T3">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bgerundetes Rechteck 56_4" draw:style-name="gr115" draw:text-style-name="P23" draw:layer="layout" svg:width="1.599cm" svg:height="2.999cm" svg:x="10.905cm" svg:y="13.525cm">
          <text:p text:style-name="P15"><text:span text:style-name="T5">0</text:span><text:span text:style-name="T5"><text:line-break/></text:span><text:span text:style-name="T5">1</text:span><text:span text:style-name="T5"><text:line-break/></text:span><text:span text:style-name="T5">0</text:span><text:span text:style-name="T5"><text:line-break/></text:span><text:span text:style-name="T5">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bgerundetes Rechteck 57_4" draw:style-name="gr116" draw:text-style-name="P23" draw:layer="layout" svg:width="1.599cm" svg:height="2.999cm" svg:x="14.505cm" svg:y="13.525cm">
          <text:p text:style-name="P15"><text:span text:style-name="T5">0</text:span><text:span text:style-name="T5"><text:line-break/></text:span><text:span text:style-name="T5">0</text:span><text:span text:style-name="T5"><text:line-break/></text:span><text:span text:style-name="T5">1</text:span><text:span text:style-name="T5"><text:line-break/></text:span><text:span text:style-name="T5">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bgerundetes Rechteck 58_4" draw:style-name="gr117" draw:text-style-name="P23" draw:layer="layout" svg:width="1.599cm" svg:height="2.999cm" svg:x="18.106cm" svg:y="13.525cm">
          <text:p text:style-name="P15"><text:span text:style-name="T5">0</text:span><text:span text:style-name="T5"><text:line-break/></text:span><text:span text:style-name="T5">0</text:span><text:span text:style-name="T5"><text:line-break/></text:span><text:span text:style-name="T5">1</text:span><text:span text:style-name="T5"><text:line-break/></text:span><text:span text:style-name="T5">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erade Verbindung mit Pfeil 61_4" draw:style-name="gr84" draw:text-style-name="P5" draw:layer="layout" svg:width="1.999cm" svg:height="0.001cm" svg:x="12.505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64_4" draw:style-name="gr84" draw:text-style-name="P5" draw:layer="layout" svg:width="1.999cm" svg:height="0.001cm" svg:x="16.105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85_4" draw:style-name="gr40" draw:text-style-name="P1" draw:layer="layout" svg:width="0.001cm" svg:height="2.399cm" svg:x="18.906cm" svg:y="5.9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94_5" draw:style-name="gr39" draw:text-style-name="P1" draw:layer="layout" svg:width="0.001cm" svg:height="2.199cm" svg:x="18.906cm" svg:y="11.321cm">
          <text:p/>
          <draw:enhanced-geometry draw:mirror-horizontal="false" draw:mirror-vertical="true" svg:viewBox="0 0 21600 21600" draw:type="mso-spt32" draw:enhanced-path="M 0 0 L 21600 21600 N"/>
        </draw:custom-shape>
        <draw:frame draw:name="Object 22_4" draw:style-name="gr6" draw:text-style-name="P5" draw:layer="layout" svg:width="0.74cm" svg:height="0.634cm" svg:x="9.505cm" svg:y="8.925cm">
          <draw:object-ole draw:class-id="00000000-0000-0000-0000-000000000000" xlink:href="./Object 94" xlink:type="simple" xlink:show="embed" xlink:actuate="onLoad">
            <loext:p/>
          </draw:object-ole>
          <draw:image xlink:href="./ObjectReplacements/Object 94" xlink:type="simple" xlink:show="embed" xlink:actuate="onLoad"/>
        </draw:frame>
        <draw:frame draw:name="Object 23_4" draw:style-name="gr6" draw:text-style-name="P5" draw:layer="layout" svg:width="0.74cm" svg:height="0.634cm" svg:x="13.105cm" svg:y="8.925cm">
          <draw:object-ole draw:class-id="00000000-0000-0000-0000-000000000000" xlink:href="./Object 95" xlink:type="simple" xlink:show="embed" xlink:actuate="onLoad">
            <loext:p/>
          </draw:object-ole>
          <draw:image xlink:href="./ObjectReplacements/Object 95" xlink:type="simple" xlink:show="embed" xlink:actuate="onLoad"/>
        </draw:frame>
        <draw:frame draw:name="Object 24_4" draw:style-name="gr6" draw:text-style-name="P5" draw:layer="layout" svg:width="0.74cm" svg:height="0.634cm" svg:x="16.705cm" svg:y="8.925cm">
          <draw:object-ole draw:class-id="00000000-0000-0000-0000-000000000000" xlink:href="./Object 96" xlink:type="simple" xlink:show="embed" xlink:actuate="onLoad">
            <loext:p/>
          </draw:object-ole>
          <draw:image xlink:href="./ObjectReplacements/Object 96" xlink:type="simple" xlink:show="embed" xlink:actuate="onLoad"/>
        </draw:frame>
        <draw:frame draw:name="Object 25_4" draw:style-name="gr54" draw:text-style-name="P1" draw:layer="layout" svg:width="0.581cm" svg:height="0.634cm" svg:x="7.304cm" svg:y="6.725cm">
          <draw:object-ole draw:class-id="00000000-0000-0000-0000-000000000000" xlink:href="./Object 97" xlink:type="simple" xlink:show="embed" xlink:actuate="onLoad">
            <loext:p/>
          </draw:object-ole>
          <draw:image xlink:href="./ObjectReplacements/Object 97" xlink:type="simple" xlink:show="embed" xlink:actuate="onLoad"/>
        </draw:frame>
        <draw:frame draw:name="Object 26_4" draw:style-name="gr54" draw:text-style-name="P1" draw:layer="layout" svg:width="0.581cm" svg:height="0.634cm" svg:x="10.905cm" svg:y="6.725cm">
          <draw:object-ole draw:class-id="00000000-0000-0000-0000-000000000000" xlink:href="./Object 98" xlink:type="simple" xlink:show="embed" xlink:actuate="onLoad">
            <loext:p/>
          </draw:object-ole>
          <draw:image xlink:href="./ObjectReplacements/Object 98" xlink:type="simple" xlink:show="embed" xlink:actuate="onLoad"/>
        </draw:frame>
        <draw:frame draw:name="Object 27_4" draw:style-name="gr54" draw:text-style-name="P1" draw:layer="layout" svg:width="0.581cm" svg:height="0.634cm" svg:x="14.505cm" svg:y="6.725cm">
          <draw:object-ole draw:class-id="00000000-0000-0000-0000-000000000000" xlink:href="./Object 99" xlink:type="simple" xlink:show="embed" xlink:actuate="onLoad">
            <loext:p/>
          </draw:object-ole>
          <draw:image xlink:href="./ObjectReplacements/Object 99" xlink:type="simple" xlink:show="embed" xlink:actuate="onLoad"/>
        </draw:frame>
        <draw:frame draw:name="Object 28_4" draw:style-name="gr54" draw:text-style-name="P1" draw:layer="layout" svg:width="0.581cm" svg:height="0.634cm" svg:x="18.106cm" svg:y="6.725cm">
          <draw:object-ole draw:class-id="00000000-0000-0000-0000-000000000000" xlink:href="./Object 100" xlink:type="simple" xlink:show="embed" xlink:actuate="onLoad">
            <loext:p/>
          </draw:object-ole>
          <draw:image xlink:href="./ObjectReplacements/Object 100" xlink:type="simple" xlink:show="embed" xlink:actuate="onLoad"/>
        </draw:frame>
        <draw:frame draw:name="Object 29_4" draw:style-name="gr6" draw:text-style-name="P5" draw:layer="layout" svg:width="0.581cm" svg:height="0.687cm" svg:x="7.304cm" svg:y="12.125cm">
          <draw:object-ole draw:class-id="00000000-0000-0000-0000-000000000000" xlink:href="./Object 101" xlink:type="simple" xlink:show="embed" xlink:actuate="onLoad">
            <loext:p/>
          </draw:object-ole>
          <draw:image xlink:href="./ObjectReplacements/Object 101" xlink:type="simple" xlink:show="embed" xlink:actuate="onLoad"/>
        </draw:frame>
        <draw:frame draw:name="Object 30_4" draw:style-name="gr6" draw:text-style-name="P5" draw:layer="layout" svg:width="0.581cm" svg:height="0.687cm" svg:x="10.905cm" svg:y="12.037cm">
          <draw:object-ole draw:class-id="00000000-0000-0000-0000-000000000000" xlink:href="./Object 102" xlink:type="simple" xlink:show="embed" xlink:actuate="onLoad">
            <loext:p/>
          </draw:object-ole>
          <draw:image xlink:href="./ObjectReplacements/Object 102" xlink:type="simple" xlink:show="embed" xlink:actuate="onLoad"/>
        </draw:frame>
        <draw:frame draw:name="Object 31_4" draw:style-name="gr6" draw:text-style-name="P5" draw:layer="layout" svg:width="0.581cm" svg:height="0.687cm" svg:x="14.505cm" svg:y="12.037cm">
          <draw:object-ole draw:class-id="00000000-0000-0000-0000-000000000000" xlink:href="./Object 103" xlink:type="simple" xlink:show="embed" xlink:actuate="onLoad">
            <loext:p/>
          </draw:object-ole>
          <draw:image xlink:href="./ObjectReplacements/Object 103" xlink:type="simple" xlink:show="embed" xlink:actuate="onLoad"/>
        </draw:frame>
        <draw:frame draw:name="Object 32_4" draw:style-name="gr6" draw:text-style-name="P5" draw:layer="layout" svg:width="0.581cm" svg:height="0.687cm" svg:x="18.106cm" svg:y="12.037cm">
          <draw:object-ole draw:class-id="00000000-0000-0000-0000-000000000000" xlink:href="./Object 104" xlink:type="simple" xlink:show="embed" xlink:actuate="onLoad">
            <loext:p/>
          </draw:object-ole>
          <draw:image xlink:href="./ObjectReplacements/Object 104" xlink:type="simple" xlink:show="embed" xlink:actuate="onLoad"/>
        </draw:frame>
        <draw:frame draw:name="Picture 33_4" draw:style-name="gr12" draw:text-style-name="P1" draw:layer="layout" svg:width="3.915cm" svg:height="0.66cm" svg:x="2.989cm" svg:y="16.93cm">
          <draw:image xlink:href="Pictures/100000000000009400000019898E4D31DEFA1F5E.png" xlink:type="simple" xlink:show="embed" xlink:actuate="onLoad" loext:mime-type="image/png">
            <text:p/>
          </draw:image>
        </draw:frame>
        <draw:frame draw:name="Picture 34_4" draw:style-name="gr12" draw:text-style-name="P1" draw:layer="layout" svg:width="4.153cm" svg:height="0.608cm" svg:x="2.704cm" svg:y="2.116cm">
          <draw:image xlink:href="Pictures/100000000000009D00000017F698D19E07ED1781.png" xlink:type="simple" xlink:show="embed" xlink:actuate="onLoad" loext:mime-type="image/png">
            <text:p/>
          </draw:image>
        </draw:frame>
        <draw:frame draw:name="Picture 35_4" draw:style-name="gr12" draw:text-style-name="P1" draw:layer="layout" svg:width="0.819cm" svg:height="0.555cm" svg:x="7.704cm" svg:y="16.926cm">
          <draw:image xlink:href="Pictures/100000000000001F00000015A76676C516AB0F1F.png" xlink:type="simple" xlink:show="embed" xlink:actuate="onLoad" loext:mime-type="image/png">
            <text:p/>
          </draw:image>
        </draw:frame>
        <draw:frame draw:name="Picture 36_9" draw:style-name="gr12" draw:text-style-name="P1" draw:layer="layout" svg:width="0.766cm" svg:height="0.528cm" svg:x="11.305cm" svg:y="16.926cm">
          <draw:image xlink:href="Pictures/100000000000001D0000001443D0FBD9E5953792.png" xlink:type="simple" xlink:show="embed" xlink:actuate="onLoad" loext:mime-type="image/png">
            <text:p/>
          </draw:image>
        </draw:frame>
        <draw:frame draw:name="Picture 37_4" draw:style-name="gr12" draw:text-style-name="P1" draw:layer="layout" svg:width="0.66cm" svg:height="0.581cm" svg:x="15.005cm" svg:y="16.926cm">
          <draw:image xlink:href="Pictures/100000000000001900000016B5136F5525EC14F8.png" xlink:type="simple" xlink:show="embed" xlink:actuate="onLoad" loext:mime-type="image/png">
            <text:p/>
          </draw:image>
        </draw:frame>
        <draw:frame draw:name="Picture 38_4" draw:style-name="gr12" draw:text-style-name="P1" draw:layer="layout" svg:width="0.66cm" svg:height="0.581cm" svg:x="18.605cm" svg:y="16.926cm">
          <draw:image xlink:href="Pictures/100000000000001900000016B5136F5525EC14F8.png" xlink:type="simple" xlink:show="embed" xlink:actuate="onLoad" loext:mime-type="image/png">
            <text:p/>
          </draw:image>
        </draw:frame>
        <draw:frame draw:name="Picture 39_4" draw:style-name="gr12" draw:text-style-name="P1" draw:layer="layout" svg:width="0.66cm" svg:height="0.581cm" svg:x="11.305cm" svg:y="2.124cm">
          <draw:image xlink:href="Pictures/100000000000001900000016B5136F5525EC14F8.png" xlink:type="simple" xlink:show="embed" xlink:actuate="onLoad" loext:mime-type="image/png">
            <text:p/>
          </draw:image>
        </draw:frame>
        <draw:frame draw:name="Picture 40_4" draw:style-name="gr12" draw:text-style-name="P1" draw:layer="layout" svg:width="0.66cm" svg:height="0.581cm" svg:x="14.905cm" svg:y="2.124cm">
          <draw:image xlink:href="Pictures/100000000000001900000016B5136F5525EC14F8.png" xlink:type="simple" xlink:show="embed" xlink:actuate="onLoad" loext:mime-type="image/png">
            <text:p/>
          </draw:image>
        </draw:frame>
        <draw:frame draw:name="Picture 41_4" draw:style-name="gr12" draw:text-style-name="P1" draw:layer="layout" svg:width="0.766cm" svg:height="0.528cm" svg:x="18.506cm" svg:y="2.124cm">
          <draw:image xlink:href="Pictures/100000000000001D000000141A12B42FA86A477C.png" xlink:type="simple" xlink:show="embed" xlink:actuate="onLoad" loext:mime-type="image/png">
            <text:p/>
          </draw:image>
        </draw:frame>
        <draw:frame draw:name="Picture 36_10" draw:style-name="gr12" draw:text-style-name="P1" draw:layer="layout" svg:width="0.766cm" svg:height="0.528cm" svg:x="7.704cm" svg:y="2.124cm">
          <draw:image xlink:href="Pictures/100000000000001D0000001443D0FBD9E5953792.png" xlink:type="simple" xlink:show="embed" xlink:actuate="onLoad" loext:mime-type="image/png">
            <text:p/>
          </draw:image>
        </draw:frame>
        <draw:custom-shape draw:name="Geschweifte Klammer links 45_4" draw:style-name="gr78" draw:text-style-name="P24" draw:layer="layout" svg:width="0.399cm" svg:height="2.999cm" svg:x="6.704cm" svg:y="8.325cm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range-y-maximum="?f5" draw:handle-position="?f16 ?f7"/>
            <draw:handle draw:handle-range-y-minimum="0" draw:handle-range-y-maximum="100000" draw:handle-position="0 ?f8"/>
          </draw:enhanced-geometry>
        </draw:custom-shape>
        <draw:custom-shape draw:name="Geschweifte Klammer links 46_4" draw:style-name="gr79" draw:text-style-name="P25" draw:layer="layout" svg:width="0.399cm" svg:height="2.999cm" svg:x="6.704cm" svg:y="13.525cm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range-y-maximum="?f5" draw:handle-position="?f16 ?f7"/>
            <draw:handle draw:handle-range-y-minimum="0" draw:handle-range-y-maximum="100000" draw:handle-position="0 ?f8"/>
          </draw:enhanced-geometry>
        </draw:custom-shape>
        <draw:custom-shape draw:name="Geschweifte Klammer links 59_4" draw:style-name="gr80" draw:text-style-name="P26" draw:layer="layout" svg:width="0.399cm" svg:height="2.999cm" svg:x="6.704cm" svg:y="2.924cm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range-y-maximum="?f5" draw:handle-position="?f16 ?f7"/>
            <draw:handle draw:handle-range-y-minimum="0" draw:handle-range-y-maximum="100000" draw:handle-position="0 ?f8"/>
          </draw:enhanced-geometry>
        </draw:custom-shape>
        <draw:custom-shape draw:name="Textfeld 60_4" draw:style-name="gr118" draw:text-style-name="P20" draw:layer="layout" svg:width="2.399cm" svg:height="1.772cm" svg:x="4.504cm" svg:y="14.126cm">
          <text:p text:style-name="P15"><text:span text:style-name="T7">one-hot encoded 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_4" draw:style-name="gr119" draw:text-style-name="P27" draw:layer="layout" svg:width="2.799cm" svg:height="1.772cm" svg:x="4.104cm" svg:y="8.925cm">
          <text:p text:style-name="P15"><text:span text:style-name="T7">3 neurons in the hidden 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3_4" draw:style-name="gr120" draw:text-style-name="P20" draw:layer="layout" svg:width="2.799cm" svg:height="1.265cm" svg:x="4.104cm" svg:y="3.524cm">
          <text:p text:style-name="P15"><text:span text:style-name="T7">four output neur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style-name="gr16" draw:layer="layout" svg:width="19.798cm" svg:height="11.136cm" svg:x="0.6cm" svg:y="2.257cm" draw:page-number="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folie" presentation:presentation-page-layout-name="AL2T1">
        <draw:custom-shape draw:name="Gerade Verbindung mit Pfeil 9_5" draw:style-name="gr39" draw:text-style-name="P1" draw:layer="layout" svg:width="0.001cm" svg:height="2.199cm" svg:x="8.104cm" svg:y="11.3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10_8" draw:style-name="gr40" draw:text-style-name="P1" draw:layer="layout" svg:width="0.001cm" svg:height="2.399cm" svg:x="8.104cm" svg:y="5.9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20_4" draw:style-name="gr39" draw:text-style-name="P1" draw:layer="layout" svg:width="0.001cm" svg:height="2.199cm" svg:x="11.705cm" svg:y="11.3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21_4" draw:style-name="gr40" draw:text-style-name="P1" draw:layer="layout" svg:width="0.001cm" svg:height="2.399cm" svg:x="11.705cm" svg:y="5.9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31_1" draw:style-name="gr39" draw:text-style-name="P1" draw:layer="layout" svg:width="0.001cm" svg:height="2.199cm" svg:x="15.305cm" svg:y="11.3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32_1" draw:style-name="gr40" draw:text-style-name="P1" draw:layer="layout" svg:width="0.001cm" svg:height="2.399cm" svg:x="15.305cm" svg:y="5.9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39_2" draw:style-name="gr84" draw:text-style-name="P5" draw:layer="layout" svg:width="1.999cm" svg:height="0.001cm" svg:x="8.905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bgerundetes Rechteck 47_5" draw:style-name="gr121" draw:text-style-name="P21" draw:layer="layout" svg:width="1.599cm" svg:height="2.999cm" svg:x="7.304cm" svg:y="2.924cm">
          <text:p text:style-name="P15"><text:span text:style-name="T3">0.15</text:span><text:span text:style-name="T3"><text:line-break/></text:span><text:span text:style-name="T6">0.7</text:span><text:span text:style-name="T4"><text:line-break/></text:span><text:span text:style-name="T3">0.1</text:span><text:span text:style-name="T3"><text:line-break/></text:span><text:span text:style-name="T3">0.05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bgerundetes Rechteck 48_2" draw:style-name="gr122" draw:text-style-name="P21" draw:layer="layout" svg:width="1.599cm" svg:height="2.999cm" svg:x="10.905cm" svg:y="2.924cm">
          <text:p text:style-name="P15"><text:span text:style-name="T3">0.05</text:span><text:span text:style-name="T3"><text:line-break/></text:span><text:span text:style-name="T3">0.1</text:span><text:span text:style-name="T3"><text:line-break/></text:span><text:span text:style-name="T6">0.8</text:span><text:span text:style-name="T4"><text:line-break/></text:span><text:span text:style-name="T3">0.05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bgerundetes Rechteck 49_1" draw:style-name="gr123" draw:text-style-name="P21" draw:layer="layout" svg:width="1.599cm" svg:height="2.999cm" svg:x="14.505cm" svg:y="2.924cm">
          <text:p text:style-name="P15"><text:span text:style-name="T3">0.1</text:span><text:span text:style-name="T3"><text:line-break/></text:span><text:span text:style-name="T3">0.3</text:span><text:span text:style-name="T3"><text:line-break/></text:span><text:span text:style-name="T6">0.5</text:span><text:span text:style-name="T4"><text:line-break/></text:span><text:span text:style-name="T3">0.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bgerundetes Rechteck 50_1" draw:style-name="gr124" draw:text-style-name="P21" draw:layer="layout" svg:width="1.599cm" svg:height="2.999cm" svg:x="18.106cm" svg:y="2.924cm">
          <text:p text:style-name="P15"><text:span text:style-name="T3">0.05</text:span><text:span text:style-name="T3"><text:line-break/></text:span><text:span text:style-name="T3">0.1</text:span><text:span text:style-name="T3"><text:line-break/></text:span><text:span text:style-name="T3">0.3</text:span><text:span text:style-name="T3"><text:line-break/></text:span><text:span text:style-name="T6">0.55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bgerundetes Rechteck 51_5" draw:style-name="gr125" draw:text-style-name="P22" draw:layer="layout" svg:width="1.599cm" svg:height="2.999cm" svg:x="7.304cm" svg:y="8.325cm">
          <text:p text:style-name="P15"><text:span text:style-name="T3">0.2</text:span></text:p>
          <text:p text:style-name="P15"><text:span text:style-name="T3">0.8</text:span></text:p>
          <text:p text:style-name="P15"><text:span text:style-name="T3">-0.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bgerundetes Rechteck 52_2" draw:style-name="gr126" draw:text-style-name="P22" draw:layer="layout" svg:width="1.599cm" svg:height="2.999cm" svg:x="10.905cm" svg:y="8.325cm">
          <text:p text:style-name="P15"><text:span text:style-name="T3">-0.7</text:span></text:p>
          <text:p text:style-name="P15"><text:span text:style-name="T3">0.3</text:span></text:p>
          <text:p text:style-name="P15"><text:span text:style-name="T3">0.5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bgerundetes Rechteck 53_1" draw:style-name="gr127" draw:text-style-name="P22" draw:layer="layout" svg:width="1.599cm" svg:height="2.999cm" svg:x="14.505cm" svg:y="8.325cm">
          <text:p text:style-name="P15"><text:span text:style-name="T3">0.4</text:span></text:p>
          <text:p text:style-name="P15"><text:span text:style-name="T3">-0.1</text:span></text:p>
          <text:p text:style-name="P15"><text:span text:style-name="T3">-0.8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bgerundetes Rechteck 54_1" draw:style-name="gr128" draw:text-style-name="P22" draw:layer="layout" svg:width="1.599cm" svg:height="2.999cm" svg:x="18.106cm" svg:y="8.325cm">
          <text:p text:style-name="P15"><text:span text:style-name="T3">0.7</text:span></text:p>
          <text:p text:style-name="P15"><text:span text:style-name="T3">1.0</text:span></text:p>
          <text:p text:style-name="P15"><text:span text:style-name="T3">0.6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bgerundetes Rechteck 55_5" draw:style-name="gr129" draw:text-style-name="P23" draw:layer="layout" svg:width="1.599cm" svg:height="2.999cm" svg:x="7.304cm" svg:y="13.525cm">
          <text:p text:style-name="P15"><text:span text:style-name="T3">1</text:span><text:span text:style-name="T3"><text:line-break/></text:span><text:span text:style-name="T3">0</text:span><text:span text:style-name="T3"><text:line-break/></text:span><text:span text:style-name="T3">0</text:span><text:span text:style-name="T3"><text:line-break/></text:span><text:span text:style-name="T3">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bgerundetes Rechteck 56_2" draw:style-name="gr130" draw:text-style-name="P23" draw:layer="layout" svg:width="1.599cm" svg:height="2.999cm" svg:x="10.905cm" svg:y="13.525cm">
          <text:p text:style-name="P15"><text:span text:style-name="T5">0</text:span><text:span text:style-name="T5"><text:line-break/></text:span><text:span text:style-name="T5">1</text:span><text:span text:style-name="T5"><text:line-break/></text:span><text:span text:style-name="T5">0</text:span><text:span text:style-name="T5"><text:line-break/></text:span><text:span text:style-name="T5">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bgerundetes Rechteck 57_1" draw:style-name="gr131" draw:text-style-name="P23" draw:layer="layout" svg:width="1.599cm" svg:height="2.999cm" svg:x="14.505cm" svg:y="13.525cm">
          <text:p text:style-name="P15"><text:span text:style-name="T5">0</text:span><text:span text:style-name="T5"><text:line-break/></text:span><text:span text:style-name="T5">0</text:span><text:span text:style-name="T5"><text:line-break/></text:span><text:span text:style-name="T5">1</text:span><text:span text:style-name="T5"><text:line-break/></text:span><text:span text:style-name="T5">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Abgerundetes Rechteck 58_1" draw:style-name="gr132" draw:text-style-name="P23" draw:layer="layout" svg:width="1.599cm" svg:height="2.999cm" svg:x="18.106cm" svg:y="13.525cm">
          <text:p text:style-name="P15"><text:span text:style-name="T5">0</text:span><text:span text:style-name="T5"><text:line-break/></text:span><text:span text:style-name="T5">0</text:span><text:span text:style-name="T5"><text:line-break/></text:span><text:span text:style-name="T5">1</text:span><text:span text:style-name="T5"><text:line-break/></text:span><text:span text:style-name="T5">0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erade Verbindung mit Pfeil 61_1" draw:style-name="gr84" draw:text-style-name="P5" draw:layer="layout" svg:width="1.999cm" svg:height="0.001cm" svg:x="12.505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64_1" draw:style-name="gr84" draw:text-style-name="P5" draw:layer="layout" svg:width="1.999cm" svg:height="0.001cm" svg:x="16.105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85_1" draw:style-name="gr40" draw:text-style-name="P1" draw:layer="layout" svg:width="0.001cm" svg:height="2.399cm" svg:x="18.906cm" svg:y="5.9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94_2" draw:style-name="gr39" draw:text-style-name="P1" draw:layer="layout" svg:width="0.001cm" svg:height="2.199cm" svg:x="18.906cm" svg:y="11.321cm">
          <text:p/>
          <draw:enhanced-geometry draw:mirror-horizontal="false" draw:mirror-vertical="true" svg:viewBox="0 0 21600 21600" draw:type="mso-spt32" draw:enhanced-path="M 0 0 L 21600 21600 N"/>
        </draw:custom-shape>
        <draw:frame draw:name="Object 22_2" draw:style-name="gr6" draw:text-style-name="P5" draw:layer="layout" svg:width="0.74cm" svg:height="0.634cm" svg:x="9.505cm" svg:y="8.925cm">
          <draw:object-ole draw:class-id="00000000-0000-0000-0000-000000000000" xlink:href="./Object 61" xlink:type="simple" xlink:show="embed" xlink:actuate="onLoad">
            <loext:p/>
          </draw:object-ole>
          <draw:image xlink:href="./ObjectReplacements/Object 61" xlink:type="simple" xlink:show="embed" xlink:actuate="onLoad"/>
        </draw:frame>
        <draw:frame draw:name="Object 23_1" draw:style-name="gr6" draw:text-style-name="P5" draw:layer="layout" svg:width="0.74cm" svg:height="0.634cm" svg:x="13.105cm" svg:y="8.925cm">
          <draw:object-ole draw:class-id="00000000-0000-0000-0000-000000000000" xlink:href="./Object 62" xlink:type="simple" xlink:show="embed" xlink:actuate="onLoad">
            <loext:p/>
          </draw:object-ole>
          <draw:image xlink:href="./ObjectReplacements/Object 62" xlink:type="simple" xlink:show="embed" xlink:actuate="onLoad"/>
        </draw:frame>
        <draw:frame draw:name="Object 24_1" draw:style-name="gr6" draw:text-style-name="P5" draw:layer="layout" svg:width="0.74cm" svg:height="0.634cm" svg:x="16.705cm" svg:y="8.925cm">
          <draw:object-ole draw:class-id="00000000-0000-0000-0000-000000000000" xlink:href="./Object 63" xlink:type="simple" xlink:show="embed" xlink:actuate="onLoad">
            <loext:p/>
          </draw:object-ole>
          <draw:image xlink:href="./ObjectReplacements/Object 63" xlink:type="simple" xlink:show="embed" xlink:actuate="onLoad"/>
        </draw:frame>
        <draw:frame draw:name="Object 25_5" draw:style-name="gr54" draw:text-style-name="P1" draw:layer="layout" svg:width="0.581cm" svg:height="0.634cm" svg:x="7.304cm" svg:y="6.725cm">
          <draw:object-ole draw:class-id="00000000-0000-0000-0000-000000000000" xlink:href="./Object 65" xlink:type="simple" xlink:show="embed" xlink:actuate="onLoad">
            <loext:p/>
          </draw:object-ole>
          <draw:image xlink:href="./ObjectReplacements/Object 65" xlink:type="simple" xlink:show="embed" xlink:actuate="onLoad"/>
        </draw:frame>
        <draw:frame draw:name="Object 26_2" draw:style-name="gr54" draw:text-style-name="P1" draw:layer="layout" svg:width="0.581cm" svg:height="0.634cm" svg:x="10.905cm" svg:y="6.725cm">
          <draw:object-ole draw:class-id="00000000-0000-0000-0000-000000000000" xlink:href="./Object 66" xlink:type="simple" xlink:show="embed" xlink:actuate="onLoad">
            <loext:p/>
          </draw:object-ole>
          <draw:image xlink:href="./ObjectReplacements/Object 66" xlink:type="simple" xlink:show="embed" xlink:actuate="onLoad"/>
        </draw:frame>
        <draw:frame draw:name="Object 27_1" draw:style-name="gr54" draw:text-style-name="P1" draw:layer="layout" svg:width="0.581cm" svg:height="0.634cm" svg:x="14.505cm" svg:y="6.725cm">
          <draw:object-ole draw:class-id="00000000-0000-0000-0000-000000000000" xlink:href="./Object 67" xlink:type="simple" xlink:show="embed" xlink:actuate="onLoad">
            <loext:p/>
          </draw:object-ole>
          <draw:image xlink:href="./ObjectReplacements/Object 67" xlink:type="simple" xlink:show="embed" xlink:actuate="onLoad"/>
        </draw:frame>
        <draw:frame draw:name="Object 28_1" draw:style-name="gr54" draw:text-style-name="P1" draw:layer="layout" svg:width="0.581cm" svg:height="0.634cm" svg:x="18.106cm" svg:y="6.725cm">
          <draw:object-ole draw:class-id="00000000-0000-0000-0000-000000000000" xlink:href="./Object 69" xlink:type="simple" xlink:show="embed" xlink:actuate="onLoad">
            <loext:p/>
          </draw:object-ole>
          <draw:image xlink:href="./ObjectReplacements/Object 69" xlink:type="simple" xlink:show="embed" xlink:actuate="onLoad"/>
        </draw:frame>
        <draw:frame draw:name="Object 29_5" draw:style-name="gr6" draw:text-style-name="P5" draw:layer="layout" svg:width="0.581cm" svg:height="0.687cm" svg:x="7.304cm" svg:y="12.125cm">
          <draw:object-ole draw:class-id="00000000-0000-0000-0000-000000000000" xlink:href="./Object 70" xlink:type="simple" xlink:show="embed" xlink:actuate="onLoad">
            <loext:p/>
          </draw:object-ole>
          <draw:image xlink:href="./ObjectReplacements/Object 70" xlink:type="simple" xlink:show="embed" xlink:actuate="onLoad"/>
        </draw:frame>
        <draw:frame draw:name="Object 30_2" draw:style-name="gr6" draw:text-style-name="P5" draw:layer="layout" svg:width="0.581cm" svg:height="0.687cm" svg:x="10.905cm" svg:y="12.037cm">
          <draw:object-ole draw:class-id="00000000-0000-0000-0000-000000000000" xlink:href="./Object 71" xlink:type="simple" xlink:show="embed" xlink:actuate="onLoad">
            <loext:p/>
          </draw:object-ole>
          <draw:image xlink:href="./ObjectReplacements/Object 71" xlink:type="simple" xlink:show="embed" xlink:actuate="onLoad"/>
        </draw:frame>
        <draw:frame draw:name="Object 31_1" draw:style-name="gr6" draw:text-style-name="P5" draw:layer="layout" svg:width="0.581cm" svg:height="0.687cm" svg:x="14.505cm" svg:y="12.037cm">
          <draw:object-ole draw:class-id="00000000-0000-0000-0000-000000000000" xlink:href="./Object 73" xlink:type="simple" xlink:show="embed" xlink:actuate="onLoad">
            <loext:p/>
          </draw:object-ole>
          <draw:image xlink:href="./ObjectReplacements/Object 73" xlink:type="simple" xlink:show="embed" xlink:actuate="onLoad"/>
        </draw:frame>
        <draw:frame draw:name="Object 32_1" draw:style-name="gr6" draw:text-style-name="P5" draw:layer="layout" svg:width="0.581cm" svg:height="0.687cm" svg:x="18.106cm" svg:y="12.037cm">
          <draw:object-ole draw:class-id="00000000-0000-0000-0000-000000000000" xlink:href="./Object 74" xlink:type="simple" xlink:show="embed" xlink:actuate="onLoad">
            <loext:p/>
          </draw:object-ole>
          <draw:image xlink:href="./ObjectReplacements/Object 74" xlink:type="simple" xlink:show="embed" xlink:actuate="onLoad"/>
        </draw:frame>
        <draw:frame draw:name="Picture 33_5" draw:style-name="gr12" draw:text-style-name="P1" draw:layer="layout" svg:width="3.915cm" svg:height="0.66cm" svg:x="2.989cm" svg:y="16.93cm">
          <draw:image xlink:href="Pictures/100000000000009400000019898E4D31DEFA1F5E.png" xlink:type="simple" xlink:show="embed" xlink:actuate="onLoad" loext:mime-type="image/png">
            <text:p/>
          </draw:image>
        </draw:frame>
        <draw:frame draw:name="Picture 34_5" draw:style-name="gr12" draw:text-style-name="P1" draw:layer="layout" svg:width="4.153cm" svg:height="0.608cm" svg:x="2.704cm" svg:y="2.116cm">
          <draw:image xlink:href="Pictures/100000000000009D00000017F698D19E07ED1781.png" xlink:type="simple" xlink:show="embed" xlink:actuate="onLoad" loext:mime-type="image/png">
            <text:p/>
          </draw:image>
        </draw:frame>
        <draw:frame draw:name="Picture 35_5" draw:style-name="gr12" draw:text-style-name="P1" draw:layer="layout" svg:width="0.819cm" svg:height="0.555cm" svg:x="7.704cm" svg:y="16.926cm">
          <draw:image xlink:href="Pictures/100000000000001F00000015A76676C516AB0F1F.png" xlink:type="simple" xlink:show="embed" xlink:actuate="onLoad" loext:mime-type="image/png">
            <text:p/>
          </draw:image>
        </draw:frame>
        <draw:frame draw:name="Picture 36_4" draw:style-name="gr12" draw:text-style-name="P1" draw:layer="layout" svg:width="0.766cm" svg:height="0.528cm" svg:x="11.305cm" svg:y="16.926cm">
          <draw:image xlink:href="Pictures/100000000000001D0000001443D0FBD9E5953792.png" xlink:type="simple" xlink:show="embed" xlink:actuate="onLoad" loext:mime-type="image/png">
            <text:p/>
          </draw:image>
        </draw:frame>
        <draw:frame draw:name="Picture 37_1" draw:style-name="gr12" draw:text-style-name="P1" draw:layer="layout" svg:width="0.66cm" svg:height="0.581cm" svg:x="15.005cm" svg:y="16.926cm">
          <draw:image xlink:href="Pictures/100000000000001900000016B5136F5525EC14F8.png" xlink:type="simple" xlink:show="embed" xlink:actuate="onLoad" loext:mime-type="image/png">
            <text:p/>
          </draw:image>
        </draw:frame>
        <draw:frame draw:name="Picture 38_1" draw:style-name="gr12" draw:text-style-name="P1" draw:layer="layout" svg:width="0.66cm" svg:height="0.581cm" svg:x="18.605cm" svg:y="16.926cm">
          <draw:image xlink:href="Pictures/100000000000001900000016B5136F5525EC14F8.png" xlink:type="simple" xlink:show="embed" xlink:actuate="onLoad" loext:mime-type="image/png">
            <text:p/>
          </draw:image>
        </draw:frame>
        <draw:frame draw:name="Picture 39_2" draw:style-name="gr12" draw:text-style-name="P1" draw:layer="layout" svg:width="0.66cm" svg:height="0.581cm" svg:x="11.305cm" svg:y="2.124cm">
          <draw:image xlink:href="Pictures/100000000000001900000016B5136F5525EC14F8.png" xlink:type="simple" xlink:show="embed" xlink:actuate="onLoad" loext:mime-type="image/png">
            <text:p/>
          </draw:image>
        </draw:frame>
        <draw:frame draw:name="Picture 40_1" draw:style-name="gr12" draw:text-style-name="P1" draw:layer="layout" svg:width="0.66cm" svg:height="0.581cm" svg:x="14.905cm" svg:y="2.124cm">
          <draw:image xlink:href="Pictures/100000000000001900000016B5136F5525EC14F8.png" xlink:type="simple" xlink:show="embed" xlink:actuate="onLoad" loext:mime-type="image/png">
            <text:p/>
          </draw:image>
        </draw:frame>
        <draw:frame draw:name="Picture 41_1" draw:style-name="gr12" draw:text-style-name="P1" draw:layer="layout" svg:width="0.766cm" svg:height="0.528cm" svg:x="18.506cm" svg:y="2.124cm">
          <draw:image xlink:href="Pictures/100000000000001D000000141A12B42FA86A477C.png" xlink:type="simple" xlink:show="embed" xlink:actuate="onLoad" loext:mime-type="image/png">
            <text:p/>
          </draw:image>
        </draw:frame>
        <draw:frame draw:name="Picture 36_11" draw:style-name="gr12" draw:text-style-name="P1" draw:layer="layout" svg:width="0.766cm" svg:height="0.528cm" svg:x="7.704cm" svg:y="2.124cm">
          <draw:image xlink:href="Pictures/100000000000001D0000001443D0FBD9E5953792.png" xlink:type="simple" xlink:show="embed" xlink:actuate="onLoad" loext:mime-type="image/png">
            <text:p/>
          </draw:image>
        </draw:frame>
        <draw:custom-shape draw:name="Geschweifte Klammer links 45_5" draw:style-name="gr78" draw:text-style-name="P24" draw:layer="layout" svg:width="0.399cm" svg:height="2.999cm" svg:x="6.704cm" svg:y="8.325cm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range-y-maximum="?f5" draw:handle-position="?f16 ?f7"/>
            <draw:handle draw:handle-range-y-minimum="0" draw:handle-range-y-maximum="100000" draw:handle-position="0 ?f8"/>
          </draw:enhanced-geometry>
        </draw:custom-shape>
        <draw:custom-shape draw:name="Geschweifte Klammer links 46_5" draw:style-name="gr79" draw:text-style-name="P25" draw:layer="layout" svg:width="0.399cm" svg:height="2.999cm" svg:x="6.704cm" svg:y="13.525cm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range-y-maximum="?f5" draw:handle-position="?f16 ?f7"/>
            <draw:handle draw:handle-range-y-minimum="0" draw:handle-range-y-maximum="100000" draw:handle-position="0 ?f8"/>
          </draw:enhanced-geometry>
        </draw:custom-shape>
        <draw:custom-shape draw:name="Geschweifte Klammer links 59_5" draw:style-name="gr80" draw:text-style-name="P26" draw:layer="layout" svg:width="0.399cm" svg:height="2.999cm" svg:x="6.704cm" svg:y="2.924cm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range-y-maximum="?f5" draw:handle-position="?f16 ?f7"/>
            <draw:handle draw:handle-range-y-minimum="0" draw:handle-range-y-maximum="100000" draw:handle-position="0 ?f8"/>
          </draw:enhanced-geometry>
        </draw:custom-shape>
        <draw:custom-shape draw:name="Textfeld 60_5" draw:style-name="gr133" draw:text-style-name="P20" draw:layer="layout" svg:width="2.399cm" svg:height="1.772cm" svg:x="4.504cm" svg:y="14.126cm">
          <text:p text:style-name="P15"><text:span text:style-name="T7">one-hot encoded 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_5" draw:style-name="gr134" draw:text-style-name="P27" draw:layer="layout" svg:width="2.799cm" svg:height="1.772cm" svg:x="4.104cm" svg:y="8.925cm">
          <text:p text:style-name="P15"><text:span text:style-name="T7">3 neurons in the hidden 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3_5" draw:style-name="gr135" draw:text-style-name="P20" draw:layer="layout" svg:width="2.799cm" svg:height="1.265cm" svg:x="4.104cm" svg:y="3.524cm">
          <text:p text:style-name="P15"><text:span text:style-name="T7">four output neur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6" draw:text-style-name="P28" draw:layer="layout" svg:x1="6.604cm" svg:y1="4.064cm" svg:x2="7.304cm" svg:y2="4.064cm">
          <text:p/>
        </draw:line>
        <draw:line draw:style-name="gr137" draw:text-style-name="P29" draw:layer="layout" svg:x1="10.079cm" svg:y1="4.864cm" svg:x2="10.779cm" svg:y2="4.864cm">
          <text:p/>
        </draw:line>
        <draw:line draw:style-name="gr137" draw:text-style-name="P29" draw:layer="layout" svg:x1="13.654cm" svg:y1="4.864cm" svg:x2="14.354cm" svg:y2="4.864cm">
          <text:p/>
        </draw:line>
        <draw:line draw:style-name="gr137" draw:text-style-name="P29" draw:layer="layout" svg:x1="17.329cm" svg:y1="5.564cm" svg:x2="18.029cm" svg:y2="5.564cm">
          <text:p/>
        </draw:line>
        <presentation:notes draw:style-name="dp1">
          <draw:page-thumbnail draw:style-name="gr16" draw:layer="layout" svg:width="19.798cm" svg:height="11.136cm" svg:x="0.6cm" svg:y="2.257cm" draw:page-number="1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folie" presentation:presentation-page-layout-name="AL2T1">
        <draw:custom-shape draw:name="Ellipse 44" draw:style-name="gr138" draw:text-style-name="P30" draw:layer="layout" svg:width="1.556cm" svg:height="1.675cm" svg:x="6.899cm" svg:y="13.2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8" draw:style-name="gr54" draw:text-style-name="P1" draw:layer="layout" svg:width="0.952cm" svg:height="0.793cm" svg:x="7.28cm" svg:y="13.726cm">
          <draw:object-ole draw:class-id="00000000-0000-0000-0000-000000000000" xlink:href="./Object 51" xlink:type="simple" xlink:show="embed" xlink:actuate="onLoad">
            <loext:p/>
          </draw:object-ole>
          <draw:image xlink:href="./ObjectReplacements/Object 51" xlink:type="simple" xlink:show="embed" xlink:actuate="onLoad"/>
        </draw:frame>
        <draw:custom-shape draw:name="Gerade Verbindung mit Pfeil 52_0" draw:style-name="gr139" draw:text-style-name="P1" draw:layer="layout" svg:width="0.849cm" svg:height="1.893cm" svg:x="7.678cm" svg:y="11.34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60" draw:style-name="gr138" draw:text-style-name="P30" draw:layer="layout" svg:width="1.556cm" svg:height="1.675cm" svg:x="9.5cm" svg:y="13.2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61" draw:style-name="gr140" draw:text-style-name="P31" draw:layer="layout" svg:width="1.556cm" svg:height="1.675cm" svg:x="8.3cm" svg:y="9.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9" draw:style-name="gr54" draw:text-style-name="P1" draw:layer="layout" svg:width="0.952cm" svg:height="0.793cm" svg:x="9.878cm" svg:y="13.721cm">
          <draw:object-ole draw:class-id="00000000-0000-0000-0000-000000000000" xlink:href="./Object 52" xlink:type="simple" xlink:show="embed" xlink:actuate="onLoad">
            <loext:p/>
          </draw:object-ole>
          <draw:image xlink:href="./ObjectReplacements/Object 52" xlink:type="simple" xlink:show="embed" xlink:actuate="onLoad"/>
        </draw:frame>
        <draw:frame draw:name="Object 7_14" draw:style-name="gr54" draw:text-style-name="P1" draw:layer="layout" svg:width="0.899cm" svg:height="0.793cm" svg:x="8.731cm" svg:y="10.32cm">
          <draw:object-ole draw:class-id="00000000-0000-0000-0000-000000000000" xlink:href="./Object 53" xlink:type="simple" xlink:show="embed" xlink:actuate="onLoad">
            <loext:p/>
          </draw:object-ole>
          <draw:image xlink:href="./ObjectReplacements/Object 53" xlink:type="simple" xlink:show="embed" xlink:actuate="onLoad"/>
        </draw:frame>
        <draw:custom-shape draw:name="Gerade Verbindung mit Pfeil 68" draw:style-name="gr141" draw:text-style-name="P1" draw:layer="layout" svg:width="0.649cm" svg:height="1.893cm" svg:x="9.624cm" svg:y="11.34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Ellipse 70" draw:style-name="gr138" draw:text-style-name="P30" draw:layer="layout" svg:width="1.556cm" svg:height="1.675cm" svg:x="12.1cm" svg:y="13.2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1" draw:style-name="gr140" draw:text-style-name="P31" draw:layer="layout" svg:width="1.556cm" svg:height="1.675cm" svg:x="13.5cm" svg:y="9.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2" draw:style-name="gr142" draw:text-style-name="P32" draw:layer="layout" svg:width="1.556cm" svg:height="1.675cm" svg:x="13.5cm" svg:y="2.1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10" draw:style-name="gr54" draw:text-style-name="P1" draw:layer="layout" svg:width="0.952cm" svg:height="0.793cm" svg:x="12.48cm" svg:y="13.721cm">
          <draw:object-ole draw:class-id="00000000-0000-0000-0000-000000000000" xlink:href="./Object 54" xlink:type="simple" xlink:show="embed" xlink:actuate="onLoad">
            <loext:p/>
          </draw:object-ole>
          <draw:image xlink:href="./ObjectReplacements/Object 54" xlink:type="simple" xlink:show="embed" xlink:actuate="onLoad"/>
        </draw:frame>
        <draw:frame draw:name="Object 7_15" draw:style-name="gr54" draw:text-style-name="P1" draw:layer="layout" svg:width="0.899cm" svg:height="0.793cm" svg:x="13.935cm" svg:y="10.318cm">
          <draw:object-ole draw:class-id="00000000-0000-0000-0000-000000000000" xlink:href="./Object 55" xlink:type="simple" xlink:show="embed" xlink:actuate="onLoad">
            <loext:p/>
          </draw:object-ole>
          <draw:image xlink:href="./ObjectReplacements/Object 55" xlink:type="simple" xlink:show="embed" xlink:actuate="onLoad"/>
        </draw:frame>
        <draw:frame draw:name="Object 13_6" draw:style-name="gr54" draw:text-style-name="P1" draw:layer="layout" svg:width="0.687cm" svg:height="0.952cm" svg:x="14.012cm" svg:y="2.54cm">
          <draw:object-ole draw:class-id="00000000-0000-0000-0000-000000000000" xlink:href="./Object 56" xlink:type="simple" xlink:show="embed" xlink:actuate="onLoad">
            <loext:p/>
          </draw:object-ole>
          <draw:image xlink:href="./ObjectReplacements/Object 56" xlink:type="simple" xlink:show="embed" xlink:actuate="onLoad"/>
        </draw:frame>
        <draw:custom-shape draw:name="Gerade Verbindung mit Pfeil 77" draw:style-name="gr139" draw:text-style-name="P1" draw:layer="layout" svg:width="0.849cm" svg:height="1.893cm" svg:x="12.878cm" svg:y="11.34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49" draw:style-name="gr138" draw:text-style-name="P30" draw:layer="layout" svg:width="1.556cm" svg:height="1.675cm" svg:x="14.744cm" svg:y="13.2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11" draw:style-name="gr54" draw:text-style-name="P1" draw:layer="layout" svg:width="0.952cm" svg:height="0.793cm" svg:x="15.123cm" svg:y="13.721cm">
          <draw:object-ole draw:class-id="00000000-0000-0000-0000-000000000000" xlink:href="./Object 57" xlink:type="simple" xlink:show="embed" xlink:actuate="onLoad">
            <loext:p/>
          </draw:object-ole>
          <draw:image xlink:href="./ObjectReplacements/Object 57" xlink:type="simple" xlink:show="embed" xlink:actuate="onLoad"/>
        </draw:frame>
        <draw:custom-shape draw:name="Ellipse 84" draw:style-name="gr138" draw:text-style-name="P30" draw:layer="layout" svg:width="1.556cm" svg:height="1.675cm" svg:x="17.344cm" svg:y="13.2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3_12" draw:style-name="gr54" draw:text-style-name="P1" draw:layer="layout" svg:width="0.952cm" svg:height="0.793cm" svg:x="17.724cm" svg:y="13.721cm">
          <draw:object-ole draw:class-id="00000000-0000-0000-0000-000000000000" xlink:href="./Object 58" xlink:type="simple" xlink:show="embed" xlink:actuate="onLoad">
            <loext:p/>
          </draw:object-ole>
          <draw:image xlink:href="./ObjectReplacements/Object 58" xlink:type="simple" xlink:show="embed" xlink:actuate="onLoad"/>
        </draw:frame>
        <draw:custom-shape draw:name="Gerade Verbindung mit Pfeil 87" draw:style-name="gr143" draw:text-style-name="P1" draw:layer="layout" svg:width="0.692cm" svg:height="1.893cm" svg:x="14.829cm" svg:y="11.34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Ellipse 91" draw:style-name="gr140" draw:text-style-name="P31" draw:layer="layout" svg:width="1.556cm" svg:height="1.675cm" svg:x="13.5cm" svg:y="7.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52" draw:style-name="gr54" draw:text-style-name="P1" draw:layer="layout" svg:width="0.899cm" svg:height="0.793cm" svg:x="13.9cm" svg:y="7.802cm">
          <draw:object-ole draw:class-id="00000000-0000-0000-0000-000000000000" xlink:href="./Object 59" xlink:type="simple" xlink:show="embed" xlink:actuate="onLoad">
            <loext:p/>
          </draw:object-ole>
          <draw:image xlink:href="./ObjectReplacements/Object 59" xlink:type="simple" xlink:show="embed" xlink:actuate="onLoad"/>
        </draw:frame>
        <draw:custom-shape draw:name="Ellipse 92" draw:style-name="gr140" draw:text-style-name="P31" draw:layer="layout" svg:width="1.556cm" svg:height="1.675cm" svg:x="13.5cm" svg:y="4.7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52_0" draw:style-name="gr54" draw:text-style-name="P1" draw:layer="layout" svg:width="0.952cm" svg:height="0.793cm" svg:x="13.873cm" svg:y="5.202cm">
          <draw:object-ole draw:class-id="00000000-0000-0000-0000-000000000000" xlink:href="./Object 60" xlink:type="simple" xlink:show="embed" xlink:actuate="onLoad">
            <loext:p/>
          </draw:object-ole>
          <draw:image xlink:href="./ObjectReplacements/Object 60" xlink:type="simple" xlink:show="embed" xlink:actuate="onLoad"/>
        </draw:frame>
        <draw:custom-shape draw:name="Gerade Verbindung mit Pfeil 94_1" draw:style-name="gr144" draw:text-style-name="P1" draw:layer="layout" svg:width="2.742cm" svg:height="4.739cm" svg:x="14.829cm" svg:y="8.74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erade Verbindung mit Pfeil 97" draw:style-name="gr145" draw:text-style-name="P1" draw:layer="layout" svg:width="4.099cm" svg:height="4.015cm" svg:x="9.628cm" svg:y="6.14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100" draw:style-name="gr146" draw:text-style-name="P1" draw:layer="layout" svg:width="0.001cm" svg:height="0.923cm" svg:x="14.278cm" svg:y="8.99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103" draw:style-name="gr146" draw:text-style-name="P1" draw:layer="layout" svg:width="0.001cm" svg:height="0.923cm" svg:x="14.278cm" svg:y="6.39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106" draw:style-name="gr146" draw:text-style-name="P1" draw:layer="layout" svg:width="0.001cm" svg:height="0.923cm" svg:x="14.278cm" svg:y="3.791cm">
          <text:p/>
          <draw:enhanced-geometry draw:mirror-horizontal="false" draw:mirror-vertical="true" svg:viewBox="0 0 21600 21600" draw:type="mso-spt32" draw:enhanced-path="M 0 0 L 21600 21600 N"/>
        </draw:custom-shape>
        <draw:frame draw:name="Picture 54" draw:style-name="gr12" draw:text-style-name="P1" draw:layer="layout" svg:width="1.507cm" svg:height="0.634cm" svg:x="6.791cm" svg:y="15.121cm">
          <draw:image xlink:href="Pictures/100000000000003900000018CE45EF152A1EE2FE.png" xlink:type="simple" xlink:show="embed" xlink:actuate="onLoad" loext:mime-type="image/png">
            <text:p/>
          </draw:image>
        </draw:frame>
        <draw:frame draw:name="Picture 55" draw:style-name="gr12" draw:text-style-name="P1" draw:layer="layout" svg:width="1.851cm" svg:height="0.555cm" svg:x="9.3cm" svg:y="15.121cm">
          <draw:image xlink:href="Pictures/100000000000004600000015ECF78D1BCD22432D.png" xlink:type="simple" xlink:show="embed" xlink:actuate="onLoad" loext:mime-type="image/png">
            <text:p/>
          </draw:image>
        </draw:frame>
        <draw:frame draw:name="Picture 56" draw:style-name="gr12" draw:text-style-name="P1" draw:layer="layout" svg:width="0.925cm" svg:height="0.66cm" svg:x="12.374cm" svg:y="15.121cm">
          <draw:image xlink:href="Pictures/100000000000002300000019521706FEE62A7075.png" xlink:type="simple" xlink:show="embed" xlink:actuate="onLoad" loext:mime-type="image/png">
            <text:p/>
          </draw:image>
        </draw:frame>
        <draw:frame draw:name="Picture 57" draw:style-name="gr12" draw:text-style-name="P1" draw:layer="layout" svg:width="1.243cm" svg:height="0.608cm" svg:x="14.9cm" svg:y="15.121cm">
          <draw:image xlink:href="Pictures/100000000000002F000000172B0E39EB743F90D1.png" xlink:type="simple" xlink:show="embed" xlink:actuate="onLoad" loext:mime-type="image/png">
            <text:p/>
          </draw:image>
        </draw:frame>
        <draw:frame draw:name="Picture 58" draw:style-name="gr12" draw:text-style-name="P1" draw:layer="layout" svg:width="1.666cm" svg:height="0.66cm" svg:x="17.301cm" svg:y="15.121cm">
          <draw:image xlink:href="Pictures/100000000000003F00000019104AB26FE46873FB.png" xlink:type="simple" xlink:show="embed" xlink:actuate="onLoad" loext:mime-type="image/png">
            <text:p/>
          </draw:image>
        </draw:frame>
        <presentation:notes draw:style-name="dp2">
          <draw:page-thumbnail draw:style-name="gr16" draw:layer="layout" svg:width="19.798cm" svg:height="11.136cm" svg:x="0.6cm" svg:y="2.257cm" draw:page-number="1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folie" presentation:presentation-page-layout-name="AL2T1">
        <draw:custom-shape draw:name="CustomShape 18_0" draw:style-name="gr147" draw:text-style-name="P1" draw:layer="layout" svg:width="0.001cm" svg:height="0.922cm" svg:x="1.903cm" svg:y="14.19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0" draw:style-name="gr148" draw:text-style-name="P33" draw:layer="layout" svg:width="0.994cm" svg:height="1.145cm" svg:x="1.406cm" svg:y="15.11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2" draw:style-name="gr149" draw:text-style-name="P1" draw:layer="layout" svg:width="0.001cm" svg:height="0.921cm" svg:x="1.904cm" svg:y="12.09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3" draw:style-name="gr150" draw:text-style-name="P34" draw:layer="layout" svg:width="0.993cm" svg:height="1.144cm" svg:x="1.407cm" svg:y="13.02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_4" draw:style-name="gr151" draw:text-style-name="P35" draw:layer="layout" svg:width="0.994cm" svg:height="1.145cm" svg:x="1.407cm" svg:y="10.92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3" draw:style-name="gr147" draw:text-style-name="P1" draw:layer="layout" svg:width="0.001cm" svg:height="0.922cm" svg:x="4.018cm" svg:y="14.19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5" draw:style-name="gr152" draw:text-style-name="P33" draw:layer="layout" svg:width="0.993cm" svg:height="1.145cm" svg:x="3.521cm" svg:y="15.11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_6" draw:style-name="gr153" draw:text-style-name="P34" draw:layer="layout" svg:width="0.993cm" svg:height="1.144cm" svg:x="3.521cm" svg:y="13.02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5" draw:style-name="gr147" draw:text-style-name="P1" draw:layer="layout" svg:width="0.001cm" svg:height="0.922cm" svg:x="5.528cm" svg:y="15.11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8" draw:style-name="gr154" draw:text-style-name="P33" draw:layer="layout" svg:width="0.994cm" svg:height="1.145cm" svg:x="5.029cm" svg:y="15.11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_9" draw:style-name="gr155" draw:text-style-name="P34" draw:layer="layout" svg:width="0.994cm" svg:height="1.144cm" svg:x="5.03cm" svg:y="13.02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7" draw:style-name="gr147" draw:text-style-name="P1" draw:layer="layout" svg:width="0.001cm" svg:height="0.922cm" svg:x="6.975cm" svg:y="14.19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11" draw:style-name="gr156" draw:text-style-name="P33" draw:layer="layout" svg:width="0.994cm" svg:height="1.145cm" svg:x="6.477cm" svg:y="15.11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8" draw:style-name="gr149" draw:text-style-name="P1" draw:layer="layout" svg:width="0.001cm" svg:height="0.921cm" svg:x="6.977cm" svg:y="13.01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12" draw:style-name="gr157" draw:text-style-name="P34" draw:layer="layout" svg:width="0.993cm" svg:height="1.144cm" svg:x="6.478cm" svg:y="13.02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_13" draw:style-name="gr158" draw:text-style-name="P35" draw:layer="layout" svg:width="0.994cm" svg:height="1.145cm" svg:x="6.478cm" svg:y="10.92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9" draw:style-name="gr159" draw:text-style-name="P1" draw:layer="layout" svg:width="0.516cm" svg:height="0.001cm" svg:x="4.514cm" svg:y="13.56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_10" draw:style-name="gr159" draw:text-style-name="P1" draw:layer="layout" svg:width="0.516cm" svg:height="0.001cm" svg:x="6.001cm" svg:y="13.56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_11" draw:style-name="gr147" draw:text-style-name="P1" draw:layer="layout" svg:width="0.001cm" svg:height="0.922cm" svg:x="8.919cm" svg:y="14.19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14" draw:style-name="gr160" draw:text-style-name="P33" draw:layer="layout" svg:width="0.993cm" svg:height="1.145cm" svg:x="8.422cm" svg:y="15.11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12" draw:style-name="gr149" draw:text-style-name="P1" draw:layer="layout" svg:width="0.001cm" svg:height="0.921cm" svg:x="8.921cm" svg:y="13.01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15" draw:style-name="gr161" draw:text-style-name="P34" draw:layer="layout" svg:width="0.993cm" svg:height="1.144cm" svg:x="8.422cm" svg:y="13.02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_16" draw:style-name="gr162" draw:text-style-name="P35" draw:layer="layout" svg:width="0.992cm" svg:height="1.145cm" svg:x="8.423cm" svg:y="10.92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14" draw:style-name="gr149" draw:text-style-name="P1" draw:layer="layout" svg:width="0.001cm" svg:height="0.921cm" svg:x="10.428cm" svg:y="12.09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18" draw:style-name="gr163" draw:text-style-name="P34" draw:layer="layout" svg:width="0.994cm" svg:height="1.144cm" svg:x="9.931cm" svg:y="13.02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_19" draw:style-name="gr164" draw:text-style-name="P35" draw:layer="layout" svg:width="0.993cm" svg:height="1.145cm" svg:x="9.932cm" svg:y="10.92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16" draw:style-name="gr149" draw:text-style-name="P1" draw:layer="layout" svg:width="0.001cm" svg:height="0.921cm" svg:x="11.878cm" svg:y="13.01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21" draw:style-name="gr165" draw:text-style-name="P34" draw:layer="layout" svg:width="0.993cm" svg:height="1.144cm" svg:x="11.379cm" svg:y="13.02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_22" draw:style-name="gr166" draw:text-style-name="P35" draw:layer="layout" svg:width="0.994cm" svg:height="1.145cm" svg:x="11.379cm" svg:y="10.92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17" draw:style-name="gr159" draw:text-style-name="P1" draw:layer="layout" svg:width="0.516cm" svg:height="0.001cm" svg:x="9.415cm" svg:y="13.56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_18" draw:style-name="gr159" draw:text-style-name="P1" draw:layer="layout" svg:width="0.516cm" svg:height="0.001cm" svg:x="10.902cm" svg:y="13.56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_19" draw:style-name="gr147" draw:text-style-name="P1" draw:layer="layout" svg:width="0.001cm" svg:height="0.922cm" svg:x="13.92cm" svg:y="14.19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23" draw:style-name="gr167" draw:text-style-name="P33" draw:layer="layout" svg:width="0.993cm" svg:height="1.145cm" svg:x="13.423cm" svg:y="15.11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20" draw:style-name="gr149" draw:text-style-name="P1" draw:layer="layout" svg:width="0.001cm" svg:height="0.921cm" svg:x="13.922cm" svg:y="13.01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24" draw:style-name="gr168" draw:text-style-name="P34" draw:layer="layout" svg:width="0.993cm" svg:height="1.144cm" svg:x="13.423cm" svg:y="13.02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_25" draw:style-name="gr169" draw:text-style-name="P35" draw:layer="layout" svg:width="0.992cm" svg:height="1.145cm" svg:x="13.424cm" svg:y="10.92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21" draw:style-name="gr147" draw:text-style-name="P1" draw:layer="layout" svg:width="0.001cm" svg:height="0.922cm" svg:x="15.43cm" svg:y="15.11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26" draw:style-name="gr170" draw:text-style-name="P33" draw:layer="layout" svg:width="0.994cm" svg:height="1.145cm" svg:x="14.931cm" svg:y="15.11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22" draw:style-name="gr149" draw:text-style-name="P1" draw:layer="layout" svg:width="0.001cm" svg:height="0.921cm" svg:x="15.429cm" svg:y="12.09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27" draw:style-name="gr171" draw:text-style-name="P34" draw:layer="layout" svg:width="0.994cm" svg:height="1.144cm" svg:x="14.932cm" svg:y="13.02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_28" draw:style-name="gr172" draw:text-style-name="P35" draw:layer="layout" svg:width="0.993cm" svg:height="1.145cm" svg:x="14.933cm" svg:y="10.92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23" draw:style-name="gr147" draw:text-style-name="P1" draw:layer="layout" svg:width="0.001cm" svg:height="0.922cm" svg:x="16.877cm" svg:y="14.19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29" draw:style-name="gr173" draw:text-style-name="P33" draw:layer="layout" svg:width="0.994cm" svg:height="1.145cm" svg:x="16.379cm" svg:y="15.11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24" draw:style-name="gr149" draw:text-style-name="P1" draw:layer="layout" svg:width="0.001cm" svg:height="0.921cm" svg:x="16.879cm" svg:y="13.01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30" draw:style-name="gr174" draw:text-style-name="P34" draw:layer="layout" svg:width="0.993cm" svg:height="1.144cm" svg:x="16.38cm" svg:y="13.02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_31" draw:style-name="gr175" draw:text-style-name="P35" draw:layer="layout" svg:width="0.994cm" svg:height="1.145cm" svg:x="16.38cm" svg:y="10.92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25" draw:style-name="gr159" draw:text-style-name="P1" draw:layer="layout" svg:width="0.516cm" svg:height="0.001cm" svg:x="14.416cm" svg:y="13.56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_26" draw:style-name="gr159" draw:text-style-name="P1" draw:layer="layout" svg:width="0.516cm" svg:height="0.001cm" svg:x="15.903cm" svg:y="13.56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_27" draw:style-name="gr147" draw:text-style-name="P1" draw:layer="layout" svg:width="0.001cm" svg:height="0.922cm" svg:x="18.721cm" svg:y="14.19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32" draw:style-name="gr176" draw:text-style-name="P33" draw:layer="layout" svg:width="0.993cm" svg:height="1.145cm" svg:x="18.224cm" svg:y="15.11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_33" draw:style-name="gr177" draw:text-style-name="P34" draw:layer="layout" svg:width="0.993cm" svg:height="1.144cm" svg:x="18.224cm" svg:y="13.02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29" draw:style-name="gr147" draw:text-style-name="P1" draw:layer="layout" svg:width="0.001cm" svg:height="0.922cm" svg:x="20.231cm" svg:y="15.11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35" draw:style-name="gr178" draw:text-style-name="P33" draw:layer="layout" svg:width="0.994cm" svg:height="1.145cm" svg:x="19.732cm" svg:y="15.11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_36" draw:style-name="gr179" draw:text-style-name="P34" draw:layer="layout" svg:width="0.994cm" svg:height="1.144cm" svg:x="19.733cm" svg:y="13.02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31" draw:style-name="gr147" draw:text-style-name="P1" draw:layer="layout" svg:width="0.001cm" svg:height="0.922cm" svg:x="21.678cm" svg:y="14.19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38" draw:style-name="gr180" draw:text-style-name="P33" draw:layer="layout" svg:width="0.994cm" svg:height="1.145cm" svg:x="21.18cm" svg:y="15.11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32" draw:style-name="gr149" draw:text-style-name="P1" draw:layer="layout" svg:width="0.001cm" svg:height="0.921cm" svg:x="21.68cm" svg:y="13.01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39" draw:style-name="gr181" draw:text-style-name="P34" draw:layer="layout" svg:width="0.993cm" svg:height="1.144cm" svg:x="21.181cm" svg:y="13.02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_40" draw:style-name="gr182" draw:text-style-name="P35" draw:layer="layout" svg:width="0.994cm" svg:height="1.145cm" svg:x="21.181cm" svg:y="10.92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33" draw:style-name="gr159" draw:text-style-name="P1" draw:layer="layout" svg:width="0.516cm" svg:height="0.001cm" svg:x="19.217cm" svg:y="13.56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_34" draw:style-name="gr159" draw:text-style-name="P1" draw:layer="layout" svg:width="0.516cm" svg:height="0.001cm" svg:x="20.704cm" svg:y="13.56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_38" draw:style-name="gr149" draw:text-style-name="P1" draw:layer="layout" svg:width="0.001cm" svg:height="0.921cm" svg:x="23.231cm" svg:y="12.09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45" draw:style-name="gr183" draw:text-style-name="P34" draw:layer="layout" svg:width="0.994cm" svg:height="1.144cm" svg:x="22.734cm" svg:y="13.02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_46" draw:style-name="gr184" draw:text-style-name="P35" draw:layer="layout" svg:width="0.993cm" svg:height="1.145cm" svg:x="22.735cm" svg:y="10.92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40" draw:style-name="gr149" draw:text-style-name="P1" draw:layer="layout" svg:width="0.001cm" svg:height="0.921cm" svg:x="24.681cm" svg:y="13.01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48" draw:style-name="gr185" draw:text-style-name="P34" draw:layer="layout" svg:width="0.993cm" svg:height="1.144cm" svg:x="24.182cm" svg:y="13.02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_49" draw:style-name="gr186" draw:text-style-name="P35" draw:layer="layout" svg:width="0.994cm" svg:height="1.145cm" svg:x="24.182cm" svg:y="10.92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41" draw:style-name="gr159" draw:text-style-name="P1" draw:layer="layout" svg:width="0.516cm" svg:height="0.001cm" svg:x="22.218cm" svg:y="13.56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_42" draw:style-name="gr159" draw:text-style-name="P1" draw:layer="layout" svg:width="0.516cm" svg:height="0.001cm" svg:x="23.705cm" svg:y="13.56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style-name="gr187" draw:text-style-name="P36" draw:layer="layout" svg:width="3.81cm" svg:height="1.673cm" svg:x="-0.094cm" svg:y="9.911cm">
          <draw:text-box>
            <text:p>One to one</text:p>
          </draw:text-box>
        </draw:frame>
        <draw:frame draw:style-name="gr187" draw:text-style-name="P36" draw:layer="layout" svg:width="3.81cm" svg:height="1.673cm" svg:x="3.806cm" svg:y="9.912cm">
          <draw:text-box>
            <text:p>Seq to one</text:p>
          </draw:text-box>
        </draw:frame>
        <draw:frame draw:style-name="gr187" draw:text-style-name="P36" draw:layer="layout" svg:width="3.81cm" svg:height="1.673cm" svg:x="8.606cm" svg:y="9.913cm">
          <draw:text-box>
            <text:p>One to seq</text:p>
          </draw:text-box>
        </draw:frame>
        <draw:frame draw:style-name="gr187" draw:text-style-name="P36" draw:layer="layout" svg:width="3.81cm" svg:height="1.673cm" svg:x="13.606cm" svg:y="9.914cm">
          <draw:text-box>
            <text:p>Seq to seq</text:p>
          </draw:text-box>
        </draw:frame>
        <draw:frame draw:style-name="gr187" draw:text-style-name="P36" draw:layer="layout" svg:width="3.81cm" svg:height="1.673cm" svg:x="19.806cm" svg:y="9.915cm">
          <draw:text-box>
            <text:p>Seq to seq</text:p>
          </draw:text-box>
        </draw:frame>
        <draw:connector draw:style-name="gr188" draw:text-style-name="P29" draw:layer="layout" draw:type="line" svg:x1="3.065cm" svg:y1="11.354cm" svg:x2="3.065cm" svg:y2="15.61cm" svg:d="M3065 11354v4256" svg:viewBox="0 0 1 4257">
          <text:p/>
        </draw:connector>
        <draw:connector draw:style-name="gr188" draw:text-style-name="P29" draw:layer="layout" draw:type="line" svg:x1="7.965cm" svg:y1="11.354cm" svg:x2="7.965cm" svg:y2="15.61cm" svg:d="M7965 11354v4256" svg:viewBox="0 0 1 4257">
          <text:p/>
        </draw:connector>
        <draw:connector draw:style-name="gr188" draw:text-style-name="P29" draw:layer="layout" draw:type="line" svg:x1="12.865cm" svg:y1="11.454cm" svg:x2="12.865cm" svg:y2="15.71cm" svg:d="M12865 11454v4256" svg:viewBox="0 0 1 4257">
          <text:p/>
        </draw:connector>
        <draw:connector draw:style-name="gr188" draw:text-style-name="P29" draw:layer="layout" draw:type="line" svg:x1="17.865cm" svg:y1="11.454cm" svg:x2="17.865cm" svg:y2="15.71cm" svg:d="M17865 11454v4256" svg:viewBox="0 0 1 4257">
          <text:p/>
        </draw:connector>
        <draw:connector draw:style-name="gr189" draw:text-style-name="P37" xml:id="id2" draw:id="id2" draw:layer="layout" draw:line-skew="-5.539cm" svg:x1="12.791cm" svg:y1="9.24cm" svg:x2="17.855cm" svg:y2="17.161cm" draw:end-shape="id1" draw:end-glue-point="3" svg:d="M12791 9240h76v7921h4988" svg:viewBox="0 0 5065 7922">
          <text:p/>
        </draw:connector>
        <draw:connector draw:style-name="gr189" draw:text-style-name="P37" xml:id="id1" draw:id="id1" draw:layer="layout" draw:line-skew="0.551cm" svg:x1="12.791cm" svg:y1="9.24cm" svg:x2="17.855cm" svg:y2="17.161cm" draw:start-shape="id2" draw:start-glue-point="2" svg:d="M12791 9240h5064v7921" svg:viewBox="0 0 5065 7922">
          <text:p/>
        </draw:connector>
        <draw:custom-shape draw:name="CustomShape 18_1" draw:style-name="gr147" draw:text-style-name="P1" draw:layer="layout" svg:width="0.001cm" svg:height="0.922cm" svg:x="5.476cm" svg:y="14.205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_4" draw:style-name="gr147" draw:text-style-name="P1" draw:layer="layout" svg:width="0.001cm" svg:height="0.922cm" svg:x="6.977cm" svg:y="12.11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_13" draw:style-name="gr149" draw:text-style-name="P1" draw:layer="layout" svg:width="0.001cm" svg:height="0.921cm" svg:x="8.929cm" svg:y="12.10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_15" draw:style-name="gr149" draw:text-style-name="P1" draw:layer="layout" svg:width="0.001cm" svg:height="0.921cm" svg:x="11.93cm" svg:y="12.12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_28" draw:style-name="gr149" draw:text-style-name="P1" draw:layer="layout" svg:width="0.001cm" svg:height="0.921cm" svg:x="13.931cm" svg:y="12.135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_36" draw:style-name="gr149" draw:text-style-name="P1" draw:layer="layout" svg:width="0.001cm" svg:height="0.921cm" svg:x="24.634cm" svg:y="12.07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_37" draw:style-name="gr147" draw:text-style-name="P1" draw:layer="layout" svg:width="0.001cm" svg:height="0.922cm" svg:x="20.279cm" svg:y="14.205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_35" draw:style-name="gr149" draw:text-style-name="P1" draw:layer="layout" svg:width="0.001cm" svg:height="0.921cm" svg:x="21.732cm" svg:y="12.10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_6" draw:style-name="gr147" draw:text-style-name="P1" draw:layer="layout" svg:width="0.001cm" svg:height="0.922cm" svg:x="15.421cm" svg:y="14.205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_30" draw:style-name="gr149" draw:text-style-name="P1" draw:layer="layout" svg:width="0.001cm" svg:height="0.921cm" svg:x="16.83cm" svg:y="12.10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6" draw:layer="layout" svg:width="19.798cm" svg:height="11.136cm" svg:x="0.6cm" svg:y="2.257cm" draw:page-number="1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elfolie" presentation:presentation-page-layout-name="AL2T1">
        <draw:custom-shape draw:name="CustomShape 18_95" draw:style-name="gr147" draw:text-style-name="P1" draw:layer="layout" svg:width="0.001cm" svg:height="0.922cm" svg:x="1.903cm" svg:y="14.19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111" draw:style-name="gr190" draw:text-style-name="P33" draw:layer="layout" svg:width="0.994cm" svg:height="1.145cm" svg:x="1.406cm" svg:y="15.11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96" draw:style-name="gr149" draw:text-style-name="P1" draw:layer="layout" svg:width="0.001cm" svg:height="0.921cm" svg:x="1.904cm" svg:y="12.09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112" draw:style-name="gr191" draw:text-style-name="P34" draw:layer="layout" svg:width="0.993cm" svg:height="1.144cm" svg:x="1.407cm" svg:y="13.02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_113" draw:style-name="gr192" draw:text-style-name="P35" draw:layer="layout" svg:width="0.994cm" svg:height="1.145cm" svg:x="1.407cm" svg:y="10.92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97" draw:style-name="gr147" draw:text-style-name="P1" draw:layer="layout" svg:width="0.001cm" svg:height="0.922cm" svg:x="4.018cm" svg:y="14.19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114" draw:style-name="gr193" draw:text-style-name="P33" draw:layer="layout" svg:width="0.993cm" svg:height="1.145cm" svg:x="3.521cm" svg:y="15.11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_115" draw:style-name="gr194" draw:text-style-name="P34" draw:layer="layout" svg:width="0.993cm" svg:height="1.144cm" svg:x="3.521cm" svg:y="13.02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98" draw:style-name="gr147" draw:text-style-name="P1" draw:layer="layout" svg:width="0.001cm" svg:height="0.922cm" svg:x="5.528cm" svg:y="15.11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116" draw:style-name="gr195" draw:text-style-name="P33" draw:layer="layout" svg:width="0.994cm" svg:height="1.145cm" svg:x="5.029cm" svg:y="15.11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_117" draw:style-name="gr196" draw:text-style-name="P34" draw:layer="layout" svg:width="0.994cm" svg:height="1.144cm" svg:x="5.03cm" svg:y="13.02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99" draw:style-name="gr147" draw:text-style-name="P1" draw:layer="layout" svg:width="0.001cm" svg:height="0.922cm" svg:x="6.975cm" svg:y="14.19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118" draw:style-name="gr197" draw:text-style-name="P33" draw:layer="layout" svg:width="0.994cm" svg:height="1.145cm" svg:x="6.477cm" svg:y="15.11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100" draw:style-name="gr149" draw:text-style-name="P1" draw:layer="layout" svg:width="0.001cm" svg:height="0.921cm" svg:x="6.977cm" svg:y="13.01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119" draw:style-name="gr198" draw:text-style-name="P34" draw:layer="layout" svg:width="0.993cm" svg:height="1.144cm" svg:x="6.478cm" svg:y="13.02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_120" draw:style-name="gr199" draw:text-style-name="P35" draw:layer="layout" svg:width="0.994cm" svg:height="1.145cm" svg:x="6.478cm" svg:y="10.92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101" draw:style-name="gr159" draw:text-style-name="P1" draw:layer="layout" svg:width="0.516cm" svg:height="0.001cm" svg:x="4.514cm" svg:y="13.56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_102" draw:style-name="gr159" draw:text-style-name="P1" draw:layer="layout" svg:width="0.516cm" svg:height="0.001cm" svg:x="6.001cm" svg:y="13.56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_103" draw:style-name="gr147" draw:text-style-name="P1" draw:layer="layout" svg:width="0.001cm" svg:height="0.922cm" svg:x="8.919cm" svg:y="14.19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121" draw:style-name="gr200" draw:text-style-name="P33" draw:layer="layout" svg:width="0.993cm" svg:height="1.145cm" svg:x="8.422cm" svg:y="15.11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104" draw:style-name="gr149" draw:text-style-name="P1" draw:layer="layout" svg:width="0.001cm" svg:height="0.921cm" svg:x="8.921cm" svg:y="13.01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122" draw:style-name="gr201" draw:text-style-name="P34" draw:layer="layout" svg:width="0.993cm" svg:height="1.144cm" svg:x="8.422cm" svg:y="13.02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_123" draw:style-name="gr202" draw:text-style-name="P35" draw:layer="layout" svg:width="0.992cm" svg:height="1.145cm" svg:x="8.423cm" svg:y="10.92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105" draw:style-name="gr149" draw:text-style-name="P1" draw:layer="layout" svg:width="0.001cm" svg:height="0.921cm" svg:x="10.428cm" svg:y="12.09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124" draw:style-name="gr203" draw:text-style-name="P34" draw:layer="layout" svg:width="0.994cm" svg:height="1.144cm" svg:x="9.931cm" svg:y="13.02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_125" draw:style-name="gr204" draw:text-style-name="P35" draw:layer="layout" svg:width="0.993cm" svg:height="1.145cm" svg:x="9.932cm" svg:y="10.92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106" draw:style-name="gr149" draw:text-style-name="P1" draw:layer="layout" svg:width="0.001cm" svg:height="0.921cm" svg:x="11.878cm" svg:y="13.01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126" draw:style-name="gr205" draw:text-style-name="P34" draw:layer="layout" svg:width="0.993cm" svg:height="1.144cm" svg:x="11.379cm" svg:y="13.02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_127" draw:style-name="gr206" draw:text-style-name="P35" draw:layer="layout" svg:width="0.994cm" svg:height="1.145cm" svg:x="11.379cm" svg:y="10.92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107" draw:style-name="gr159" draw:text-style-name="P1" draw:layer="layout" svg:width="0.516cm" svg:height="0.001cm" svg:x="9.415cm" svg:y="13.56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_108" draw:style-name="gr159" draw:text-style-name="P1" draw:layer="layout" svg:width="0.516cm" svg:height="0.001cm" svg:x="10.902cm" svg:y="13.56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_109" draw:style-name="gr147" draw:text-style-name="P1" draw:layer="layout" svg:width="0.001cm" svg:height="0.922cm" svg:x="13.92cm" svg:y="14.19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128" draw:style-name="gr207" draw:text-style-name="P33" draw:layer="layout" svg:width="0.993cm" svg:height="1.145cm" svg:x="13.423cm" svg:y="15.11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110" draw:style-name="gr149" draw:text-style-name="P1" draw:layer="layout" svg:width="0.001cm" svg:height="0.921cm" svg:x="13.922cm" svg:y="13.01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129" draw:style-name="gr208" draw:text-style-name="P34" draw:layer="layout" svg:width="0.993cm" svg:height="1.144cm" svg:x="13.423cm" svg:y="13.02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_130" draw:style-name="gr209" draw:text-style-name="P35" draw:layer="layout" svg:width="0.992cm" svg:height="1.145cm" svg:x="13.424cm" svg:y="10.92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111" draw:style-name="gr147" draw:text-style-name="P1" draw:layer="layout" svg:width="0.001cm" svg:height="0.922cm" svg:x="15.43cm" svg:y="15.11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131" draw:style-name="gr210" draw:text-style-name="P33" draw:layer="layout" svg:width="0.994cm" svg:height="1.145cm" svg:x="14.931cm" svg:y="15.11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112" draw:style-name="gr149" draw:text-style-name="P1" draw:layer="layout" svg:width="0.001cm" svg:height="0.921cm" svg:x="15.429cm" svg:y="12.09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132" draw:style-name="gr211" draw:text-style-name="P34" draw:layer="layout" svg:width="0.994cm" svg:height="1.144cm" svg:x="14.932cm" svg:y="13.02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_133" draw:style-name="gr212" draw:text-style-name="P35" draw:layer="layout" svg:width="0.993cm" svg:height="1.145cm" svg:x="14.933cm" svg:y="10.92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113" draw:style-name="gr147" draw:text-style-name="P1" draw:layer="layout" svg:width="0.001cm" svg:height="0.922cm" svg:x="16.877cm" svg:y="14.19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134" draw:style-name="gr213" draw:text-style-name="P33" draw:layer="layout" svg:width="0.994cm" svg:height="1.145cm" svg:x="16.379cm" svg:y="15.11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114" draw:style-name="gr149" draw:text-style-name="P1" draw:layer="layout" svg:width="0.001cm" svg:height="0.921cm" svg:x="16.879cm" svg:y="13.01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135" draw:style-name="gr214" draw:text-style-name="P34" draw:layer="layout" svg:width="0.993cm" svg:height="1.144cm" svg:x="16.38cm" svg:y="13.02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_136" draw:style-name="gr215" draw:text-style-name="P35" draw:layer="layout" svg:width="0.994cm" svg:height="1.145cm" svg:x="16.38cm" svg:y="10.92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115" draw:style-name="gr159" draw:text-style-name="P1" draw:layer="layout" svg:width="0.516cm" svg:height="0.001cm" svg:x="14.416cm" svg:y="13.56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_116" draw:style-name="gr159" draw:text-style-name="P1" draw:layer="layout" svg:width="0.516cm" svg:height="0.001cm" svg:x="15.903cm" svg:y="13.56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_117" draw:style-name="gr147" draw:text-style-name="P1" draw:layer="layout" svg:width="0.001cm" svg:height="0.922cm" svg:x="18.721cm" svg:y="14.19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137" draw:style-name="gr216" draw:text-style-name="P33" draw:layer="layout" svg:width="0.993cm" svg:height="1.145cm" svg:x="18.224cm" svg:y="15.11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_138" draw:style-name="gr217" draw:text-style-name="P34" draw:layer="layout" svg:width="0.993cm" svg:height="1.144cm" svg:x="18.224cm" svg:y="13.02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118" draw:style-name="gr147" draw:text-style-name="P1" draw:layer="layout" svg:width="0.001cm" svg:height="0.922cm" svg:x="20.231cm" svg:y="15.11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139" draw:style-name="gr218" draw:text-style-name="P33" draw:layer="layout" svg:width="0.994cm" svg:height="1.145cm" svg:x="19.732cm" svg:y="15.11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_140" draw:style-name="gr219" draw:text-style-name="P34" draw:layer="layout" svg:width="0.994cm" svg:height="1.144cm" svg:x="19.733cm" svg:y="13.02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119" draw:style-name="gr147" draw:text-style-name="P1" draw:layer="layout" svg:width="0.001cm" svg:height="0.922cm" svg:x="21.678cm" svg:y="14.19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141" draw:style-name="gr220" draw:text-style-name="P33" draw:layer="layout" svg:width="0.994cm" svg:height="1.145cm" svg:x="21.18cm" svg:y="15.11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120" draw:style-name="gr149" draw:text-style-name="P1" draw:layer="layout" svg:width="0.001cm" svg:height="0.921cm" svg:x="21.68cm" svg:y="13.01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142" draw:style-name="gr221" draw:text-style-name="P34" draw:layer="layout" svg:width="0.993cm" svg:height="1.144cm" svg:x="21.181cm" svg:y="13.02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_143" draw:style-name="gr222" draw:text-style-name="P35" draw:layer="layout" svg:width="0.994cm" svg:height="1.145cm" svg:x="21.181cm" svg:y="10.92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121" draw:style-name="gr159" draw:text-style-name="P1" draw:layer="layout" svg:width="0.516cm" svg:height="0.001cm" svg:x="19.217cm" svg:y="13.56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_122" draw:style-name="gr159" draw:text-style-name="P1" draw:layer="layout" svg:width="0.516cm" svg:height="0.001cm" svg:x="20.704cm" svg:y="13.56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_123" draw:style-name="gr149" draw:text-style-name="P1" draw:layer="layout" svg:width="0.001cm" svg:height="0.921cm" svg:x="23.231cm" svg:y="12.09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144" draw:style-name="gr223" draw:text-style-name="P34" draw:layer="layout" svg:width="0.994cm" svg:height="1.144cm" svg:x="22.734cm" svg:y="13.02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_145" draw:style-name="gr224" draw:text-style-name="P35" draw:layer="layout" svg:width="0.993cm" svg:height="1.145cm" svg:x="22.735cm" svg:y="10.92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124" draw:style-name="gr149" draw:text-style-name="P1" draw:layer="layout" svg:width="0.001cm" svg:height="0.921cm" svg:x="24.681cm" svg:y="13.01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146" draw:style-name="gr225" draw:text-style-name="P34" draw:layer="layout" svg:width="0.993cm" svg:height="1.144cm" svg:x="24.182cm" svg:y="13.02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_147" draw:style-name="gr226" draw:text-style-name="P35" draw:layer="layout" svg:width="0.994cm" svg:height="1.145cm" svg:x="24.182cm" svg:y="10.92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125" draw:style-name="gr159" draw:text-style-name="P1" draw:layer="layout" svg:width="0.516cm" svg:height="0.001cm" svg:x="22.218cm" svg:y="13.56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_126" draw:style-name="gr159" draw:text-style-name="P1" draw:layer="layout" svg:width="0.516cm" svg:height="0.001cm" svg:x="23.705cm" svg:y="13.56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style-name="gr187" draw:text-style-name="P36" draw:layer="layout" svg:width="3.81cm" svg:height="1.673cm" svg:x="-0.094cm" svg:y="9.911cm">
          <draw:text-box>
            <text:p>One to one</text:p>
          </draw:text-box>
        </draw:frame>
        <draw:frame draw:style-name="gr187" draw:text-style-name="P36" draw:layer="layout" svg:width="3.81cm" svg:height="1.673cm" svg:x="3.806cm" svg:y="9.912cm">
          <draw:text-box>
            <text:p>Seq to one</text:p>
          </draw:text-box>
        </draw:frame>
        <draw:frame draw:style-name="gr187" draw:text-style-name="P36" draw:layer="layout" svg:width="3.81cm" svg:height="1.673cm" svg:x="8.606cm" svg:y="9.913cm">
          <draw:text-box>
            <text:p>One to seq</text:p>
          </draw:text-box>
        </draw:frame>
        <draw:frame draw:style-name="gr187" draw:text-style-name="P36" draw:layer="layout" svg:width="3.81cm" svg:height="1.673cm" svg:x="13.606cm" svg:y="9.914cm">
          <draw:text-box>
            <text:p>Seq to seq</text:p>
          </draw:text-box>
        </draw:frame>
        <draw:frame draw:style-name="gr187" draw:text-style-name="P36" draw:layer="layout" svg:width="3.81cm" svg:height="1.673cm" svg:x="19.806cm" svg:y="9.915cm">
          <draw:text-box>
            <text:p>Seq to seq</text:p>
          </draw:text-box>
        </draw:frame>
        <draw:connector draw:style-name="gr188" draw:text-style-name="P29" draw:layer="layout" draw:type="line" svg:x1="3.065cm" svg:y1="11.354cm" svg:x2="3.065cm" svg:y2="15.61cm" svg:d="M3065 11354v4256" svg:viewBox="0 0 1 4257">
          <text:p/>
        </draw:connector>
        <draw:connector draw:style-name="gr188" draw:text-style-name="P29" draw:layer="layout" draw:type="line" svg:x1="7.965cm" svg:y1="11.354cm" svg:x2="7.965cm" svg:y2="15.61cm" svg:d="M7965 11354v4256" svg:viewBox="0 0 1 4257">
          <text:p/>
        </draw:connector>
        <draw:connector draw:style-name="gr188" draw:text-style-name="P29" draw:layer="layout" draw:type="line" svg:x1="12.865cm" svg:y1="11.454cm" svg:x2="12.865cm" svg:y2="15.71cm" svg:d="M12865 11454v4256" svg:viewBox="0 0 1 4257">
          <text:p/>
        </draw:connector>
        <draw:connector draw:style-name="gr188" draw:text-style-name="P29" draw:layer="layout" draw:type="line" svg:x1="17.765cm" svg:y1="11.454cm" svg:x2="17.765cm" svg:y2="15.71cm" svg:d="M17765 11454v4256" svg:viewBox="0 0 1 4257">
          <text:p/>
        </draw:connector>
        <draw:custom-shape draw:name="CustomShape 18_127" draw:style-name="gr147" draw:text-style-name="P1" draw:layer="layout" svg:width="0.001cm" svg:height="0.922cm" svg:x="5.476cm" svg:y="14.205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_128" draw:style-name="gr147" draw:text-style-name="P1" draw:layer="layout" svg:width="0.001cm" svg:height="0.922cm" svg:x="6.977cm" svg:y="12.11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_129" draw:style-name="gr149" draw:text-style-name="P1" draw:layer="layout" svg:width="0.001cm" svg:height="0.921cm" svg:x="8.929cm" svg:y="12.10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_130" draw:style-name="gr149" draw:text-style-name="P1" draw:layer="layout" svg:width="0.001cm" svg:height="0.921cm" svg:x="11.93cm" svg:y="12.12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_131" draw:style-name="gr149" draw:text-style-name="P1" draw:layer="layout" svg:width="0.001cm" svg:height="0.921cm" svg:x="13.931cm" svg:y="12.135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_132" draw:style-name="gr149" draw:text-style-name="P1" draw:layer="layout" svg:width="0.001cm" svg:height="0.921cm" svg:x="24.634cm" svg:y="12.07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_133" draw:style-name="gr147" draw:text-style-name="P1" draw:layer="layout" svg:width="0.001cm" svg:height="0.922cm" svg:x="20.279cm" svg:y="14.205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_134" draw:style-name="gr149" draw:text-style-name="P1" draw:layer="layout" svg:width="0.001cm" svg:height="0.921cm" svg:x="21.732cm" svg:y="12.10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_135" draw:style-name="gr147" draw:text-style-name="P1" draw:layer="layout" svg:width="0.001cm" svg:height="0.922cm" svg:x="15.421cm" svg:y="14.205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_136" draw:style-name="gr149" draw:text-style-name="P1" draw:layer="layout" svg:width="0.001cm" svg:height="0.921cm" svg:x="16.83cm" svg:y="12.10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onnector draw:style-name="gr189" draw:text-style-name="P37" draw:layer="layout" draw:line-skew="0.501cm" svg:x1="17.791cm" svg:y1="9.24cm" svg:x2="25.353cm" svg:y2="17.162cm" svg:d="M17791 9240v-50h7562v7972" svg:viewBox="0 0 7563 7973">
          <text:p/>
        </draw:connector>
        <draw:connector draw:style-name="gr189" draw:text-style-name="P37" draw:layer="layout" draw:line-skew="-8.089cm" svg:x1="17.791cm" svg:y1="9.24cm" svg:x2="25.353cm" svg:y2="17.162cm" svg:d="M17791 9240h24v7922h7538" svg:viewBox="0 0 7563 7923">
          <text:p/>
        </draw:connector>
        <presentation:notes draw:style-name="dp1">
          <draw:page-thumbnail draw:style-name="gr16" draw:layer="layout" svg:width="19.798cm" svg:height="11.136cm" svg:x="0.6cm" svg:y="2.257cm" draw:page-number="1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elfolie" presentation:presentation-page-layout-name="AL2T1">
        <draw:custom-shape draw:name="CustomShape 18_63" draw:style-name="gr147" draw:text-style-name="P1" draw:layer="layout" svg:width="0.001cm" svg:height="0.922cm" svg:x="1.903cm" svg:y="14.19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74" draw:style-name="gr227" draw:text-style-name="P33" draw:layer="layout" svg:width="0.994cm" svg:height="1.145cm" svg:x="1.406cm" svg:y="15.11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64" draw:style-name="gr149" draw:text-style-name="P1" draw:layer="layout" svg:width="0.001cm" svg:height="0.921cm" svg:x="1.904cm" svg:y="12.09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75" draw:style-name="gr228" draw:text-style-name="P34" draw:layer="layout" svg:width="0.993cm" svg:height="1.144cm" svg:x="1.407cm" svg:y="13.02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_76" draw:style-name="gr229" draw:text-style-name="P35" draw:layer="layout" svg:width="0.994cm" svg:height="1.145cm" svg:x="1.407cm" svg:y="10.92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65" draw:style-name="gr147" draw:text-style-name="P1" draw:layer="layout" svg:width="0.001cm" svg:height="0.922cm" svg:x="4.018cm" svg:y="14.19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77" draw:style-name="gr230" draw:text-style-name="P33" draw:layer="layout" svg:width="0.993cm" svg:height="1.145cm" svg:x="3.521cm" svg:y="15.11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_78" draw:style-name="gr231" draw:text-style-name="P34" draw:layer="layout" svg:width="0.993cm" svg:height="1.144cm" svg:x="3.521cm" svg:y="13.02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66" draw:style-name="gr147" draw:text-style-name="P1" draw:layer="layout" svg:width="0.001cm" svg:height="0.922cm" svg:x="5.528cm" svg:y="15.11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79" draw:style-name="gr232" draw:text-style-name="P33" draw:layer="layout" svg:width="0.994cm" svg:height="1.145cm" svg:x="5.029cm" svg:y="15.11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_80" draw:style-name="gr233" draw:text-style-name="P34" draw:layer="layout" svg:width="0.994cm" svg:height="1.144cm" svg:x="5.03cm" svg:y="13.02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67" draw:style-name="gr147" draw:text-style-name="P1" draw:layer="layout" svg:width="0.001cm" svg:height="0.922cm" svg:x="6.975cm" svg:y="14.19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81" draw:style-name="gr234" draw:text-style-name="P33" draw:layer="layout" svg:width="0.994cm" svg:height="1.145cm" svg:x="6.477cm" svg:y="15.11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68" draw:style-name="gr149" draw:text-style-name="P1" draw:layer="layout" svg:width="0.001cm" svg:height="0.921cm" svg:x="6.977cm" svg:y="13.01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82" draw:style-name="gr235" draw:text-style-name="P34" draw:layer="layout" svg:width="0.993cm" svg:height="1.144cm" svg:x="6.478cm" svg:y="13.02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_83" draw:style-name="gr236" draw:text-style-name="P35" draw:layer="layout" svg:width="0.994cm" svg:height="1.145cm" svg:x="6.478cm" svg:y="10.92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69" draw:style-name="gr159" draw:text-style-name="P1" draw:layer="layout" svg:width="0.516cm" svg:height="0.001cm" svg:x="4.514cm" svg:y="13.56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_70" draw:style-name="gr159" draw:text-style-name="P1" draw:layer="layout" svg:width="0.516cm" svg:height="0.001cm" svg:x="6.001cm" svg:y="13.56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_71" draw:style-name="gr147" draw:text-style-name="P1" draw:layer="layout" svg:width="0.001cm" svg:height="0.922cm" svg:x="8.919cm" svg:y="14.19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84" draw:style-name="gr237" draw:text-style-name="P33" draw:layer="layout" svg:width="0.993cm" svg:height="1.145cm" svg:x="8.422cm" svg:y="15.11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72" draw:style-name="gr149" draw:text-style-name="P1" draw:layer="layout" svg:width="0.001cm" svg:height="0.921cm" svg:x="8.921cm" svg:y="13.01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85" draw:style-name="gr238" draw:text-style-name="P34" draw:layer="layout" svg:width="0.993cm" svg:height="1.144cm" svg:x="8.422cm" svg:y="13.02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_86" draw:style-name="gr239" draw:text-style-name="P35" draw:layer="layout" svg:width="0.992cm" svg:height="1.145cm" svg:x="8.423cm" svg:y="10.92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73" draw:style-name="gr149" draw:text-style-name="P1" draw:layer="layout" svg:width="0.001cm" svg:height="0.921cm" svg:x="10.428cm" svg:y="12.09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87" draw:style-name="gr240" draw:text-style-name="P34" draw:layer="layout" svg:width="0.994cm" svg:height="1.144cm" svg:x="9.931cm" svg:y="13.02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_88" draw:style-name="gr241" draw:text-style-name="P35" draw:layer="layout" svg:width="0.993cm" svg:height="1.145cm" svg:x="9.932cm" svg:y="10.92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74" draw:style-name="gr149" draw:text-style-name="P1" draw:layer="layout" svg:width="0.001cm" svg:height="0.921cm" svg:x="11.878cm" svg:y="13.01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89" draw:style-name="gr242" draw:text-style-name="P34" draw:layer="layout" svg:width="0.993cm" svg:height="1.144cm" svg:x="11.379cm" svg:y="13.02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_90" draw:style-name="gr243" draw:text-style-name="P35" draw:layer="layout" svg:width="0.994cm" svg:height="1.145cm" svg:x="11.379cm" svg:y="10.92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75" draw:style-name="gr159" draw:text-style-name="P1" draw:layer="layout" svg:width="0.516cm" svg:height="0.001cm" svg:x="9.415cm" svg:y="13.56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_76" draw:style-name="gr159" draw:text-style-name="P1" draw:layer="layout" svg:width="0.516cm" svg:height="0.001cm" svg:x="10.902cm" svg:y="13.56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_77" draw:style-name="gr147" draw:text-style-name="P1" draw:layer="layout" svg:width="0.001cm" svg:height="0.922cm" svg:x="13.92cm" svg:y="14.19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91" draw:style-name="gr244" draw:text-style-name="P33" draw:layer="layout" svg:width="0.993cm" svg:height="1.145cm" svg:x="13.423cm" svg:y="15.11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78" draw:style-name="gr149" draw:text-style-name="P1" draw:layer="layout" svg:width="0.001cm" svg:height="0.921cm" svg:x="13.922cm" svg:y="13.01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92" draw:style-name="gr245" draw:text-style-name="P34" draw:layer="layout" svg:width="0.993cm" svg:height="1.144cm" svg:x="13.423cm" svg:y="13.02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_93" draw:style-name="gr246" draw:text-style-name="P35" draw:layer="layout" svg:width="0.992cm" svg:height="1.145cm" svg:x="13.424cm" svg:y="10.92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79" draw:style-name="gr147" draw:text-style-name="P1" draw:layer="layout" svg:width="0.001cm" svg:height="0.922cm" svg:x="15.43cm" svg:y="15.11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94" draw:style-name="gr247" draw:text-style-name="P33" draw:layer="layout" svg:width="0.994cm" svg:height="1.145cm" svg:x="14.931cm" svg:y="15.11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80" draw:style-name="gr149" draw:text-style-name="P1" draw:layer="layout" svg:width="0.001cm" svg:height="0.921cm" svg:x="15.429cm" svg:y="12.09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95" draw:style-name="gr248" draw:text-style-name="P34" draw:layer="layout" svg:width="0.994cm" svg:height="1.144cm" svg:x="14.932cm" svg:y="13.02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_96" draw:style-name="gr249" draw:text-style-name="P35" draw:layer="layout" svg:width="0.993cm" svg:height="1.145cm" svg:x="14.933cm" svg:y="10.92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81" draw:style-name="gr147" draw:text-style-name="P1" draw:layer="layout" svg:width="0.001cm" svg:height="0.922cm" svg:x="16.877cm" svg:y="14.19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97" draw:style-name="gr250" draw:text-style-name="P33" draw:layer="layout" svg:width="0.994cm" svg:height="1.145cm" svg:x="16.379cm" svg:y="15.11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82" draw:style-name="gr149" draw:text-style-name="P1" draw:layer="layout" svg:width="0.001cm" svg:height="0.921cm" svg:x="16.879cm" svg:y="13.01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98" draw:style-name="gr251" draw:text-style-name="P34" draw:layer="layout" svg:width="0.993cm" svg:height="1.144cm" svg:x="16.38cm" svg:y="13.02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_99" draw:style-name="gr252" draw:text-style-name="P35" draw:layer="layout" svg:width="0.994cm" svg:height="1.145cm" svg:x="16.38cm" svg:y="10.92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83" draw:style-name="gr159" draw:text-style-name="P1" draw:layer="layout" svg:width="0.516cm" svg:height="0.001cm" svg:x="14.416cm" svg:y="13.56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_84" draw:style-name="gr159" draw:text-style-name="P1" draw:layer="layout" svg:width="0.516cm" svg:height="0.001cm" svg:x="15.903cm" svg:y="13.56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_85" draw:style-name="gr147" draw:text-style-name="P1" draw:layer="layout" svg:width="0.001cm" svg:height="0.922cm" svg:x="18.721cm" svg:y="14.19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100" draw:style-name="gr253" draw:text-style-name="P33" draw:layer="layout" svg:width="0.993cm" svg:height="1.145cm" svg:x="18.224cm" svg:y="15.11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_101" draw:style-name="gr254" draw:text-style-name="P34" draw:layer="layout" svg:width="0.993cm" svg:height="1.144cm" svg:x="18.224cm" svg:y="13.02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86" draw:style-name="gr147" draw:text-style-name="P1" draw:layer="layout" svg:width="0.001cm" svg:height="0.922cm" svg:x="20.231cm" svg:y="15.11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102" draw:style-name="gr255" draw:text-style-name="P33" draw:layer="layout" svg:width="0.994cm" svg:height="1.145cm" svg:x="19.732cm" svg:y="15.11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_103" draw:style-name="gr256" draw:text-style-name="P34" draw:layer="layout" svg:width="0.994cm" svg:height="1.144cm" svg:x="19.733cm" svg:y="13.02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87" draw:style-name="gr147" draw:text-style-name="P1" draw:layer="layout" svg:width="0.001cm" svg:height="0.922cm" svg:x="21.678cm" svg:y="14.19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104" draw:style-name="gr257" draw:text-style-name="P33" draw:layer="layout" svg:width="0.994cm" svg:height="1.145cm" svg:x="21.18cm" svg:y="15.11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88" draw:style-name="gr149" draw:text-style-name="P1" draw:layer="layout" svg:width="0.001cm" svg:height="0.921cm" svg:x="21.68cm" svg:y="13.01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105" draw:style-name="gr258" draw:text-style-name="P34" draw:layer="layout" svg:width="0.993cm" svg:height="1.144cm" svg:x="21.181cm" svg:y="13.02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_106" draw:style-name="gr259" draw:text-style-name="P35" draw:layer="layout" svg:width="0.994cm" svg:height="1.145cm" svg:x="21.181cm" svg:y="10.92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89" draw:style-name="gr159" draw:text-style-name="P1" draw:layer="layout" svg:width="0.516cm" svg:height="0.001cm" svg:x="19.217cm" svg:y="13.56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_90" draw:style-name="gr159" draw:text-style-name="P1" draw:layer="layout" svg:width="0.516cm" svg:height="0.001cm" svg:x="20.704cm" svg:y="13.56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_91" draw:style-name="gr149" draw:text-style-name="P1" draw:layer="layout" svg:width="0.001cm" svg:height="0.921cm" svg:x="23.231cm" svg:y="12.09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107" draw:style-name="gr260" draw:text-style-name="P34" draw:layer="layout" svg:width="0.994cm" svg:height="1.144cm" svg:x="22.734cm" svg:y="13.02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_108" draw:style-name="gr261" draw:text-style-name="P35" draw:layer="layout" svg:width="0.993cm" svg:height="1.145cm" svg:x="22.735cm" svg:y="10.92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92" draw:style-name="gr149" draw:text-style-name="P1" draw:layer="layout" svg:width="0.001cm" svg:height="0.921cm" svg:x="24.681cm" svg:y="13.01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_109" draw:style-name="gr262" draw:text-style-name="P34" draw:layer="layout" svg:width="0.993cm" svg:height="1.144cm" svg:x="24.182cm" svg:y="13.02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_110" draw:style-name="gr263" draw:text-style-name="P35" draw:layer="layout" svg:width="0.994cm" svg:height="1.145cm" svg:x="24.182cm" svg:y="10.92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_93" draw:style-name="gr159" draw:text-style-name="P1" draw:layer="layout" svg:width="0.516cm" svg:height="0.001cm" svg:x="22.218cm" svg:y="13.56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_94" draw:style-name="gr159" draw:text-style-name="P1" draw:layer="layout" svg:width="0.516cm" svg:height="0.001cm" svg:x="23.705cm" svg:y="13.56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style-name="gr187" draw:text-style-name="P36" draw:layer="layout" svg:width="3.81cm" svg:height="1.673cm" svg:x="-0.094cm" svg:y="9.911cm">
          <draw:text-box>
            <text:p>One to one</text:p>
          </draw:text-box>
        </draw:frame>
        <draw:frame draw:style-name="gr187" draw:text-style-name="P36" draw:layer="layout" svg:width="3.81cm" svg:height="1.673cm" svg:x="3.806cm" svg:y="9.912cm">
          <draw:text-box>
            <text:p>Seq to one</text:p>
          </draw:text-box>
        </draw:frame>
        <draw:frame draw:style-name="gr187" draw:text-style-name="P36" draw:layer="layout" svg:width="3.81cm" svg:height="1.673cm" svg:x="8.606cm" svg:y="9.913cm">
          <draw:text-box>
            <text:p>One to seq</text:p>
          </draw:text-box>
        </draw:frame>
        <draw:frame draw:style-name="gr187" draw:text-style-name="P36" draw:layer="layout" svg:width="3.81cm" svg:height="1.673cm" svg:x="13.606cm" svg:y="9.914cm">
          <draw:text-box>
            <text:p>Seq to seq</text:p>
          </draw:text-box>
        </draw:frame>
        <draw:frame draw:style-name="gr187" draw:text-style-name="P36" draw:layer="layout" svg:width="3.81cm" svg:height="1.673cm" svg:x="19.806cm" svg:y="9.915cm">
          <draw:text-box>
            <text:p>Seq to seq</text:p>
          </draw:text-box>
        </draw:frame>
        <draw:connector draw:style-name="gr188" draw:text-style-name="P29" draw:layer="layout" draw:type="line" svg:x1="3.065cm" svg:y1="11.354cm" svg:x2="3.065cm" svg:y2="15.61cm" svg:d="M3065 11354v4256" svg:viewBox="0 0 1 4257">
          <text:p/>
        </draw:connector>
        <draw:connector draw:style-name="gr188" draw:text-style-name="P29" draw:layer="layout" draw:type="line" svg:x1="7.965cm" svg:y1="11.354cm" svg:x2="7.965cm" svg:y2="15.61cm" svg:d="M7965 11354v4256" svg:viewBox="0 0 1 4257">
          <text:p/>
        </draw:connector>
        <draw:connector draw:style-name="gr188" draw:text-style-name="P29" draw:layer="layout" draw:type="line" svg:x1="12.865cm" svg:y1="11.454cm" svg:x2="12.865cm" svg:y2="15.71cm" svg:d="M12865 11454v4256" svg:viewBox="0 0 1 4257">
          <text:p/>
        </draw:connector>
        <draw:connector draw:style-name="gr188" draw:text-style-name="P29" draw:layer="layout" draw:type="line" svg:x1="17.765cm" svg:y1="11.454cm" svg:x2="17.765cm" svg:y2="15.71cm" svg:d="M17765 11454v4256" svg:viewBox="0 0 1 4257">
          <text:p/>
        </draw:connector>
        <draw:connector draw:style-name="gr189" draw:text-style-name="P37" xml:id="id4" draw:id="id4" draw:layer="layout" draw:line-skew="-8.089cm" svg:x1="17.791cm" svg:y1="9.24cm" svg:x2="25.353cm" svg:y2="17.162cm" draw:end-shape="id3" draw:end-glue-point="3" svg:d="M17791 9240h24v7922h7538" svg:viewBox="0 0 7563 7923">
          <text:p/>
        </draw:connector>
        <draw:connector draw:style-name="gr189" draw:text-style-name="P37" xml:id="id3" draw:id="id3" draw:layer="layout" draw:line-skew="0.501cm" svg:x1="17.791cm" svg:y1="9.24cm" svg:x2="25.353cm" svg:y2="17.162cm" draw:start-shape="id4" draw:start-glue-point="2" svg:d="M17791 9240v-50h7562v7972" svg:viewBox="0 0 7563 7973">
          <text:p/>
        </draw:connector>
        <presentation:notes draw:style-name="dp1">
          <draw:page-thumbnail draw:style-name="gr16" draw:layer="layout" svg:width="19.798cm" svg:height="11.136cm" svg:x="0.6cm" svg:y="2.257cm" draw:page-number="1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cs1" svg:font-family="+mn-cs"/>
    <style:font-face style:name="+mn-ea" svg:font-family="+mn-ea"/>
    <style:font-face style:name="+mn-lt" svg:font-family="+mn-lt"/>
    <style:font-face style:name="Calibri" svg:font-family="Calibri"/>
    <style:font-face style:name="+mn-cs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Calibri2" svg:font-family="Calibri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Calibri1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3465a4" draw:marker-start-width="0.356cm" draw:marker-start-center="false" draw:marker-end-width="0.356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language="de" fo:country="DE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T</text:span><text:span text:style-name="MT2">i</text:span><text:span text:style-name="MT2">t</text:span><text:span text:style-name="MT2">e</text:span><text:span text:style-name="MT2">l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text:span text:style-name="MT2"> </text:span><text:span text:style-name="MT2">d</text:span><text:span text:style-name="MT2">u</text:span><text:span text:style-name="MT2">r</text:span><text:span text:style-name="MT2">c</text:span><text:span text:style-name="MT2">h</text:span><text:span text:style-name="MT2"> </text:span><text:span text:style-name="MT2">K</text:span><text:span text:style-name="MT2">l</text:span><text:span text:style-name="MT2">i</text:span><text:span text:style-name="MT2">c</text:span><text:span text:style-name="MT2">k</text:span><text:span text:style-name="MT2">e</text:span><text:span text:style-name="MT2">n</text:span><text:span text:style-name="MT2"> </text:span><text:span text:style-name="MT2">b</text:span><text:span text:style-name="MT2">e</text:span><text:span text:style-name="MT2">a</text:span><text:span text:style-name="MT2">r</text:span><text:span text:style-name="MT2">b</text:span><text:span text:style-name="MT2">e</text:span><text:span text:style-name="MT2">i</text:span><text:span text:style-name="MT2">t</text:span><text:span text:style-name="MT2">e</text:span><text:span text:style-name="MT2">n</text:span></text:p>
        </draw:text-box>
      </draw:frame>
      <draw:frame draw:name="Datumsplatzhalt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1-12-16">16.12.21</text:date></text:span></text:p>
        </draw:text-box>
      </draw:frame>
      <draw:frame draw:name="Fußzeilenplatzhalt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Folie 1</dc:title>
    <meta:initial-creator>Windows-Benutzer</meta:initial-creator>
    <meta:editing-cycles>11</meta:editing-cycles>
    <meta:creation-date>2017-09-14T16:57:58</meta:creation-date>
    <dc:date>2021-12-16T14:08:13.198681793</dc:date>
    <meta:editing-duration>PT18H57M37S</meta:editing-duration>
    <meta:generator>LibreOffice/6.4.7.2$Linux_X86_64 LibreOffice_project/40$Build-2</meta:generator>
    <meta:document-statistic meta:object-count="786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